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Gravity</text:p>
          </table:table-cell>
          <table:table-cell/>
          <table:table-cell table:style-name="ce1" office:value-type="string" calcext:value-type="string">
            <text:p>Latitude = 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Longitude = </text:p>
          </table:table-cell>
          <table:table-cell table:style-name="ce1" office:value-type="float" office:value="74.5" calcext:value-type="float">
            <text:p>74.5</text:p>
          </table:table-cell>
          <table:table-cell table:style-name="ce1" office:value-type="string" calcext:value-type="string">
            <text:p>FPA = 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zimuth = 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tarting Velocity = 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56435399" calcext:value-type="float">
            <text:p>847.070564354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7056435399" calcext:value-type="float">
            <text:p>847.07056435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70564353991" calcext:value-type="float">
            <text:p>847.07056435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70564353991" calcext:value-type="float">
            <text:p>-8.47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60908423" calcext:value-type="float">
            <text:p>3054.6060908423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54.6060908423" calcext:value-type="float">
            <text:p>3054.606090842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54.6060908423" calcext:value-type="float">
            <text:p>3054.606090842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54.6060908423" calcext:value-type="float">
            <text:p>-3.05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339326911" calcext:value-type="float">
            <text:p>1216.8033932691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16.80339326911" calcext:value-type="float">
            <text:p>1216.803393269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16.80339326911" calcext:value-type="float">
            <text:p>1216.803393269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16.80339326911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3284018377345" calcext:value-type="float">
            <text:p>-0.2132840184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213284018377345" calcext:value-type="float">
            <text:p>-0.213284018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13284018377294" calcext:value-type="float">
            <text:p>-0.2132840184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213284018377294" calcext:value-type="float">
            <text:p>2.13E-00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726423828692489" calcext:value-type="float">
            <text:p>0.0726423829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0726423828692489" calcext:value-type="float">
            <text:p>0.072642382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72642382869234" calcext:value-type="float">
            <text:p>0.0726423829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072642382869234" calcext:value-type="float">
            <text:p>-7.26E-00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499102330455753" calcext:value-type="float">
            <text:p>0.0049910233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0499102330455753" calcext:value-type="float">
            <text:p>0.004991023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499102330456225" calcext:value-type="float">
            <text:p>0.004991023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499102330456225" calcext:value-type="float">
            <text:p>-4.99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7056435399" calcext:value-type="float">
            <text:p>847.070564354</text:p>
          </table:table-cell>
          <table:table-cell/>
          <table:table-cell table:style-name="ce3" office:value-type="float" office:value="847.070564353991" calcext:value-type="float">
            <text:p>847.07056435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682121026329696" calcext:value-type="float">
            <text:p>-6.82121026329696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70564353998" calcext:value-type="float">
            <text:p>847.070564354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70564353998" calcext:value-type="float">
            <text:p>-8.47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6060908423" calcext:value-type="float">
            <text:p>3054.6060908423</text:p>
          </table:table-cell>
          <table:table-cell/>
          <table:table-cell table:style-name="ce3" office:value-type="float" office:value="3054.6060908423" calcext:value-type="float">
            <text:p>3054.606090842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454747350886464" calcext:value-type="float">
            <text:p>4.54747350886464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054.6060908423" calcext:value-type="float">
            <text:p>3054.6060908423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054.6060908423" calcext:value-type="float">
            <text:p>-3.05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339326911" calcext:value-type="float">
            <text:p>1216.8033932691</text:p>
          </table:table-cell>
          <table:table-cell/>
          <table:table-cell table:style-name="ce3" office:value-type="float" office:value="1216.80339326911" calcext:value-type="float">
            <text:p>1216.803393269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27373675443232" calcext:value-type="float">
            <text:p>2.27373675443232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16.80339326911" calcext:value-type="float">
            <text:p>1216.8033932691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16.80339326911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3284018377345" calcext:value-type="float">
            <text:p>-0.2132840184</text:p>
          </table:table-cell>
          <table:table-cell/>
          <table:table-cell table:style-name="ce3" office:value-type="float" office:value="-0.213284018377294" calcext:value-type="float">
            <text:p>-0.2132840184</text:p>
          </table:table-cell>
          <table:table-cell/>
          <table:table-cell table:style-name="ce3" office:value-type="float" office:value="1.00000000000024" calcext:value-type="float">
            <text:p>1</text:p>
          </table:table-cell>
          <table:table-cell table:style-name="ce3" office:value-type="float" office:value="-0.0000000000000504041253179821" calcext:value-type="float">
            <text:p>-5.04041253179821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0.213284018353422" calcext:value-type="float">
            <text:p>-0.2132840184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0.213284018353422" calcext:value-type="float">
            <text:p>2.13E-00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726423828692489" calcext:value-type="float">
            <text:p>0.0726423829</text:p>
          </table:table-cell>
          <table:table-cell/>
          <table:table-cell table:style-name="ce3" office:value-type="float" office:value="0.072642382869234" calcext:value-type="float">
            <text:p>0.0726423829</text:p>
          </table:table-cell>
          <table:table-cell/>
          <table:table-cell table:style-name="ce3" office:value-type="float" office:value="1.0000000000002" calcext:value-type="float">
            <text:p>1</text:p>
          </table:table-cell>
          <table:table-cell table:style-name="ce3" office:value-type="float" office:value="0.0000000000000148631107421693" calcext:value-type="float">
            <text:p>1.48631107421693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0726423828623513" calcext:value-type="float">
            <text:p>0.0726423829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0726423828623513" calcext:value-type="float">
            <text:p>-7.26E-00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99102330455753" calcext:value-type="float">
            <text:p>0.0049910233</text:p>
          </table:table-cell>
          <table:table-cell/>
          <table:table-cell table:style-name="ce3" office:value-type="float" office:value="0.00499102330456225" calcext:value-type="float">
            <text:p>0.0049910233</text:p>
          </table:table-cell>
          <table:table-cell/>
          <table:table-cell table:style-name="ce3" office:value-type="float" office:value="0.999999999999056" calcext:value-type="float">
            <text:p>1</text:p>
          </table:table-cell>
          <table:table-cell table:style-name="ce3" office:value-type="float" office:value="-4.71411104596697E-015" calcext:value-type="float">
            <text:p>-4.71411104596697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00499102330660006" calcext:value-type="float">
            <text:p>0.0049910233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00499102330660006" calcext:value-type="float">
            <text:p>-4.99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7056435399" calcext:value-type="float">
            <text:p>847.070564354</text:p>
          </table:table-cell>
          <table:table-cell/>
          <table:table-cell table:style-name="ce3" office:value-type="float" office:value="847.070564353998" calcext:value-type="float">
            <text:p>847.070564354</text:p>
          </table:table-cell>
          <table:table-cell/>
          <table:table-cell table:style-name="ce3" office:value-type="float" office:value="0.99999999999999" calcext:value-type="float">
            <text:p>1</text:p>
          </table:table-cell>
          <table:table-cell table:style-name="ce3" office:value-type="float" office:value="-0.00000000000829913915367797" calcext:value-type="float">
            <text:p>-8.29913915367797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70564353998" calcext:value-type="float">
            <text:p>847.070564354</text:p>
          </table:table-cell>
          <table:table-cell/>
          <table:table-cell table:style-name="ce4" table:formula="of:=[.F21]" office:value-type="float" office:value="847.070564353991" calcext:value-type="float">
            <text:p>847.070564354</text:p>
          </table:table-cell>
          <table:table-cell/>
          <table:table-cell table:formula="of:=[.M33]/[.O33]" office:value-type="float" office:value="1.00000000000001" calcext:value-type="float">
            <text:p>1</text:p>
          </table:table-cell>
          <table:table-cell table:formula="of:=[.M33]-[.O33]" office:value-type="float" office:value="0.00000000000693489710101858" calcext:value-type="float">
            <text:p>6.93E-01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6060908423" calcext:value-type="float">
            <text:p>3054.6060908423</text:p>
          </table:table-cell>
          <table:table-cell/>
          <table:table-cell table:style-name="ce3" office:value-type="float" office:value="3054.6060908423" calcext:value-type="float">
            <text:p>3054.606090842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227373675443232" calcext:value-type="float">
            <text:p>2.27373675443232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054.6060908423" calcext:value-type="float">
            <text:p>3054.6060908423</text:p>
          </table:table-cell>
          <table:table-cell/>
          <table:table-cell table:style-name="ce4" table:formula="of:=[.F22]" office:value-type="float" office:value="3054.6060908423" calcext:value-type="float">
            <text:p>3054.6060908423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339326911" calcext:value-type="float">
            <text:p>1216.8033932691</text:p>
          </table:table-cell>
          <table:table-cell/>
          <table:table-cell table:style-name="ce3" office:value-type="float" office:value="1216.80339326911" calcext:value-type="float">
            <text:p>1216.803393269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454747350886464" calcext:value-type="float">
            <text:p>-4.54747350886464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16.80339326911" calcext:value-type="float">
            <text:p>1216.8033932691</text:p>
          </table:table-cell>
          <table:table-cell/>
          <table:table-cell table:style-name="ce4" table:formula="of:=[.F23]" office:value-type="float" office:value="1216.80339326911" calcext:value-type="float">
            <text:p>1216.8033932691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3284018377345" calcext:value-type="float">
            <text:p>-0.2132840184</text:p>
          </table:table-cell>
          <table:table-cell/>
          <table:table-cell table:style-name="ce3" office:value-type="float" office:value="-0.213284018353422" calcext:value-type="float">
            <text:p>-0.2132840184</text:p>
          </table:table-cell>
          <table:table-cell/>
          <table:table-cell table:style-name="ce3" office:value-type="float" office:value="1.00000000011216" calcext:value-type="float">
            <text:p>1.0000000001</text:p>
          </table:table-cell>
          <table:table-cell table:style-name="ce3" office:value-type="float" office:value="-0.0000000000239229469567448" calcext:value-type="float">
            <text:p>-2.39229469567448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213284018353422" calcext:value-type="float">
            <text:p>-0.2132840184</text:p>
          </table:table-cell>
          <table:table-cell/>
          <table:table-cell table:style-name="ce4" table:formula="of:=[.F24]" office:value-type="float" office:value="-0.213284018377294" calcext:value-type="float">
            <text:p>-0.2132840184</text:p>
          </table:table-cell>
          <table:table-cell/>
          <table:table-cell table:formula="of:=[.M36]/[.O36]" office:value-type="float" office:value="0.999999999888074" calcext:value-type="float">
            <text:p>0.9999999999</text:p>
          </table:table-cell>
          <table:table-cell table:formula="of:=[.M36]-[.O36]" office:value-type="float" office:value="0.0000000000238720154754901" calcext:value-type="float">
            <text:p>2.39E-01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726423828692489" calcext:value-type="float">
            <text:p>0.0726423829</text:p>
          </table:table-cell>
          <table:table-cell/>
          <table:table-cell table:style-name="ce3" office:value-type="float" office:value="0.0726423828623513" calcext:value-type="float">
            <text:p>0.0726423829</text:p>
          </table:table-cell>
          <table:table-cell/>
          <table:table-cell table:style-name="ce3" office:value-type="float" office:value="1.00000000009495" calcext:value-type="float">
            <text:p>1.0000000001</text:p>
          </table:table-cell>
          <table:table-cell table:style-name="ce3" office:value-type="float" office:value="0.00000000000689755197402775" calcext:value-type="float">
            <text:p>6.89755197402775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726423828623513" calcext:value-type="float">
            <text:p>0.0726423829</text:p>
          </table:table-cell>
          <table:table-cell/>
          <table:table-cell table:style-name="ce4" table:formula="of:=[.F25]" office:value-type="float" office:value="0.072642382869234" calcext:value-type="float">
            <text:p>0.0726423829</text:p>
          </table:table-cell>
          <table:table-cell/>
          <table:table-cell table:formula="of:=[.M37]/[.O37]" office:value-type="float" office:value="0.999999999905252" calcext:value-type="float">
            <text:p>0.9999999999</text:p>
          </table:table-cell>
          <table:table-cell table:formula="of:=[.M37]-[.O37]" office:value-type="float" office:value="-0.0000000000068827166188612" calcext:value-type="float">
            <text:p>-6.88E-01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99102330455753" calcext:value-type="float">
            <text:p>0.0049910233</text:p>
          </table:table-cell>
          <table:table-cell/>
          <table:table-cell table:style-name="ce3" office:value-type="float" office:value="0.00499102330660006" calcext:value-type="float">
            <text:p>0.0049910233</text:p>
          </table:table-cell>
          <table:table-cell/>
          <table:table-cell table:style-name="ce3" office:value-type="float" office:value="0.99999999959076" calcext:value-type="float">
            <text:p>0.9999999996</text:p>
          </table:table-cell>
          <table:table-cell table:style-name="ce3" office:value-type="float" office:value="-0.0000000000020425276053837" calcext:value-type="float">
            <text:p>-2.0425276053837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499102330660006" calcext:value-type="float">
            <text:p>0.0049910233</text:p>
          </table:table-cell>
          <table:table-cell/>
          <table:table-cell table:style-name="ce4" table:formula="of:=[.F26]" office:value-type="float" office:value="0.00499102330456225" calcext:value-type="float">
            <text:p>0.0049910233</text:p>
          </table:table-cell>
          <table:table-cell/>
          <table:table-cell table:formula="of:=[.M38]/[.O38]" office:value-type="float" office:value="1.0000000004083" calcext:value-type="float">
            <text:p>1.0000000004</text:p>
          </table:table-cell>
          <table:table-cell table:formula="of:=[.M38]-[.O38]" office:value-type="float" office:value="0.00000000000203781002489078" calcext:value-type="float">
            <text:p>2.04E-012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7056435399" calcext:value-type="float">
            <text:p>847.070564354</text:p>
          </table:table-cell>
          <table:table-cell/>
          <table:table-cell table:style-name="ce3" office:value-type="float" office:value="847.070564353991" calcext:value-type="float">
            <text:p>847.07056435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213200451071316" calcext:value-type="float">
            <text:p>-2.13200451071316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70564353991" calcext:value-type="float">
            <text:p>847.070564354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70564353991" calcext:value-type="float">
            <text:p>-8.47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6060908423" calcext:value-type="float">
            <text:p>3054.6060908423</text:p>
          </table:table-cell>
          <table:table-cell/>
          <table:table-cell table:style-name="ce3" office:value-type="float" office:value="3054.6060908423" calcext:value-type="float">
            <text:p>3054.606090842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588270268053748" calcext:value-type="float">
            <text:p>5.88270268053748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054.6060908423" calcext:value-type="float">
            <text:p>3054.6060908423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054.6060908423" calcext:value-type="float">
            <text:p>-3.05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339326911" calcext:value-type="float">
            <text:p>1216.8033932691</text:p>
          </table:table-cell>
          <table:table-cell/>
          <table:table-cell table:style-name="ce3" office:value-type="float" office:value="1216.80339326911" calcext:value-type="float">
            <text:p>1216.803393269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221077698370209" calcext:value-type="float">
            <text:p>-2.21077698370209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16.80339326911" calcext:value-type="float">
            <text:p>1216.8033932691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16.80339326911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3284018377345" calcext:value-type="float">
            <text:p>-0.2132840184</text:p>
          </table:table-cell>
          <table:table-cell/>
          <table:table-cell table:style-name="ce3" office:value-type="float" office:value="-0.213284018377349" calcext:value-type="float">
            <text:p>-0.2132840184</text:p>
          </table:table-cell>
          <table:table-cell/>
          <table:table-cell table:style-name="ce3" office:value-type="float" office:value="0.99999999999998" calcext:value-type="float">
            <text:p>1</text:p>
          </table:table-cell>
          <table:table-cell table:style-name="ce3" office:value-type="float" office:value="-0.00000000684298412378936" calcext:value-type="float">
            <text:p>-6.84298412378936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-0.213284018377349" calcext:value-type="float">
            <text:p>-0.2132840184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0.213284018377349" calcext:value-type="float">
            <text:p>2.13E-00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726423828692489" calcext:value-type="float">
            <text:p>0.0726423829</text:p>
          </table:table-cell>
          <table:table-cell/>
          <table:table-cell table:style-name="ce3" office:value-type="float" office:value="0.0726423828692498" calcext:value-type="float">
            <text:p>0.0726423829</text:p>
          </table:table-cell>
          <table:table-cell/>
          <table:table-cell table:style-name="ce3" office:value-type="float" office:value="0.999999999999987" calcext:value-type="float">
            <text:p>1</text:p>
          </table:table-cell>
          <table:table-cell table:style-name="ce3" office:value-type="float" office:value="0.00000000210962802782433" calcext:value-type="float">
            <text:p>2.10962802782433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0726423828692498" calcext:value-type="float">
            <text:p>0.0726423829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0726423828692498" calcext:value-type="float">
            <text:p>-7.26E-00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99102330455753" calcext:value-type="float">
            <text:p>0.0049910233</text:p>
          </table:table-cell>
          <table:table-cell/>
          <table:table-cell table:style-name="ce3" office:value-type="float" office:value="0.00499102330455807" calcext:value-type="float">
            <text:p>0.0049910233</text:p>
          </table:table-cell>
          <table:table-cell/>
          <table:table-cell table:style-name="ce3" office:value-type="float" office:value="0.999999999999893" calcext:value-type="float">
            <text:p>1</text:p>
          </table:table-cell>
          <table:table-cell table:style-name="ce3" office:value-type="float" office:value="-0.000000000636428354461316" calcext:value-type="float">
            <text:p>-6.36428354461316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00499102330455807" calcext:value-type="float">
            <text:p>0.0049910233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00499102330455807" calcext:value-type="float">
            <text:p>-4.99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70564353991" calcext:value-type="float">
            <text:p>847.070564354</text:p>
          </table:table-cell>
          <table:table-cell/>
          <table:table-cell table:style-name="ce4" table:formula="of:=[.F33]" office:value-type="float" office:value="847.070564353998" calcext:value-type="float">
            <text:p>847.070564354</text:p>
          </table:table-cell>
          <table:table-cell/>
          <table:table-cell table:formula="of:=[.M57]/[.O57]" office:value-type="float" office:value="0.999999999999992" calcext:value-type="float">
            <text:p>1</text:p>
          </table:table-cell>
          <table:table-cell table:formula="of:=[.M57]-[.O57]" office:value-type="float" office:value="-0.00000000000693489710101858" calcext:value-type="float">
            <text:p>-6.93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054.6060908423" calcext:value-type="float">
            <text:p>3054.6060908423</text:p>
          </table:table-cell>
          <table:table-cell/>
          <table:table-cell table:style-name="ce4" table:formula="of:=[.F34]" office:value-type="float" office:value="3054.6060908423" calcext:value-type="float">
            <text:p>3054.6060908423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16.80339326911" calcext:value-type="float">
            <text:p>1216.8033932691</text:p>
          </table:table-cell>
          <table:table-cell/>
          <table:table-cell table:style-name="ce4" table:formula="of:=[.F35]" office:value-type="float" office:value="1216.80339326911" calcext:value-type="float">
            <text:p>1216.8033932691</text:p>
          </table:table-cell>
          <table:table-cell/>
          <table:table-cell table:formula="of:=[.M59]/[.O59]" office:value-type="float" office:value="1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13284018377349" calcext:value-type="float">
            <text:p>-0.2132840184</text:p>
          </table:table-cell>
          <table:table-cell/>
          <table:table-cell table:style-name="ce4" table:formula="of:=[.F36]" office:value-type="float" office:value="-0.213284018353422" calcext:value-type="float">
            <text:p>-0.2132840184</text:p>
          </table:table-cell>
          <table:table-cell/>
          <table:table-cell table:formula="of:=[.M60]/[.O60]" office:value-type="float" office:value="1.00000000011218" calcext:value-type="float">
            <text:p>1.0000000001</text:p>
          </table:table-cell>
          <table:table-cell table:formula="of:=[.M60]-[.O60]" office:value-type="float" office:value="-0.0000000000239269992707847" calcext:value-type="float">
            <text:p>-2.39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726423828692498" calcext:value-type="float">
            <text:p>0.0726423829</text:p>
          </table:table-cell>
          <table:table-cell/>
          <table:table-cell table:style-name="ce4" table:formula="of:=[.F37]" office:value-type="float" office:value="0.0726423828623513" calcext:value-type="float">
            <text:p>0.0726423829</text:p>
          </table:table-cell>
          <table:table-cell/>
          <table:table-cell table:formula="of:=[.M61]/[.O61]" office:value-type="float" office:value="1.00000000009497" calcext:value-type="float">
            <text:p>1.0000000001</text:p>
          </table:table-cell>
          <table:table-cell table:formula="of:=[.M61]-[.O61]" office:value-type="float" office:value="0.00000000000689850954138649" calcext:value-type="float">
            <text:p>6.90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499102330455807" calcext:value-type="float">
            <text:p>0.0049910233</text:p>
          </table:table-cell>
          <table:table-cell/>
          <table:table-cell table:style-name="ce4" table:formula="of:=[.F38]" office:value-type="float" office:value="0.00499102330660006" calcext:value-type="float">
            <text:p>0.0049910233</text:p>
          </table:table-cell>
          <table:table-cell/>
          <table:table-cell table:formula="of:=[.M62]/[.O62]" office:value-type="float" office:value="0.999999999590867" calcext:value-type="float">
            <text:p>0.9999999996</text:p>
          </table:table-cell>
          <table:table-cell table:formula="of:=[.M62]-[.O62]" office:value-type="float" office:value="-0.00000000000204198984110615" calcext:value-type="float">
            <text:p>-2.04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70564353991" calcext:value-type="float">
            <text:p>847.070564354</text:p>
          </table:table-cell>
          <table:table-cell/>
          <table:table-cell table:style-name="ce4" table:formula="of:=[.F21]" office:value-type="float" office:value="847.070564353991" calcext:value-type="float">
            <text:p>847.070564354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054.6060908423" calcext:value-type="float">
            <text:p>3054.6060908423</text:p>
          </table:table-cell>
          <table:table-cell/>
          <table:table-cell table:style-name="ce4" table:formula="of:=[.F22]" office:value-type="float" office:value="3054.6060908423" calcext:value-type="float">
            <text:p>3054.6060908423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16.80339326911" calcext:value-type="float">
            <text:p>1216.8033932691</text:p>
          </table:table-cell>
          <table:table-cell/>
          <table:table-cell table:style-name="ce4" table:formula="of:=[.F23]" office:value-type="float" office:value="1216.80339326911" calcext:value-type="float">
            <text:p>1216.8033932691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13284018377349" calcext:value-type="float">
            <text:p>-0.2132840184</text:p>
          </table:table-cell>
          <table:table-cell/>
          <table:table-cell table:style-name="ce4" table:formula="of:=[.F24]" office:value-type="float" office:value="-0.213284018377294" calcext:value-type="float">
            <text:p>-0.2132840184</text:p>
          </table:table-cell>
          <table:table-cell/>
          <table:table-cell table:formula="of:=[.M72]/[.O72]" office:value-type="float" office:value="1.00000000000026" calcext:value-type="float">
            <text:p>1</text:p>
          </table:table-cell>
          <table:table-cell table:formula="of:=[.M72]-[.O72]" office:value-type="float" office:value="-0.0000000000000549837952945609" calcext:value-type="float">
            <text:p>-5.50E-01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726423828692498" calcext:value-type="float">
            <text:p>0.0726423829</text:p>
          </table:table-cell>
          <table:table-cell/>
          <table:table-cell table:style-name="ce4" table:formula="of:=[.F25]" office:value-type="float" office:value="0.072642382869234" calcext:value-type="float">
            <text:p>0.0726423829</text:p>
          </table:table-cell>
          <table:table-cell/>
          <table:table-cell table:formula="of:=[.M73]/[.O73]" office:value-type="float" office:value="1.00000000000022" calcext:value-type="float">
            <text:p>1</text:p>
          </table:table-cell>
          <table:table-cell table:formula="of:=[.M73]-[.O73]" office:value-type="float" office:value="0.0000000000000157929225252929" calcext:value-type="float">
            <text:p>1.58E-01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499102330455807" calcext:value-type="float">
            <text:p>0.0049910233</text:p>
          </table:table-cell>
          <table:table-cell/>
          <table:table-cell table:style-name="ce4" table:formula="of:=[.F26]" office:value-type="float" office:value="0.00499102330456225" calcext:value-type="float">
            <text:p>0.0049910233</text:p>
          </table:table-cell>
          <table:table-cell/>
          <table:table-cell table:formula="of:=[.M74]/[.O74]" office:value-type="float" office:value="0.999999999999162" calcext:value-type="float">
            <text:p>1</text:p>
          </table:table-cell>
          <table:table-cell table:formula="of:=[.M74]-[.O74]" office:value-type="float" office:value="-4.17981621536612E-015" calcext:value-type="float">
            <text:p>-4.18E-01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0.2 sec'.C5]" office:value-type="string" office:string-value="Latitude = " calcext:value-type="string">
            <text:p>Latitude = </text:p>
          </table:table-cell>
          <table:table-cell table:style-name="ce1" table:formula="of:=['After 0.2 sec'.D5]" office:value-type="float" office:value="21" calcext:value-type="float">
            <text:p>21</text:p>
          </table:table-cell>
          <table:table-cell table:style-name="ce1" table:formula="of:=['After 0.2 sec'.E5]" office:value-type="string" office:string-value="Longitude = " calcext:value-type="string">
            <text:p>Longitude = </text:p>
          </table:table-cell>
          <table:table-cell table:style-name="ce1" table:formula="of:=['After 0.2 sec'.F5]" office:value-type="float" office:value="74.5" calcext:value-type="float">
            <text:p>74.5</text:p>
          </table:table-cell>
          <table:table-cell table:style-name="ce1" table:formula="of:=['After 0.2 sec'.G5]" office:value-type="string" office:string-value="FPA = " calcext:value-type="string">
            <text:p>FPA = </text:p>
          </table:table-cell>
          <table:table-cell table:style-name="ce1" table:formula="of:=['After 0.2 sec'.H5]" office:value-type="float" office:value="89" calcext:value-type="float">
            <text:p>89</text:p>
          </table:table-cell>
          <table:table-cell table:style-name="ce1" table:formula="of:=['After 0.2 sec'.I5]" office:value-type="string" office:string-value="Azimuth = " calcext:value-type="string">
            <text:p>Azimuth = </text:p>
          </table:table-cell>
          <table:table-cell table:style-name="ce1" table:formula="of:=['After 0.2 sec'.J5]" office:value-type="float" office:value="90" calcext:value-type="float">
            <text:p>90</text:p>
          </table:table-cell>
          <table:table-cell table:style-name="ce1" table:formula="of:=['After 0.2 sec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0.2 sec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 table:formula="of:=['After 0.2 sec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90495" calcext:value-type="float">
            <text:p>847.0499053905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90495" calcext:value-type="float">
            <text:p>847.04990539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7056901" calcext:value-type="float">
            <text:p>847.049907056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7056901" calcext:value-type="float">
            <text:p>-8.4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595" calcext:value-type="float">
            <text:p>3129.669211146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595" calcext:value-type="float">
            <text:p>3129.66921114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0982532" calcext:value-type="float">
            <text:p>3129.669209825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0982532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2033" calcext:value-type="float">
            <text:p>1244.4196452203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2033" calcext:value-type="float">
            <text:p>1244.419645220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09209" calcext:value-type="float">
            <text:p>1244.419645092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09209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8649" calcext:value-type="float">
            <text:p>0.2868186661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8649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72944479" calcext:value-type="float">
            <text:p>0.2868187294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72944479" calcext:value-type="float">
            <text:p>-2.8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307165" calcext:value-type="float">
            <text:p>2.2053739631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307165" calcext:value-type="float">
            <text:p>2.205373963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5916988" calcext:value-type="float">
            <text:p>2.2053739592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5916988" calcext:value-type="float">
            <text:p>-2.2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84702" calcext:value-type="float">
            <text:p>0.8400175975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84702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608573777" calcext:value-type="float">
            <text:p>0.8400176086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608573777" calcext:value-type="float">
            <text:p>-8.4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90495" calcext:value-type="float">
            <text:p>847.0499053905</text:p>
          </table:table-cell>
          <table:table-cell/>
          <table:table-cell table:style-name="ce3" office:value-type="float" office:value="847.049907056901" calcext:value-type="float">
            <text:p>847.0499070569</text:p>
          </table:table-cell>
          <table:table-cell/>
          <table:table-cell table:style-name="ce3" office:value-type="float" office:value="0.999999998032695" calcext:value-type="float">
            <text:p>0.999999998</text:p>
          </table:table-cell>
          <table:table-cell table:style-name="ce3" office:value-type="float" office:value="-0.00000166640541010565" calcext:value-type="float">
            <text:p>-1.66640541010565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039262" calcext:value-type="float">
            <text:p>847.049905039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039262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595" calcext:value-type="float">
            <text:p>3129.669211146</text:p>
          </table:table-cell>
          <table:table-cell/>
          <table:table-cell table:style-name="ce3" office:value-type="float" office:value="3129.66920982532" calcext:value-type="float">
            <text:p>3129.6692098253</text:p>
          </table:table-cell>
          <table:table-cell/>
          <table:table-cell table:style-name="ce3" office:value-type="float" office:value="1.00000000042197" calcext:value-type="float">
            <text:p>1.0000000004</text:p>
          </table:table-cell>
          <table:table-cell table:style-name="ce3" office:value-type="float" office:value="0.00000132062268676236" calcext:value-type="float">
            <text:p>1.32062268676236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690275" calcext:value-type="float">
            <text:p>3129.6692169028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690275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2033" calcext:value-type="float">
            <text:p>1244.4196452203</text:p>
          </table:table-cell>
          <table:table-cell/>
          <table:table-cell table:style-name="ce3" office:value-type="float" office:value="1244.41964509209" calcext:value-type="float">
            <text:p>1244.4196450921</text:p>
          </table:table-cell>
          <table:table-cell/>
          <table:table-cell table:style-name="ce3" office:value-type="float" office:value="1.00000000010305" calcext:value-type="float">
            <text:p>1.0000000001</text:p>
          </table:table-cell>
          <table:table-cell table:style-name="ce3" office:value-type="float" office:value="0.000000128236024465878" calcext:value-type="float">
            <text:p>1.28236024465878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68081" calcext:value-type="float">
            <text:p>1244.4196468081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68081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8649" calcext:value-type="float">
            <text:p>0.2868186661</text:p>
          </table:table-cell>
          <table:table-cell/>
          <table:table-cell table:style-name="ce3" office:value-type="float" office:value="0.28681872944479" calcext:value-type="float">
            <text:p>0.2868187294</text:p>
          </table:table-cell>
          <table:table-cell/>
          <table:table-cell table:style-name="ce3" office:value-type="float" office:value="0.99999977909985" calcext:value-type="float">
            <text:p>0.9999997791</text:p>
          </table:table-cell>
          <table:table-cell table:style-name="ce3" office:value-type="float" office:value="-0.0000000633583004394644" calcext:value-type="float">
            <text:p>-6.33583004394644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594121031" calcext:value-type="float">
            <text:p>0.2868185941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594121031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7165" calcext:value-type="float">
            <text:p>2.2053739631</text:p>
          </table:table-cell>
          <table:table-cell/>
          <table:table-cell table:style-name="ce3" office:value-type="float" office:value="2.20537395916988" calcext:value-type="float">
            <text:p>2.2053739592</text:p>
          </table:table-cell>
          <table:table-cell/>
          <table:table-cell table:style-name="ce3" office:value-type="float" office:value="1.00000000176921" calcext:value-type="float">
            <text:p>1.0000000018</text:p>
          </table:table-cell>
          <table:table-cell table:style-name="ce3" office:value-type="float" office:value="0.00000000390177401499159" calcext:value-type="float">
            <text:p>3.90177401499159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89876326" calcext:value-type="float">
            <text:p>2.2053738988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89876326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84702" calcext:value-type="float">
            <text:p>0.8400175975</text:p>
          </table:table-cell>
          <table:table-cell/>
          <table:table-cell table:style-name="ce3" office:value-type="float" office:value="0.840017608573777" calcext:value-type="float">
            <text:p>0.8400176086</text:p>
          </table:table-cell>
          <table:table-cell/>
          <table:table-cell table:style-name="ce3" office:value-type="float" office:value="0.999999986798998" calcext:value-type="float">
            <text:p>0.9999999868</text:p>
          </table:table-cell>
          <table:table-cell table:style-name="ce3" office:value-type="float" office:value="-0.0000000110890744364767" calcext:value-type="float">
            <text:p>-1.10890744364767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50850342" calcext:value-type="float">
            <text:p>0.8400175509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50850342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4210854715202" calcext:value-type="float">
            <text:p>1.421085471520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90495" calcext:value-type="float">
            <text:p>847.0499053905</text:p>
          </table:table-cell>
          <table:table-cell/>
          <table:table-cell table:style-name="ce3" office:value-type="float" office:value="847.049905039262" calcext:value-type="float">
            <text:p>847.0499050393</text:p>
          </table:table-cell>
          <table:table-cell/>
          <table:table-cell table:style-name="ce3" office:value-type="float" office:value="1.00000000041465" calcext:value-type="float">
            <text:p>1.0000000004</text:p>
          </table:table-cell>
          <table:table-cell table:style-name="ce3" office:value-type="float" office:value="0.000000351233552464691" calcext:value-type="float">
            <text:p>3.51233552464691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5039262" calcext:value-type="float">
            <text:p>847.0499050393</text:p>
          </table:table-cell>
          <table:table-cell/>
          <table:table-cell table:style-name="ce4" table:formula="of:=[.F21]" office:value-type="float" office:value="847.049907056901" calcext:value-type="float">
            <text:p>847.0499070569</text:p>
          </table:table-cell>
          <table:table-cell/>
          <table:table-cell table:formula="of:=[.M33]/[.O33]" office:value-type="float" office:value="0.99999999761804" calcext:value-type="float">
            <text:p>0.9999999976</text:p>
          </table:table-cell>
          <table:table-cell table:formula="of:=[.M33]-[.O33]" office:value-type="float" office:value="-0.00000201763907625718" calcext:value-type="float">
            <text:p>-2.02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595" calcext:value-type="float">
            <text:p>3129.669211146</text:p>
          </table:table-cell>
          <table:table-cell/>
          <table:table-cell table:style-name="ce3" office:value-type="float" office:value="3129.66921690275" calcext:value-type="float">
            <text:p>3129.6692169028</text:p>
          </table:table-cell>
          <table:table-cell/>
          <table:table-cell table:style-name="ce3" office:value-type="float" office:value="0.99999999816057" calcext:value-type="float">
            <text:p>0.9999999982</text:p>
          </table:table-cell>
          <table:table-cell table:style-name="ce3" office:value-type="float" office:value="-0.00000575680633119191" calcext:value-type="float">
            <text:p>-5.75680633119191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690275" calcext:value-type="float">
            <text:p>3129.6692169028</text:p>
          </table:table-cell>
          <table:table-cell/>
          <table:table-cell table:style-name="ce4" table:formula="of:=[.F22]" office:value-type="float" office:value="3129.66920982532" calcext:value-type="float">
            <text:p>3129.6692098253</text:p>
          </table:table-cell>
          <table:table-cell/>
          <table:table-cell table:formula="of:=[.M34]/[.O34]" office:value-type="float" office:value="1.0000000022614" calcext:value-type="float">
            <text:p>1.0000000023</text:p>
          </table:table-cell>
          <table:table-cell table:formula="of:=[.M34]-[.O34]" office:value-type="float" office:value="0.00000707742992744898" calcext:value-type="float">
            <text:p>7.08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2033" calcext:value-type="float">
            <text:p>1244.4196452203</text:p>
          </table:table-cell>
          <table:table-cell/>
          <table:table-cell table:style-name="ce3" office:value-type="float" office:value="1244.4196468081" calcext:value-type="float">
            <text:p>1244.4196468081</text:p>
          </table:table-cell>
          <table:table-cell/>
          <table:table-cell table:style-name="ce3" office:value-type="float" office:value="0.999999998724081" calcext:value-type="float">
            <text:p>0.9999999987</text:p>
          </table:table-cell>
          <table:table-cell table:style-name="ce3" office:value-type="float" office:value="-0.00000158777811520849" calcext:value-type="float">
            <text:p>-1.58777811520849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68081" calcext:value-type="float">
            <text:p>1244.4196468081</text:p>
          </table:table-cell>
          <table:table-cell/>
          <table:table-cell table:style-name="ce4" table:formula="of:=[.F23]" office:value-type="float" office:value="1244.41964509209" calcext:value-type="float">
            <text:p>1244.4196450921</text:p>
          </table:table-cell>
          <table:table-cell/>
          <table:table-cell table:formula="of:=[.M35]/[.O35]" office:value-type="float" office:value="1.00000000137896" calcext:value-type="float">
            <text:p>1.0000000014</text:p>
          </table:table-cell>
          <table:table-cell table:formula="of:=[.M35]-[.O35]" office:value-type="float" office:value="0.00000171601004694821" calcext:value-type="float">
            <text:p>1.72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8649" calcext:value-type="float">
            <text:p>0.2868186661</text:p>
          </table:table-cell>
          <table:table-cell/>
          <table:table-cell table:style-name="ce3" office:value-type="float" office:value="0.286818594121031" calcext:value-type="float">
            <text:p>0.2868185941</text:p>
          </table:table-cell>
          <table:table-cell/>
          <table:table-cell table:style-name="ce3" office:value-type="float" office:value="1.00000025090932" calcext:value-type="float">
            <text:p>1.0000002509</text:p>
          </table:table-cell>
          <table:table-cell table:style-name="ce3" office:value-type="float" office:value="0.0000000719654585368268" calcext:value-type="float">
            <text:p>0.00000007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594121031" calcext:value-type="float">
            <text:p>0.2868185941</text:p>
          </table:table-cell>
          <table:table-cell/>
          <table:table-cell table:style-name="ce4" table:formula="of:=[.F24]" office:value-type="float" office:value="0.28681872944479" calcext:value-type="float">
            <text:p>0.2868187294</text:p>
          </table:table-cell>
          <table:table-cell/>
          <table:table-cell table:formula="of:=[.M36]/[.O36]" office:value-type="float" office:value="0.999999528190648" calcext:value-type="float">
            <text:p>0.9999995282</text:p>
          </table:table-cell>
          <table:table-cell table:formula="of:=[.M36]-[.O36]" office:value-type="float" office:value="-0.000000135323758976291" calcext:value-type="float">
            <text:p>-1.35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7165" calcext:value-type="float">
            <text:p>2.2053739631</text:p>
          </table:table-cell>
          <table:table-cell/>
          <table:table-cell table:style-name="ce3" office:value-type="float" office:value="2.20537389876326" calcext:value-type="float">
            <text:p>2.2053738988</text:p>
          </table:table-cell>
          <table:table-cell/>
          <table:table-cell table:style-name="ce3" office:value-type="float" office:value="1.00000002915986" calcext:value-type="float">
            <text:p>1.0000000292</text:p>
          </table:table-cell>
          <table:table-cell table:style-name="ce3" office:value-type="float" office:value="0.0000000643083959417368" calcext:value-type="float">
            <text:p>6.43083959417368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89876326" calcext:value-type="float">
            <text:p>2.2053738988</text:p>
          </table:table-cell>
          <table:table-cell/>
          <table:table-cell table:style-name="ce4" table:formula="of:=[.F25]" office:value-type="float" office:value="2.20537395916988" calcext:value-type="float">
            <text:p>2.2053739592</text:p>
          </table:table-cell>
          <table:table-cell/>
          <table:table-cell table:formula="of:=[.M37]/[.O37]" office:value-type="float" office:value="0.999999972609353" calcext:value-type="float">
            <text:p>0.9999999726</text:p>
          </table:table-cell>
          <table:table-cell table:formula="of:=[.M37]-[.O37]" office:value-type="float" office:value="-0.0000000604066201503883" calcext:value-type="float">
            <text:p>-6.04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84702" calcext:value-type="float">
            <text:p>0.8400175975</text:p>
          </table:table-cell>
          <table:table-cell/>
          <table:table-cell table:style-name="ce3" office:value-type="float" office:value="0.840017550850342" calcext:value-type="float">
            <text:p>0.8400175509</text:p>
          </table:table-cell>
          <table:table-cell/>
          <table:table-cell table:style-name="ce3" office:value-type="float" office:value="1.00000005551594" calcext:value-type="float">
            <text:p>1.0000000555</text:p>
          </table:table-cell>
          <table:table-cell table:style-name="ce3" office:value-type="float" office:value="0.0000000466343600402652" calcext:value-type="float">
            <text:p>4.66343600402652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50850342" calcext:value-type="float">
            <text:p>0.8400175509</text:p>
          </table:table-cell>
          <table:table-cell/>
          <table:table-cell table:style-name="ce4" table:formula="of:=[.F26]" office:value-type="float" office:value="0.840017608573777" calcext:value-type="float">
            <text:p>0.8400176086</text:p>
          </table:table-cell>
          <table:table-cell/>
          <table:table-cell table:formula="of:=[.M38]/[.O38]" office:value-type="float" office:value="0.999999931283065" calcext:value-type="float">
            <text:p>0.9999999313</text:p>
          </table:table-cell>
          <table:table-cell table:formula="of:=[.M38]-[.O38]" office:value-type="float" office:value="-0.0000000577234350318534" calcext:value-type="float">
            <text:p>-5.77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7105427357601" calcext:value-type="float">
            <text:p>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.00000000000001" calcext:value-type="float">
            <text:p>1</text:p>
          </table:table-cell>
          <table:table-cell table:formula="of:=[.M39]-[.O39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90495" calcext:value-type="float">
            <text:p>847.0499053905</text:p>
          </table:table-cell>
          <table:table-cell/>
          <table:table-cell table:style-name="ce3" office:value-type="float" office:value="847.049905603696" calcext:value-type="float">
            <text:p>847.0499056037</text:p>
          </table:table-cell>
          <table:table-cell/>
          <table:table-cell table:style-name="ce3" office:value-type="float" office:value="0.999999999748302" calcext:value-type="float">
            <text:p>0.9999999997</text:p>
          </table:table-cell>
          <table:table-cell table:style-name="ce3" office:value-type="float" office:value="-0.000000213200451071316" calcext:value-type="float">
            <text:p>-2.13200451071316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49905603696" calcext:value-type="float">
            <text:p>847.0499056037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603696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595" calcext:value-type="float">
            <text:p>3129.669211146</text:p>
          </table:table-cell>
          <table:table-cell/>
          <table:table-cell table:style-name="ce3" office:value-type="float" office:value="3129.66921108712" calcext:value-type="float">
            <text:p>3129.6692110871</text:p>
          </table:table-cell>
          <table:table-cell/>
          <table:table-cell table:style-name="ce3" office:value-type="float" office:value="1.0000000000188" calcext:value-type="float">
            <text:p>1</text:p>
          </table:table-cell>
          <table:table-cell table:style-name="ce3" office:value-type="float" office:value="0.0000000588270268053748" calcext:value-type="float">
            <text:p>5.88270268053748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9.66921108712" calcext:value-type="float">
            <text:p>3129.6692110871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08712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2033" calcext:value-type="float">
            <text:p>1244.4196452203</text:p>
          </table:table-cell>
          <table:table-cell/>
          <table:table-cell table:style-name="ce3" office:value-type="float" office:value="1244.41964524243" calcext:value-type="float">
            <text:p>1244.4196452424</text:p>
          </table:table-cell>
          <table:table-cell/>
          <table:table-cell table:style-name="ce3" office:value-type="float" office:value="0.999999999982234" calcext:value-type="float">
            <text:p>1</text:p>
          </table:table-cell>
          <table:table-cell table:style-name="ce3" office:value-type="float" office:value="-0.0000000221077698370209" calcext:value-type="float">
            <text:p>-2.21077698370209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41964524243" calcext:value-type="float">
            <text:p>1244.4196452424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4243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8649" calcext:value-type="float">
            <text:p>0.2868186661</text:p>
          </table:table-cell>
          <table:table-cell/>
          <table:table-cell table:style-name="ce3" office:value-type="float" office:value="0.286818672929474" calcext:value-type="float">
            <text:p>0.2868186729</text:p>
          </table:table-cell>
          <table:table-cell/>
          <table:table-cell table:style-name="ce3" office:value-type="float" office:value="0.999999976141776" calcext:value-type="float">
            <text:p>0.9999999761</text:p>
          </table:table-cell>
          <table:table-cell table:style-name="ce3" office:value-type="float" office:value="-0.00000000684298412378936" calcext:value-type="float">
            <text:p>-6.84298412378936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286818672929474" calcext:value-type="float">
            <text:p>0.2868186729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72929474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7165" calcext:value-type="float">
            <text:p>2.2053739631</text:p>
          </table:table-cell>
          <table:table-cell/>
          <table:table-cell table:style-name="ce3" office:value-type="float" office:value="2.20537396096203" calcext:value-type="float">
            <text:p>2.205373961</text:p>
          </table:table-cell>
          <table:table-cell/>
          <table:table-cell table:style-name="ce3" office:value-type="float" office:value="1.00000000095659" calcext:value-type="float">
            <text:p>1.000000001</text:p>
          </table:table-cell>
          <table:table-cell table:style-name="ce3" office:value-type="float" office:value="0.00000000210962802782433" calcext:value-type="float">
            <text:p>2.10962802782433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20537396096203" calcext:value-type="float">
            <text:p>2.205373961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096203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84702" calcext:value-type="float">
            <text:p>0.8400175975</text:p>
          </table:table-cell>
          <table:table-cell/>
          <table:table-cell table:style-name="ce3" office:value-type="float" office:value="0.840017598121131" calcext:value-type="float">
            <text:p>0.8400175981</text:p>
          </table:table-cell>
          <table:table-cell/>
          <table:table-cell table:style-name="ce3" office:value-type="float" office:value="0.999999999242363" calcext:value-type="float">
            <text:p>0.9999999992</text:p>
          </table:table-cell>
          <table:table-cell table:style-name="ce3" office:value-type="float" office:value="-0.000000000636428354461316" calcext:value-type="float">
            <text:p>-6.36428354461316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0017598121131" calcext:value-type="float">
            <text:p>0.8400175981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8121131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603696" calcext:value-type="float">
            <text:p>847.0499056037</text:p>
          </table:table-cell>
          <table:table-cell/>
          <table:table-cell table:style-name="ce4" table:formula="of:=[.F33]" office:value-type="float" office:value="847.049905039262" calcext:value-type="float">
            <text:p>847.0499050393</text:p>
          </table:table-cell>
          <table:table-cell/>
          <table:table-cell table:formula="of:=[.M57]/[.O57]" office:value-type="float" office:value="1.00000000066635" calcext:value-type="float">
            <text:p>1.0000000007</text:p>
          </table:table-cell>
          <table:table-cell table:formula="of:=[.M57]-[.O57]" office:value-type="float" office:value="0.000000564434003536007" calcext:value-type="float">
            <text:p>5.6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08712" calcext:value-type="float">
            <text:p>3129.6692110871</text:p>
          </table:table-cell>
          <table:table-cell/>
          <table:table-cell table:style-name="ce4" table:formula="of:=[.F34]" office:value-type="float" office:value="3129.66921690275" calcext:value-type="float">
            <text:p>3129.6692169028</text:p>
          </table:table-cell>
          <table:table-cell/>
          <table:table-cell table:formula="of:=[.M58]/[.O58]" office:value-type="float" office:value="0.999999998141775" calcext:value-type="float">
            <text:p>0.9999999981</text:p>
          </table:table-cell>
          <table:table-cell table:formula="of:=[.M58]-[.O58]" office:value-type="float" office:value="-0.00000581563017476583" calcext:value-type="float">
            <text:p>-5.82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4243" calcext:value-type="float">
            <text:p>1244.4196452424</text:p>
          </table:table-cell>
          <table:table-cell/>
          <table:table-cell table:style-name="ce4" table:formula="of:=[.F35]" office:value-type="float" office:value="1244.4196468081" calcext:value-type="float">
            <text:p>1244.4196468081</text:p>
          </table:table-cell>
          <table:table-cell/>
          <table:table-cell table:formula="of:=[.M59]/[.O59]" office:value-type="float" office:value="0.999999998741847" calcext:value-type="float">
            <text:p>0.9999999987</text:p>
          </table:table-cell>
          <table:table-cell table:formula="of:=[.M59]-[.O59]" office:value-type="float" office:value="-0.00000156566989062412" calcext:value-type="float">
            <text:p>-1.57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72929474" calcext:value-type="float">
            <text:p>0.2868186729</text:p>
          </table:table-cell>
          <table:table-cell/>
          <table:table-cell table:style-name="ce4" table:formula="of:=[.F36]" office:value-type="float" office:value="0.286818594121031" calcext:value-type="float">
            <text:p>0.2868185941</text:p>
          </table:table-cell>
          <table:table-cell/>
          <table:table-cell table:formula="of:=[.M60]/[.O60]" office:value-type="float" office:value="1.00000027476755" calcext:value-type="float">
            <text:p>1.0000002748</text:p>
          </table:table-cell>
          <table:table-cell table:formula="of:=[.M60]-[.O60]" office:value-type="float" office:value="0.0000000788084430491942" calcext:value-type="float">
            <text:p>7.88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096203" calcext:value-type="float">
            <text:p>2.205373961</text:p>
          </table:table-cell>
          <table:table-cell/>
          <table:table-cell table:style-name="ce4" table:formula="of:=[.F37]" office:value-type="float" office:value="2.20537389876326" calcext:value-type="float">
            <text:p>2.2053738988</text:p>
          </table:table-cell>
          <table:table-cell/>
          <table:table-cell table:formula="of:=[.M61]/[.O61]" office:value-type="float" office:value="1.00000002820328" calcext:value-type="float">
            <text:p>1.0000000282</text:p>
          </table:table-cell>
          <table:table-cell table:formula="of:=[.M61]-[.O61]" office:value-type="float" office:value="0.0000000621987701343585" calcext:value-type="float">
            <text:p>6.22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8121131" calcext:value-type="float">
            <text:p>0.8400175981</text:p>
          </table:table-cell>
          <table:table-cell/>
          <table:table-cell table:style-name="ce4" table:formula="of:=[.F38]" office:value-type="float" office:value="0.840017550850342" calcext:value-type="float">
            <text:p>0.8400175509</text:p>
          </table:table-cell>
          <table:table-cell/>
          <table:table-cell table:formula="of:=[.M62]/[.O62]" office:value-type="float" office:value="1.00000005627357" calcext:value-type="float">
            <text:p>1.0000000563</text:p>
          </table:table-cell>
          <table:table-cell table:formula="of:=[.M62]-[.O62]" office:value-type="float" office:value="0.0000000472707890608604" calcext:value-type="float">
            <text:p>4.73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603696" calcext:value-type="float">
            <text:p>847.0499056037</text:p>
          </table:table-cell>
          <table:table-cell/>
          <table:table-cell table:style-name="ce4" table:formula="of:=[.F21]" office:value-type="float" office:value="847.049907056901" calcext:value-type="float">
            <text:p>847.0499070569</text:p>
          </table:table-cell>
          <table:table-cell/>
          <table:table-cell table:formula="of:=[.M69]/[.O69]" office:value-type="float" office:value="0.999999998284392" calcext:value-type="float">
            <text:p>0.9999999983</text:p>
          </table:table-cell>
          <table:table-cell table:formula="of:=[.M69]-[.O69]" office:value-type="float" office:value="-0.00000145320507272118" calcext:value-type="float">
            <text:p>-1.45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08712" calcext:value-type="float">
            <text:p>3129.6692110871</text:p>
          </table:table-cell>
          <table:table-cell/>
          <table:table-cell table:style-name="ce4" table:formula="of:=[.F22]" office:value-type="float" office:value="3129.66920982532" calcext:value-type="float">
            <text:p>3129.6692098253</text:p>
          </table:table-cell>
          <table:table-cell/>
          <table:table-cell table:formula="of:=[.M70]/[.O70]" office:value-type="float" office:value="1.00000000040317" calcext:value-type="float">
            <text:p>1.0000000004</text:p>
          </table:table-cell>
          <table:table-cell table:formula="of:=[.M70]-[.O70]" office:value-type="float" office:value="0.00000126179975268315" calcext:value-type="float">
            <text:p>1.26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4243" calcext:value-type="float">
            <text:p>1244.4196452424</text:p>
          </table:table-cell>
          <table:table-cell/>
          <table:table-cell table:style-name="ce4" table:formula="of:=[.F23]" office:value-type="float" office:value="1244.41964509209" calcext:value-type="float">
            <text:p>1244.4196450921</text:p>
          </table:table-cell>
          <table:table-cell/>
          <table:table-cell table:formula="of:=[.M71]/[.O71]" office:value-type="float" office:value="1.00000000012081" calcext:value-type="float">
            <text:p>1.0000000001</text:p>
          </table:table-cell>
          <table:table-cell table:formula="of:=[.M71]-[.O71]" office:value-type="float" office:value="0.000000150340156324091" calcext:value-type="float">
            <text:p>1.50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72929474" calcext:value-type="float">
            <text:p>0.2868186729</text:p>
          </table:table-cell>
          <table:table-cell/>
          <table:table-cell table:style-name="ce4" table:formula="of:=[.F24]" office:value-type="float" office:value="0.28681872944479" calcext:value-type="float">
            <text:p>0.2868187294</text:p>
          </table:table-cell>
          <table:table-cell/>
          <table:table-cell table:formula="of:=[.M72]/[.O72]" office:value-type="float" office:value="0.99999980295807" calcext:value-type="float">
            <text:p>0.999999803</text:p>
          </table:table-cell>
          <table:table-cell table:formula="of:=[.M72]-[.O72]" office:value-type="float" office:value="-0.000000056515315927097" calcext:value-type="float">
            <text:p>-5.6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096203" calcext:value-type="float">
            <text:p>2.205373961</text:p>
          </table:table-cell>
          <table:table-cell/>
          <table:table-cell table:style-name="ce4" table:formula="of:=[.F25]" office:value-type="float" office:value="2.20537395916988" calcext:value-type="float">
            <text:p>2.2053739592</text:p>
          </table:table-cell>
          <table:table-cell/>
          <table:table-cell table:formula="of:=[.M73]/[.O73]" office:value-type="float" office:value="1.00000000081263" calcext:value-type="float">
            <text:p>1.0000000008</text:p>
          </table:table-cell>
          <table:table-cell table:formula="of:=[.M73]-[.O73]" office:value-type="float" office:value="0.00000000179214998397015" calcext:value-type="float">
            <text:p>1.79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8121131" calcext:value-type="float">
            <text:p>0.8400175981</text:p>
          </table:table-cell>
          <table:table-cell/>
          <table:table-cell table:style-name="ce4" table:formula="of:=[.F26]" office:value-type="float" office:value="0.840017608573777" calcext:value-type="float">
            <text:p>0.8400176086</text:p>
          </table:table-cell>
          <table:table-cell/>
          <table:table-cell table:formula="of:=[.M74]/[.O74]" office:value-type="float" office:value="0.999999987556635" calcext:value-type="float">
            <text:p>0.9999999876</text:p>
          </table:table-cell>
          <table:table-cell table:formula="of:=[.M74]-[.O74]" office:value-type="float" office:value="-0.000000010452645970993" calcext:value-type="float">
            <text:p>-1.0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1.00000000000001" calcext:value-type="float">
            <text:p>1</text:p>
          </table:table-cell>
          <table:table-cell table:formula="of:=[.M75]-[.O75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77 sec tol. 1e-8'.C5]" office:value-type="string" office:string-value="Latitude = " calcext:value-type="string">
            <text:p>Latitude = </text:p>
          </table:table-cell>
          <table:table-cell table:style-name="ce1" table:formula="of:=['After 77 sec tol. 1e-8'.D5]" office:value-type="float" office:value="21" calcext:value-type="float">
            <text:p>21</text:p>
          </table:table-cell>
          <table:table-cell table:style-name="ce1" table:formula="of:=['After 77 sec tol. 1e-8'.E5]" office:value-type="string" office:string-value="Longitude = " calcext:value-type="string">
            <text:p>Longitude = </text:p>
          </table:table-cell>
          <table:table-cell table:style-name="ce1" table:formula="of:=['After 77 sec tol. 1e-8'.F5]" office:value-type="float" office:value="74.5" calcext:value-type="float">
            <text:p>74.5</text:p>
          </table:table-cell>
          <table:table-cell table:style-name="ce1" table:formula="of:=['After 77 sec tol. 1e-8'.G5]" office:value-type="string" office:string-value="FPA = " calcext:value-type="string">
            <text:p>FPA = </text:p>
          </table:table-cell>
          <table:table-cell table:style-name="ce1" table:formula="of:=['After 77 sec tol. 1e-8'.H5]" office:value-type="float" office:value="89" calcext:value-type="float">
            <text:p>89</text:p>
          </table:table-cell>
          <table:table-cell table:style-name="ce1" table:formula="of:=['After 77 sec tol. 1e-8'.I5]" office:value-type="string" office:string-value="Azimuth = " calcext:value-type="string">
            <text:p>Azimuth = </text:p>
          </table:table-cell>
          <table:table-cell table:style-name="ce1" table:formula="of:=['After 77 sec tol. 1e-8'.J5]" office:value-type="float" office:value="90" calcext:value-type="float">
            <text:p>90</text:p>
          </table:table-cell>
          <table:table-cell table:style-name="ce1" table:formula="of:=['After 77 sec tol. 1e-8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8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8983" calcext:value-type="float">
            <text:p>847.049905389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8983" calcext:value-type="float">
            <text:p>847.04990538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440923" calcext:value-type="float">
            <text:p>847.049905440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440923" calcext:value-type="float">
            <text:p>-8.4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073" calcext:value-type="float">
            <text:p>3129.6692111407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073" calcext:value-type="float">
            <text:p>3129.66921114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15" calcext:value-type="float">
            <text:p>3129.66921111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15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21" calcext:value-type="float">
            <text:p>1244.4196452182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21" calcext:value-type="float">
            <text:p>1244.419645218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997" calcext:value-type="float">
            <text:p>1244.41964522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1997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5678" calcext:value-type="float">
            <text:p>0.2868186661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678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7863999" calcext:value-type="float">
            <text:p>0.286818667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7863999" calcext:value-type="float">
            <text:p>-2.8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299639" calcext:value-type="float">
            <text:p>2.205373963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299639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266827" calcext:value-type="float">
            <text:p>2.205373962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266827" calcext:value-type="float">
            <text:p>-2.2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52051" calcext:value-type="float">
            <text:p>0.8400175975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2051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707451" calcext:value-type="float">
            <text:p>0.8400175977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707451" calcext:value-type="float">
            <text:p>-8.4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83" calcext:value-type="float">
            <text:p>847.049905389</text:p>
          </table:table-cell>
          <table:table-cell/>
          <table:table-cell table:style-name="ce3" office:value-type="float" office:value="847.049905440923" calcext:value-type="float">
            <text:p>847.0499054409</text:p>
          </table:table-cell>
          <table:table-cell/>
          <table:table-cell table:style-name="ce3" office:value-type="float" office:value="0.99999999993868" calcext:value-type="float">
            <text:p>0.9999999999</text:p>
          </table:table-cell>
          <table:table-cell table:style-name="ce3" office:value-type="float" office:value="-0.000000051940787670901" calcext:value-type="float">
            <text:p>-5.1940787670901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4087903" calcext:value-type="float">
            <text:p>847.0499040879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4087903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3" calcext:value-type="float">
            <text:p>3129.6692111407</text:p>
          </table:table-cell>
          <table:table-cell/>
          <table:table-cell table:style-name="ce3" office:value-type="float" office:value="3129.669211115" calcext:value-type="float">
            <text:p>3129.669211115</text:p>
          </table:table-cell>
          <table:table-cell/>
          <table:table-cell table:style-name="ce3" office:value-type="float" office:value="1.00000000000822" calcext:value-type="float">
            <text:p>1</text:p>
          </table:table-cell>
          <table:table-cell table:style-name="ce3" office:value-type="float" office:value="0.0000000257291503658053" calcext:value-type="float">
            <text:p>2.57291503658053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61951" calcext:value-type="float">
            <text:p>3129.6692116195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61951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1" calcext:value-type="float">
            <text:p>1244.4196452182</text:p>
          </table:table-cell>
          <table:table-cell/>
          <table:table-cell table:style-name="ce3" office:value-type="float" office:value="1244.41964521997" calcext:value-type="float">
            <text:p>1244.41964522</text:p>
          </table:table-cell>
          <table:table-cell/>
          <table:table-cell table:style-name="ce3" office:value-type="float" office:value="0.999999999998585" calcext:value-type="float">
            <text:p>1</text:p>
          </table:table-cell>
          <table:table-cell table:style-name="ce3" office:value-type="float" office:value="-0.00000000176123648998328" calcext:value-type="float">
            <text:p>-1.76123648998328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10533" calcext:value-type="float">
            <text:p>1244.4196451053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10533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678" calcext:value-type="float">
            <text:p>0.2868186661</text:p>
          </table:table-cell>
          <table:table-cell/>
          <table:table-cell table:style-name="ce3" office:value-type="float" office:value="0.286818667863999" calcext:value-type="float">
            <text:p>0.2868186679</text:p>
          </table:table-cell>
          <table:table-cell/>
          <table:table-cell table:style-name="ce3" office:value-type="float" office:value="0.999999993699089" calcext:value-type="float">
            <text:p>0.9999999937</text:p>
          </table:table-cell>
          <table:table-cell table:style-name="ce3" office:value-type="float" office:value="-0.00000000180721887454993" calcext:value-type="float">
            <text:p>-1.80721887454993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22803602" calcext:value-type="float">
            <text:p>0.2868186228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22803602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639" calcext:value-type="float">
            <text:p>2.205373963</text:p>
          </table:table-cell>
          <table:table-cell/>
          <table:table-cell table:style-name="ce3" office:value-type="float" office:value="2.20537396266827" calcext:value-type="float">
            <text:p>2.2053739627</text:p>
          </table:table-cell>
          <table:table-cell/>
          <table:table-cell table:style-name="ce3" office:value-type="float" office:value="1.00000000014878" calcext:value-type="float">
            <text:p>1.0000000001</text:p>
          </table:table-cell>
          <table:table-cell table:style-name="ce3" office:value-type="float" office:value="0.000000000328116644965348" calcext:value-type="float">
            <text:p>3.28116644965348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735872" calcext:value-type="float">
            <text:p>2.2053739736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735872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2051" calcext:value-type="float">
            <text:p>0.8400175975</text:p>
          </table:table-cell>
          <table:table-cell/>
          <table:table-cell table:style-name="ce3" office:value-type="float" office:value="0.840017597707451" calcext:value-type="float">
            <text:p>0.8400175977</text:p>
          </table:table-cell>
          <table:table-cell/>
          <table:table-cell table:style-name="ce3" office:value-type="float" office:value="0.999999999695959" calcext:value-type="float">
            <text:p>0.9999999997</text:p>
          </table:table-cell>
          <table:table-cell table:style-name="ce3" office:value-type="float" office:value="-0.000000000255399923432265" calcext:value-type="float">
            <text:p>-2.55399923432265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1872253" calcext:value-type="float">
            <text:p>0.8400175919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1872253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42632564145606" calcext:value-type="float">
            <text:p>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83" calcext:value-type="float">
            <text:p>847.049905389</text:p>
          </table:table-cell>
          <table:table-cell/>
          <table:table-cell table:style-name="ce3" office:value-type="float" office:value="847.049904087903" calcext:value-type="float">
            <text:p>847.0499040879</text:p>
          </table:table-cell>
          <table:table-cell/>
          <table:table-cell table:style-name="ce3" office:value-type="float" office:value="1.00000000153601" calcext:value-type="float">
            <text:p>1.0000000015</text:p>
          </table:table-cell>
          <table:table-cell table:style-name="ce3" office:value-type="float" office:value="0.00000130107923723699" calcext:value-type="float">
            <text:p>1.30107923723699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4087903" calcext:value-type="float">
            <text:p>847.0499040879</text:p>
          </table:table-cell>
          <table:table-cell/>
          <table:table-cell table:style-name="ce4" table:formula="of:=[.F21]" office:value-type="float" office:value="847.049905440923" calcext:value-type="float">
            <text:p>847.0499054409</text:p>
          </table:table-cell>
          <table:table-cell/>
          <table:table-cell table:formula="of:=[.M33]/[.O33]" office:value-type="float" office:value="0.999999998402668" calcext:value-type="float">
            <text:p>0.9999999984</text:p>
          </table:table-cell>
          <table:table-cell table:formula="of:=[.M33]-[.O33]" office:value-type="float" office:value="-0.00000135302002490789" calcext:value-type="float">
            <text:p>-1.35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3" calcext:value-type="float">
            <text:p>3129.6692111407</text:p>
          </table:table-cell>
          <table:table-cell/>
          <table:table-cell table:style-name="ce3" office:value-type="float" office:value="3129.66921161951" calcext:value-type="float">
            <text:p>3129.6692116195</text:p>
          </table:table-cell>
          <table:table-cell/>
          <table:table-cell table:style-name="ce3" office:value-type="float" office:value="0.999999999847017" calcext:value-type="float">
            <text:p>0.9999999998</text:p>
          </table:table-cell>
          <table:table-cell table:style-name="ce3" office:value-type="float" office:value="-0.000000478787569591077" calcext:value-type="float">
            <text:p>-4.78787569591077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161951" calcext:value-type="float">
            <text:p>3129.6692116195</text:p>
          </table:table-cell>
          <table:table-cell/>
          <table:table-cell table:style-name="ce4" table:formula="of:=[.F22]" office:value-type="float" office:value="3129.669211115" calcext:value-type="float">
            <text:p>3129.669211115</text:p>
          </table:table-cell>
          <table:table-cell/>
          <table:table-cell table:formula="of:=[.M34]/[.O34]" office:value-type="float" office:value="1.0000000001612" calcext:value-type="float">
            <text:p>1.0000000002</text:p>
          </table:table-cell>
          <table:table-cell table:formula="of:=[.M34]-[.O34]" office:value-type="float" office:value="0.000000504509898746619" calcext:value-type="float">
            <text:p>5.05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1" calcext:value-type="float">
            <text:p>1244.4196452182</text:p>
          </table:table-cell>
          <table:table-cell/>
          <table:table-cell table:style-name="ce3" office:value-type="float" office:value="1244.41964510533" calcext:value-type="float">
            <text:p>1244.4196451053</text:p>
          </table:table-cell>
          <table:table-cell/>
          <table:table-cell table:style-name="ce3" office:value-type="float" office:value="1.00000000009071" calcext:value-type="float">
            <text:p>1.0000000001</text:p>
          </table:table-cell>
          <table:table-cell table:style-name="ce3" office:value-type="float" office:value="0.000000112882844405249" calcext:value-type="float">
            <text:p>1.12882844405249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510533" calcext:value-type="float">
            <text:p>1244.4196451053</text:p>
          </table:table-cell>
          <table:table-cell/>
          <table:table-cell table:style-name="ce4" table:formula="of:=[.F23]" office:value-type="float" office:value="1244.41964521997" calcext:value-type="float">
            <text:p>1244.41964522</text:p>
          </table:table-cell>
          <table:table-cell/>
          <table:table-cell table:formula="of:=[.M35]/[.O35]" office:value-type="float" office:value="0.999999999907877" calcext:value-type="float">
            <text:p>0.9999999999</text:p>
          </table:table-cell>
          <table:table-cell table:formula="of:=[.M35]-[.O35]" office:value-type="float" office:value="-0.00000011464021554275" calcext:value-type="float">
            <text:p>-1.15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678" calcext:value-type="float">
            <text:p>0.2868186661</text:p>
          </table:table-cell>
          <table:table-cell/>
          <table:table-cell table:style-name="ce3" office:value-type="float" office:value="0.286818622803602" calcext:value-type="float">
            <text:p>0.2868186228</text:p>
          </table:table-cell>
          <table:table-cell/>
          <table:table-cell table:style-name="ce3" office:value-type="float" office:value="1.00000015080324" calcext:value-type="float">
            <text:p>1.0000001508</text:p>
          </table:table-cell>
          <table:table-cell table:style-name="ce3" office:value-type="float" office:value="0.0000000432531780392154" calcext:value-type="float">
            <text:p>4.32531780392154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622803602" calcext:value-type="float">
            <text:p>0.2868186228</text:p>
          </table:table-cell>
          <table:table-cell/>
          <table:table-cell table:style-name="ce4" table:formula="of:=[.F24]" office:value-type="float" office:value="0.286818667863999" calcext:value-type="float">
            <text:p>0.2868186679</text:p>
          </table:table-cell>
          <table:table-cell/>
          <table:table-cell table:formula="of:=[.M36]/[.O36]" office:value-type="float" office:value="0.999999842895871" calcext:value-type="float">
            <text:p>0.9999998429</text:p>
          </table:table-cell>
          <table:table-cell table:formula="of:=[.M36]-[.O36]" office:value-type="float" office:value="-0.0000000450603969692764" calcext:value-type="float">
            <text:p>-4.51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639" calcext:value-type="float">
            <text:p>2.205373963</text:p>
          </table:table-cell>
          <table:table-cell/>
          <table:table-cell table:style-name="ce3" office:value-type="float" office:value="2.2053739735872" calcext:value-type="float">
            <text:p>2.2053739736</text:p>
          </table:table-cell>
          <table:table-cell/>
          <table:table-cell table:style-name="ce3" office:value-type="float" office:value="0.999999995197728" calcext:value-type="float">
            <text:p>0.9999999952</text:p>
          </table:table-cell>
          <table:table-cell table:style-name="ce3" office:value-type="float" office:value="-0.0000000105908064540472" calcext:value-type="float">
            <text:p>-1.05908064540472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9735872" calcext:value-type="float">
            <text:p>2.2053739736</text:p>
          </table:table-cell>
          <table:table-cell/>
          <table:table-cell table:style-name="ce4" table:formula="of:=[.F25]" office:value-type="float" office:value="2.20537396266827" calcext:value-type="float">
            <text:p>2.2053739627</text:p>
          </table:table-cell>
          <table:table-cell/>
          <table:table-cell table:formula="of:=[.M37]/[.O37]" office:value-type="float" office:value="1.00000000495106" calcext:value-type="float">
            <text:p>1.000000005</text:p>
          </table:table-cell>
          <table:table-cell table:formula="of:=[.M37]-[.O37]" office:value-type="float" office:value="0.0000000109189302044399" calcext:value-type="float">
            <text:p>1.09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2051" calcext:value-type="float">
            <text:p>0.8400175975</text:p>
          </table:table-cell>
          <table:table-cell/>
          <table:table-cell table:style-name="ce3" office:value-type="float" office:value="0.840017591872253" calcext:value-type="float">
            <text:p>0.8400175919</text:p>
          </table:table-cell>
          <table:table-cell/>
          <table:table-cell table:style-name="ce3" office:value-type="float" office:value="1.00000000664248" calcext:value-type="float">
            <text:p>1.0000000066</text:p>
          </table:table-cell>
          <table:table-cell table:style-name="ce3" office:value-type="float" office:value="0.00000000557979762394467" calcext:value-type="float">
            <text:p>5.57979762394467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91872253" calcext:value-type="float">
            <text:p>0.8400175919</text:p>
          </table:table-cell>
          <table:table-cell/>
          <table:table-cell table:style-name="ce4" table:formula="of:=[.F26]" office:value-type="float" office:value="0.840017597707451" calcext:value-type="float">
            <text:p>0.8400175977</text:p>
          </table:table-cell>
          <table:table-cell/>
          <table:table-cell table:formula="of:=[.M38]/[.O38]" office:value-type="float" office:value="0.999999993053481" calcext:value-type="float">
            <text:p>0.9999999931</text:p>
          </table:table-cell>
          <table:table-cell table:formula="of:=[.M38]-[.O38]" office:value-type="float" office:value="-0.00000000583519799146615" calcext:value-type="float">
            <text:p>-5.84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99475983006414" calcext:value-type="float">
            <text:p>9.947598300641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83" calcext:value-type="float">
            <text:p>847.049905389</text:p>
          </table:table-cell>
          <table:table-cell/>
          <table:table-cell table:style-name="ce3" office:value-type="float" office:value="847.04990539534" calcext:value-type="float">
            <text:p>847.0499053953</text:p>
          </table:table-cell>
          <table:table-cell/>
          <table:table-cell table:style-name="ce3" office:value-type="float" office:value="0.999999999992494" calcext:value-type="float">
            <text:p>1</text:p>
          </table:table-cell>
          <table:table-cell table:style-name="ce3" office:value-type="float" office:value="-0.00000000635759533906821" calcext:value-type="float">
            <text:p>-6.35759533906821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4990539534" calcext:value-type="float">
            <text:p>847.049905395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39534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3" calcext:value-type="float">
            <text:p>3129.6692111407</text:p>
          </table:table-cell>
          <table:table-cell/>
          <table:table-cell table:style-name="ce3" office:value-type="float" office:value="3129.66921113898" calcext:value-type="float">
            <text:p>3129.669211139</text:p>
          </table:table-cell>
          <table:table-cell/>
          <table:table-cell table:style-name="ce3" office:value-type="float" office:value="1.00000000000056" calcext:value-type="float">
            <text:p>1</text:p>
          </table:table-cell>
          <table:table-cell table:style-name="ce3" office:value-type="float" office:value="0.00000000174850356415845" calcext:value-type="float">
            <text:p>1.74850356415845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9.66921113898" calcext:value-type="float">
            <text:p>3129.669211139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13898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1" calcext:value-type="float">
            <text:p>1244.4196452182</text:p>
          </table:table-cell>
          <table:table-cell/>
          <table:table-cell table:style-name="ce3" office:value-type="float" office:value="1244.41964521886" calcext:value-type="float">
            <text:p>1244.4196452189</text:p>
          </table:table-cell>
          <table:table-cell/>
          <table:table-cell table:style-name="ce3" office:value-type="float" office:value="0.999999999999475" calcext:value-type="float">
            <text:p>1</text:p>
          </table:table-cell>
          <table:table-cell table:style-name="ce3" office:value-type="float" office:value="-0.000000000653244569548406" calcext:value-type="float">
            <text:p>-6.53244569548406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41964521886" calcext:value-type="float">
            <text:p>1244.4196452189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1886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678" calcext:value-type="float">
            <text:p>0.2868186661</text:p>
          </table:table-cell>
          <table:table-cell/>
          <table:table-cell table:style-name="ce3" office:value-type="float" office:value="0.28681866626222" calcext:value-type="float">
            <text:p>0.2868186663</text:p>
          </table:table-cell>
          <table:table-cell/>
          <table:table-cell table:style-name="ce3" office:value-type="float" office:value="0.999999999283727" calcext:value-type="float">
            <text:p>0.9999999993</text:p>
          </table:table-cell>
          <table:table-cell table:style-name="ce3" office:value-type="float" office:value="-0.000000000205440386924494" calcext:value-type="float">
            <text:p>-2.05440386924494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28681866626222" calcext:value-type="float">
            <text:p>0.2868186663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6626222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639" calcext:value-type="float">
            <text:p>2.205373963</text:p>
          </table:table-cell>
          <table:table-cell/>
          <table:table-cell table:style-name="ce3" office:value-type="float" office:value="2.20537396293908" calcext:value-type="float">
            <text:p>2.2053739629</text:p>
          </table:table-cell>
          <table:table-cell/>
          <table:table-cell table:style-name="ce3" office:value-type="float" office:value="1.00000000002599" calcext:value-type="float">
            <text:p>1</text:p>
          </table:table-cell>
          <table:table-cell table:style-name="ce3" office:value-type="float" office:value="0.0000000000573106007095703" calcext:value-type="float">
            <text:p>5.73106007095703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20537396293908" calcext:value-type="float">
            <text:p>2.2053739629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293908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2051" calcext:value-type="float">
            <text:p>0.8400175975</text:p>
          </table:table-cell>
          <table:table-cell/>
          <table:table-cell table:style-name="ce3" office:value-type="float" office:value="0.840017597472955" calcext:value-type="float">
            <text:p>0.8400175975</text:p>
          </table:table-cell>
          <table:table-cell/>
          <table:table-cell table:style-name="ce3" office:value-type="float" office:value="0.999999999975114" calcext:value-type="float">
            <text:p>1</text:p>
          </table:table-cell>
          <table:table-cell table:style-name="ce3" office:value-type="float" office:value="-0.000000000020904611375272" calcext:value-type="float">
            <text:p>-2.0904611375272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0017597472955" calcext:value-type="float">
            <text:p>0.840017597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7472955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9534" calcext:value-type="float">
            <text:p>847.0499053953</text:p>
          </table:table-cell>
          <table:table-cell/>
          <table:table-cell table:style-name="ce4" table:formula="of:=[.F33]" office:value-type="float" office:value="847.049904087903" calcext:value-type="float">
            <text:p>847.0499040879</text:p>
          </table:table-cell>
          <table:table-cell/>
          <table:table-cell table:formula="of:=[.M57]/[.O57]" office:value-type="float" office:value="1.00000000154352" calcext:value-type="float">
            <text:p>1.0000000015</text:p>
          </table:table-cell>
          <table:table-cell table:formula="of:=[.M57]-[.O57]" office:value-type="float" office:value="0.00000130743705994973" calcext:value-type="float">
            <text:p>1.31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3898" calcext:value-type="float">
            <text:p>3129.669211139</text:p>
          </table:table-cell>
          <table:table-cell/>
          <table:table-cell table:style-name="ce4" table:formula="of:=[.F34]" office:value-type="float" office:value="3129.66921161951" calcext:value-type="float">
            <text:p>3129.6692116195</text:p>
          </table:table-cell>
          <table:table-cell/>
          <table:table-cell table:formula="of:=[.M58]/[.O58]" office:value-type="float" office:value="0.99999999984646" calcext:value-type="float">
            <text:p>0.9999999998</text:p>
          </table:table-cell>
          <table:table-cell table:formula="of:=[.M58]-[.O58]" office:value-type="float" office:value="-0.000000480530161439674" calcext:value-type="float">
            <text:p>-4.81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86" calcext:value-type="float">
            <text:p>1244.4196452189</text:p>
          </table:table-cell>
          <table:table-cell/>
          <table:table-cell table:style-name="ce4" table:formula="of:=[.F35]" office:value-type="float" office:value="1244.41964510533" calcext:value-type="float">
            <text:p>1244.4196451053</text:p>
          </table:table-cell>
          <table:table-cell/>
          <table:table-cell table:formula="of:=[.M59]/[.O59]" office:value-type="float" office:value="1.00000000009123" calcext:value-type="float">
            <text:p>1.0000000001</text:p>
          </table:table-cell>
          <table:table-cell table:formula="of:=[.M59]-[.O59]" office:value-type="float" office:value="0.000000113530177259236" calcext:value-type="float">
            <text:p>1.1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26222" calcext:value-type="float">
            <text:p>0.2868186663</text:p>
          </table:table-cell>
          <table:table-cell/>
          <table:table-cell table:style-name="ce4" table:formula="of:=[.F36]" office:value-type="float" office:value="0.286818622803602" calcext:value-type="float">
            <text:p>0.2868186228</text:p>
          </table:table-cell>
          <table:table-cell/>
          <table:table-cell table:formula="of:=[.M60]/[.O60]" office:value-type="float" office:value="1.00000015151951" calcext:value-type="float">
            <text:p>1.0000001515</text:p>
          </table:table-cell>
          <table:table-cell table:formula="of:=[.M60]-[.O60]" office:value-type="float" office:value="0.0000000434586179820506" calcext:value-type="float">
            <text:p>4.3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3908" calcext:value-type="float">
            <text:p>2.2053739629</text:p>
          </table:table-cell>
          <table:table-cell/>
          <table:table-cell table:style-name="ce4" table:formula="of:=[.F37]" office:value-type="float" office:value="2.2053739735872" calcext:value-type="float">
            <text:p>2.2053739736</text:p>
          </table:table-cell>
          <table:table-cell/>
          <table:table-cell table:formula="of:=[.M61]/[.O61]" office:value-type="float" office:value="0.999999995171739" calcext:value-type="float">
            <text:p>0.9999999952</text:p>
          </table:table-cell>
          <table:table-cell table:formula="of:=[.M61]-[.O61]" office:value-type="float" office:value="-0.0000000106481201633812" calcext:value-type="float">
            <text:p>-1.0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72955" calcext:value-type="float">
            <text:p>0.8400175975</text:p>
          </table:table-cell>
          <table:table-cell/>
          <table:table-cell table:style-name="ce4" table:formula="of:=[.F38]" office:value-type="float" office:value="0.840017591872253" calcext:value-type="float">
            <text:p>0.8400175919</text:p>
          </table:table-cell>
          <table:table-cell/>
          <table:table-cell table:formula="of:=[.M62]/[.O62]" office:value-type="float" office:value="1.00000000666736" calcext:value-type="float">
            <text:p>1.0000000067</text:p>
          </table:table-cell>
          <table:table-cell table:formula="of:=[.M62]-[.O62]" office:value-type="float" office:value="0.00000000560070190225304" calcext:value-type="float">
            <text:p>5.6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9534" calcext:value-type="float">
            <text:p>847.0499053953</text:p>
          </table:table-cell>
          <table:table-cell/>
          <table:table-cell table:style-name="ce4" table:formula="of:=[.F21]" office:value-type="float" office:value="847.049905440923" calcext:value-type="float">
            <text:p>847.0499054409</text:p>
          </table:table-cell>
          <table:table-cell/>
          <table:table-cell table:formula="of:=[.M69]/[.O69]" office:value-type="float" office:value="0.999999999946186" calcext:value-type="float">
            <text:p>0.9999999999</text:p>
          </table:table-cell>
          <table:table-cell table:formula="of:=[.M69]-[.O69]" office:value-type="float" office:value="-0.0000000455829649581574" calcext:value-type="float">
            <text:p>-4.5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3898" calcext:value-type="float">
            <text:p>3129.669211139</text:p>
          </table:table-cell>
          <table:table-cell/>
          <table:table-cell table:style-name="ce4" table:formula="of:=[.F22]" office:value-type="float" office:value="3129.669211115" calcext:value-type="float">
            <text:p>3129.669211115</text:p>
          </table:table-cell>
          <table:table-cell/>
          <table:table-cell table:formula="of:=[.M70]/[.O70]" office:value-type="float" office:value="1.00000000000766" calcext:value-type="float">
            <text:p>1</text:p>
          </table:table-cell>
          <table:table-cell table:formula="of:=[.M70]-[.O70]" office:value-type="float" office:value="0.000000023979737306945" calcext:value-type="float">
            <text:p>2.4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86" calcext:value-type="float">
            <text:p>1244.4196452189</text:p>
          </table:table-cell>
          <table:table-cell/>
          <table:table-cell table:style-name="ce4" table:formula="of:=[.F23]" office:value-type="float" office:value="1244.41964521997" calcext:value-type="float">
            <text:p>1244.41964522</text:p>
          </table:table-cell>
          <table:table-cell/>
          <table:table-cell table:formula="of:=[.M71]/[.O71]" office:value-type="float" office:value="0.999999999999108" calcext:value-type="float">
            <text:p>1</text:p>
          </table:table-cell>
          <table:table-cell table:formula="of:=[.M71]-[.O71]" office:value-type="float" office:value="-0.00000000111003828351386" calcext:value-type="float">
            <text:p>-1.11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26222" calcext:value-type="float">
            <text:p>0.2868186663</text:p>
          </table:table-cell>
          <table:table-cell/>
          <table:table-cell table:style-name="ce4" table:formula="of:=[.F24]" office:value-type="float" office:value="0.286818667863999" calcext:value-type="float">
            <text:p>0.2868186679</text:p>
          </table:table-cell>
          <table:table-cell/>
          <table:table-cell table:formula="of:=[.M72]/[.O72]" office:value-type="float" office:value="0.99999999441536" calcext:value-type="float">
            <text:p>0.9999999944</text:p>
          </table:table-cell>
          <table:table-cell table:formula="of:=[.M72]-[.O72]" office:value-type="float" office:value="-0.0000000016017789872258" calcext:value-type="float">
            <text:p>-1.6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3908" calcext:value-type="float">
            <text:p>2.2053739629</text:p>
          </table:table-cell>
          <table:table-cell/>
          <table:table-cell table:style-name="ce4" table:formula="of:=[.F25]" office:value-type="float" office:value="2.20537396266827" calcext:value-type="float">
            <text:p>2.2053739627</text:p>
          </table:table-cell>
          <table:table-cell/>
          <table:table-cell table:formula="of:=[.M73]/[.O73]" office:value-type="float" office:value="1.0000000001228" calcext:value-type="float">
            <text:p>1.0000000001</text:p>
          </table:table-cell>
          <table:table-cell table:formula="of:=[.M73]-[.O73]" office:value-type="float" office:value="0.000000000270810041058667" calcext:value-type="float">
            <text:p>2.71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72955" calcext:value-type="float">
            <text:p>0.8400175975</text:p>
          </table:table-cell>
          <table:table-cell/>
          <table:table-cell table:style-name="ce4" table:formula="of:=[.F26]" office:value-type="float" office:value="0.840017597707451" calcext:value-type="float">
            <text:p>0.8400175977</text:p>
          </table:table-cell>
          <table:table-cell/>
          <table:table-cell table:formula="of:=[.M74]/[.O74]" office:value-type="float" office:value="0.999999999720844" calcext:value-type="float">
            <text:p>0.9999999997</text:p>
          </table:table-cell>
          <table:table-cell table:formula="of:=[.M74]-[.O74]" office:value-type="float" office:value="-0.00000000023449608921311" calcext:value-type="float">
            <text:p>-2.34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0'.D4]" office:value-type="string" office:string-value="-0.6 km MOLA" calcext:value-type="string">
            <text:p>-0.6 km MOLA</text:p>
          </table:table-cell>
          <table:table-cell table:style-name="ce1" table:formula="of:=['After 77 sec tol. 1e-10'.E4]" office:value-type="string" office:string-value="TSI Order = " calcext:value-type="string">
            <text:p>TSI Order = </text:p>
          </table:table-cell>
          <table:table-cell table:style-name="ce1" table:formula="of:=['After 77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77 sec tol. 1e-10'.C5]" office:value-type="string" office:string-value="Latitude = " calcext:value-type="string">
            <text:p>Latitude = </text:p>
          </table:table-cell>
          <table:table-cell table:style-name="ce1" table:formula="of:=['After 77 sec tol. 1e-10'.D5]" office:value-type="float" office:value="21" calcext:value-type="float">
            <text:p>21</text:p>
          </table:table-cell>
          <table:table-cell table:style-name="ce1" table:formula="of:=['After 77 sec tol. 1e-10'.E5]" office:value-type="string" office:string-value="Longitude = " calcext:value-type="string">
            <text:p>Longitude = </text:p>
          </table:table-cell>
          <table:table-cell table:style-name="ce1" table:formula="of:=['After 77 sec tol. 1e-10'.F5]" office:value-type="float" office:value="74.5" calcext:value-type="float">
            <text:p>74.5</text:p>
          </table:table-cell>
          <table:table-cell table:style-name="ce1" table:formula="of:=['After 77 sec tol. 1e-10'.G5]" office:value-type="string" office:string-value="FPA = " calcext:value-type="string">
            <text:p>FPA = </text:p>
          </table:table-cell>
          <table:table-cell table:style-name="ce1" table:formula="of:=['After 77 sec tol. 1e-10'.H5]" office:value-type="float" office:value="89" calcext:value-type="float">
            <text:p>89</text:p>
          </table:table-cell>
          <table:table-cell table:style-name="ce1" table:formula="of:=['After 77 sec tol. 1e-10'.I5]" office:value-type="string" office:string-value="Azimuth = " calcext:value-type="string">
            <text:p>Azimuth = </text:p>
          </table:table-cell>
          <table:table-cell table:style-name="ce1" table:formula="of:=['After 77 sec tol. 1e-10'.J5]" office:value-type="float" office:value="90" calcext:value-type="float">
            <text:p>90</text:p>
          </table:table-cell>
          <table:table-cell table:style-name="ce1" table:formula="of:=['After 77 sec tol. 1e-10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0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0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8979" calcext:value-type="float">
            <text:p>847.049905389</text:p>
          </table:table-cell>
          <table:table-cell/>
          <table:table-cell table:style-name="ce4" table:formula="of:=['After 77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8979" calcext:value-type="float">
            <text:p>847.04990538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398351" calcext:value-type="float">
            <text:p>847.049905398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398351" calcext:value-type="float">
            <text:p>-8.4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073" calcext:value-type="float">
            <text:p>3129.6692111407</text:p>
          </table:table-cell>
          <table:table-cell/>
          <table:table-cell table:style-name="ce4" table:formula="of:=['After 77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073" calcext:value-type="float">
            <text:p>3129.66921114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3764" calcext:value-type="float">
            <text:p>3129.669211137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3764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21" calcext:value-type="float">
            <text:p>1244.4196452182</text:p>
          </table:table-cell>
          <table:table-cell/>
          <table:table-cell table:style-name="ce4" table:formula="of:=['After 77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21" calcext:value-type="float">
            <text:p>1244.419645218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918" calcext:value-type="float">
            <text:p>1244.4196452192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1918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56706" calcext:value-type="float">
            <text:p>0.2868186661</text:p>
          </table:table-cell>
          <table:table-cell/>
          <table:table-cell table:style-name="ce4" table:formula="of:=['After 77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6706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6364826" calcext:value-type="float">
            <text:p>0.2868186664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6364826" calcext:value-type="float">
            <text:p>-2.8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299651" calcext:value-type="float">
            <text:p>2.205373963</text:p>
          </table:table-cell>
          <table:table-cell/>
          <table:table-cell table:style-name="ce4" table:formula="of:=['After 77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299651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291547" calcext:value-type="float">
            <text:p>2.2053739629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291547" calcext:value-type="float">
            <text:p>-2.2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52066" calcext:value-type="float">
            <text:p>0.8400175975</text:p>
          </table:table-cell>
          <table:table-cell/>
          <table:table-cell table:style-name="ce4" table:formula="of:=['After 77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2066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490925" calcext:value-type="float">
            <text:p>0.840017597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490925" calcext:value-type="float">
            <text:p>-8.4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79" calcext:value-type="float">
            <text:p>847.049905389</text:p>
          </table:table-cell>
          <table:table-cell/>
          <table:table-cell table:style-name="ce3" office:value-type="float" office:value="847.049905398351" calcext:value-type="float">
            <text:p>847.0499053984</text:p>
          </table:table-cell>
          <table:table-cell/>
          <table:table-cell table:style-name="ce3" office:value-type="float" office:value="0.999999999988936" calcext:value-type="float">
            <text:p>1</text:p>
          </table:table-cell>
          <table:table-cell table:style-name="ce3" office:value-type="float" office:value="-0.00000000937143340706825" calcext:value-type="float">
            <text:p>-9.37143340706825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070101" calcext:value-type="float">
            <text:p>847.0499050701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070101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3" calcext:value-type="float">
            <text:p>3129.6692111407</text:p>
          </table:table-cell>
          <table:table-cell/>
          <table:table-cell table:style-name="ce3" office:value-type="float" office:value="3129.66921113764" calcext:value-type="float">
            <text:p>3129.6692111376</text:p>
          </table:table-cell>
          <table:table-cell/>
          <table:table-cell table:style-name="ce3" office:value-type="float" office:value="1.00000000000099" calcext:value-type="float">
            <text:p>1</text:p>
          </table:table-cell>
          <table:table-cell table:style-name="ce3" office:value-type="float" office:value="0.00000000308818925986998" calcext:value-type="float">
            <text:p>3.08818925986998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247" calcext:value-type="float">
            <text:p>3129.669211247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247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1" calcext:value-type="float">
            <text:p>1244.4196452182</text:p>
          </table:table-cell>
          <table:table-cell/>
          <table:table-cell table:style-name="ce3" office:value-type="float" office:value="1244.41964521918" calcext:value-type="float">
            <text:p>1244.4196452192</text:p>
          </table:table-cell>
          <table:table-cell/>
          <table:table-cell table:style-name="ce3" office:value-type="float" office:value="0.999999999999221" calcext:value-type="float">
            <text:p>1</text:p>
          </table:table-cell>
          <table:table-cell table:style-name="ce3" office:value-type="float" office:value="-0.000000000968839231063612" calcext:value-type="float">
            <text:p>-0.00000000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18773" calcext:value-type="float">
            <text:p>1244.4196451877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18773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6706" calcext:value-type="float">
            <text:p>0.2868186661</text:p>
          </table:table-cell>
          <table:table-cell/>
          <table:table-cell table:style-name="ce3" office:value-type="float" office:value="0.286818666364826" calcext:value-type="float">
            <text:p>0.2868186664</text:p>
          </table:table-cell>
          <table:table-cell/>
          <table:table-cell table:style-name="ce3" office:value-type="float" office:value="0.999999998925733" calcext:value-type="float">
            <text:p>0.9999999989</text:p>
          </table:table-cell>
          <table:table-cell table:style-name="ce3" office:value-type="float" office:value="-0.00000000030811975193501" calcext:value-type="float">
            <text:p>-3.0811975193501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55572861" calcext:value-type="float">
            <text:p>0.286818655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55572861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651" calcext:value-type="float">
            <text:p>2.205373963</text:p>
          </table:table-cell>
          <table:table-cell/>
          <table:table-cell table:style-name="ce3" office:value-type="float" office:value="2.20537396291547" calcext:value-type="float">
            <text:p>2.2053739629</text:p>
          </table:table-cell>
          <table:table-cell/>
          <table:table-cell table:style-name="ce3" office:value-type="float" office:value="1.00000000003675" calcext:value-type="float">
            <text:p>1</text:p>
          </table:table-cell>
          <table:table-cell table:style-name="ce3" office:value-type="float" office:value="0.0000000000810413958163281" calcext:value-type="float">
            <text:p>8.10413958163281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6571712" calcext:value-type="float">
            <text:p>2.2053739657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6571712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2066" calcext:value-type="float">
            <text:p>0.8400175975</text:p>
          </table:table-cell>
          <table:table-cell/>
          <table:table-cell table:style-name="ce3" office:value-type="float" office:value="0.840017597490925" calcext:value-type="float">
            <text:p>0.8400175975</text:p>
          </table:table-cell>
          <table:table-cell/>
          <table:table-cell table:style-name="ce3" office:value-type="float" office:value="0.99999999995374" calcext:value-type="float">
            <text:p>1</text:p>
          </table:table-cell>
          <table:table-cell table:style-name="ce3" office:value-type="float" office:value="-0.00000000003885913812951" calcext:value-type="float">
            <text:p>-3.885913812951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6182591" calcext:value-type="float">
            <text:p>0.8400175962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6182591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79" calcext:value-type="float">
            <text:p>847.049905389</text:p>
          </table:table-cell>
          <table:table-cell/>
          <table:table-cell table:style-name="ce3" office:value-type="float" office:value="847.049905070101" calcext:value-type="float">
            <text:p>847.0499050701</text:p>
          </table:table-cell>
          <table:table-cell/>
          <table:table-cell table:style-name="ce3" office:value-type="float" office:value="1.00000000037646" calcext:value-type="float">
            <text:p>1.0000000004</text:p>
          </table:table-cell>
          <table:table-cell table:style-name="ce3" office:value-type="float" office:value="0.000000318878051075444" calcext:value-type="float">
            <text:p>3.18878051075444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5070101" calcext:value-type="float">
            <text:p>847.0499050701</text:p>
          </table:table-cell>
          <table:table-cell/>
          <table:table-cell table:style-name="ce4" table:formula="of:=[.F21]" office:value-type="float" office:value="847.049905398351" calcext:value-type="float">
            <text:p>847.0499053984</text:p>
          </table:table-cell>
          <table:table-cell/>
          <table:table-cell table:formula="of:=[.M33]/[.O33]" office:value-type="float" office:value="0.999999999612479" calcext:value-type="float">
            <text:p>0.9999999996</text:p>
          </table:table-cell>
          <table:table-cell table:formula="of:=[.M33]-[.O33]" office:value-type="float" office:value="-0.000000328250052916701" calcext:value-type="float">
            <text:p>-3.28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3" calcext:value-type="float">
            <text:p>3129.6692111407</text:p>
          </table:table-cell>
          <table:table-cell/>
          <table:table-cell table:style-name="ce3" office:value-type="float" office:value="3129.669211247" calcext:value-type="float">
            <text:p>3129.669211247</text:p>
          </table:table-cell>
          <table:table-cell/>
          <table:table-cell table:style-name="ce3" office:value-type="float" office:value="0.999999999966044" calcext:value-type="float">
            <text:p>1</text:p>
          </table:table-cell>
          <table:table-cell table:style-name="ce3" office:value-type="float" office:value="-0.00000010627127267071" calcext:value-type="float">
            <text:p>-1.0627127267071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1247" calcext:value-type="float">
            <text:p>3129.669211247</text:p>
          </table:table-cell>
          <table:table-cell/>
          <table:table-cell table:style-name="ce4" table:formula="of:=[.F22]" office:value-type="float" office:value="3129.66921113764" calcext:value-type="float">
            <text:p>3129.6692111376</text:p>
          </table:table-cell>
          <table:table-cell/>
          <table:table-cell table:formula="of:=[.M34]/[.O34]" office:value-type="float" office:value="1.00000000003494" calcext:value-type="float">
            <text:p>1</text:p>
          </table:table-cell>
          <table:table-cell table:formula="of:=[.M34]-[.O34]" office:value-type="float" office:value="0.000000109359916677931" calcext:value-type="float">
            <text:p>1.09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1" calcext:value-type="float">
            <text:p>1244.4196452182</text:p>
          </table:table-cell>
          <table:table-cell/>
          <table:table-cell table:style-name="ce3" office:value-type="float" office:value="1244.41964518773" calcext:value-type="float">
            <text:p>1244.4196451877</text:p>
          </table:table-cell>
          <table:table-cell/>
          <table:table-cell table:style-name="ce3" office:value-type="float" office:value="1.00000000002449" calcext:value-type="float">
            <text:p>1</text:p>
          </table:table-cell>
          <table:table-cell table:style-name="ce3" office:value-type="float" office:value="0.0000000304758032143582" calcext:value-type="float">
            <text:p>3.04758032143582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518773" calcext:value-type="float">
            <text:p>1244.4196451877</text:p>
          </table:table-cell>
          <table:table-cell/>
          <table:table-cell table:style-name="ce4" table:formula="of:=[.F23]" office:value-type="float" office:value="1244.41964521918" calcext:value-type="float">
            <text:p>1244.4196452192</text:p>
          </table:table-cell>
          <table:table-cell/>
          <table:table-cell table:formula="of:=[.M35]/[.O35]" office:value-type="float" office:value="0.999999999974727" calcext:value-type="float">
            <text:p>1</text:p>
          </table:table-cell>
          <table:table-cell table:formula="of:=[.M35]-[.O35]" office:value-type="float" office:value="-0.000000031449872039957" calcext:value-type="float">
            <text:p>-3.14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6706" calcext:value-type="float">
            <text:p>0.2868186661</text:p>
          </table:table-cell>
          <table:table-cell/>
          <table:table-cell table:style-name="ce3" office:value-type="float" office:value="0.286818655572861" calcext:value-type="float">
            <text:p>0.2868186556</text:p>
          </table:table-cell>
          <table:table-cell/>
          <table:table-cell table:style-name="ce3" office:value-type="float" office:value="1.00000003655217" calcext:value-type="float">
            <text:p>1.0000000366</text:p>
          </table:table-cell>
          <table:table-cell table:style-name="ce3" office:value-type="float" office:value="0.0000000104838451253642" calcext:value-type="float">
            <text:p>1.04838451253642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655572861" calcext:value-type="float">
            <text:p>0.2868186556</text:p>
          </table:table-cell>
          <table:table-cell/>
          <table:table-cell table:style-name="ce4" table:formula="of:=[.F24]" office:value-type="float" office:value="0.286818666364826" calcext:value-type="float">
            <text:p>0.2868186664</text:p>
          </table:table-cell>
          <table:table-cell/>
          <table:table-cell table:formula="of:=[.M36]/[.O36]" office:value-type="float" office:value="0.999999962373561" calcext:value-type="float">
            <text:p>0.9999999624</text:p>
          </table:table-cell>
          <table:table-cell table:formula="of:=[.M36]-[.O36]" office:value-type="float" office:value="-0.0000000107919649883215" calcext:value-type="float">
            <text:p>-1.08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651" calcext:value-type="float">
            <text:p>2.205373963</text:p>
          </table:table-cell>
          <table:table-cell/>
          <table:table-cell table:style-name="ce3" office:value-type="float" office:value="2.20537396571712" calcext:value-type="float">
            <text:p>2.2053739657</text:p>
          </table:table-cell>
          <table:table-cell/>
          <table:table-cell table:style-name="ce3" office:value-type="float" office:value="0.999999998766371" calcext:value-type="float">
            <text:p>0.9999999988</text:p>
          </table:table-cell>
          <table:table-cell table:style-name="ce3" office:value-type="float" office:value="-0.0000000027206130681634" calcext:value-type="float">
            <text:p>-2.7206130681634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96571712" calcext:value-type="float">
            <text:p>2.2053739657</text:p>
          </table:table-cell>
          <table:table-cell/>
          <table:table-cell table:style-name="ce4" table:formula="of:=[.F25]" office:value-type="float" office:value="2.20537396291547" calcext:value-type="float">
            <text:p>2.2053739629</text:p>
          </table:table-cell>
          <table:table-cell/>
          <table:table-cell table:formula="of:=[.M37]/[.O37]" office:value-type="float" office:value="1.00000000127037" calcext:value-type="float">
            <text:p>1.0000000013</text:p>
          </table:table-cell>
          <table:table-cell table:formula="of:=[.M37]-[.O37]" office:value-type="float" office:value="0.00000000280165002308763" calcext:value-type="float">
            <text:p>2.80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2066" calcext:value-type="float">
            <text:p>0.8400175975</text:p>
          </table:table-cell>
          <table:table-cell/>
          <table:table-cell table:style-name="ce3" office:value-type="float" office:value="0.840017596182591" calcext:value-type="float">
            <text:p>0.8400175962</text:p>
          </table:table-cell>
          <table:table-cell/>
          <table:table-cell table:style-name="ce3" office:value-type="float" office:value="1.00000000151125" calcext:value-type="float">
            <text:p>1.0000000015</text:p>
          </table:table-cell>
          <table:table-cell table:style-name="ce3" office:value-type="float" office:value="0.00000000126947530265653" calcext:value-type="float">
            <text:p>1.26947530265653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96182591" calcext:value-type="float">
            <text:p>0.8400175962</text:p>
          </table:table-cell>
          <table:table-cell/>
          <table:table-cell table:style-name="ce4" table:formula="of:=[.F26]" office:value-type="float" office:value="0.840017597490925" calcext:value-type="float">
            <text:p>0.8400175975</text:p>
          </table:table-cell>
          <table:table-cell/>
          <table:table-cell table:formula="of:=[.M38]/[.O38]" office:value-type="float" office:value="0.999999998442492" calcext:value-type="float">
            <text:p>0.9999999984</text:p>
          </table:table-cell>
          <table:table-cell table:formula="of:=[.M38]-[.O38]" office:value-type="float" office:value="-0.00000000130833399669683" calcext:value-type="float">
            <text:p>-1.31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83" calcext:value-type="float">
            <text:p>8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79" calcext:value-type="float">
            <text:p>847.049905389</text:p>
          </table:table-cell>
          <table:table-cell/>
          <table:table-cell table:style-name="ce3" office:value-type="float" office:value="847.049905389842" calcext:value-type="float">
            <text:p>847.0499053898</text:p>
          </table:table-cell>
          <table:table-cell/>
          <table:table-cell table:style-name="ce3" office:value-type="float" office:value="0.999999999998982" calcext:value-type="float">
            <text:p>1</text:p>
          </table:table-cell>
          <table:table-cell table:style-name="ce3" office:value-type="float" office:value="-0.000000000862655724631622" calcext:value-type="float">
            <text:p>-8.62655724631622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49905389842" calcext:value-type="float">
            <text:p>847.0499053898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389842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3" calcext:value-type="float">
            <text:p>3129.6692111407</text:p>
          </table:table-cell>
          <table:table-cell/>
          <table:table-cell table:style-name="ce3" office:value-type="float" office:value="3129.66921114049" calcext:value-type="float">
            <text:p>3129.6692111405</text:p>
          </table:table-cell>
          <table:table-cell/>
          <table:table-cell table:style-name="ce3" office:value-type="float" office:value="1.00000000000008" calcext:value-type="float">
            <text:p>1</text:p>
          </table:table-cell>
          <table:table-cell table:style-name="ce3" office:value-type="float" office:value="0.000000000237378117162734" calcext:value-type="float">
            <text:p>2.37378117162734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9.66921114049" calcext:value-type="float">
            <text:p>3129.6692111405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14049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1" calcext:value-type="float">
            <text:p>1244.4196452182</text:p>
          </table:table-cell>
          <table:table-cell/>
          <table:table-cell table:style-name="ce3" office:value-type="float" office:value="1244.41964521832" calcext:value-type="float">
            <text:p>1244.4196452183</text:p>
          </table:table-cell>
          <table:table-cell/>
          <table:table-cell table:style-name="ce3" office:value-type="float" office:value="0.999999999999915" calcext:value-type="float">
            <text:p>1</text:p>
          </table:table-cell>
          <table:table-cell table:style-name="ce3" office:value-type="float" office:value="-0.000000000106183506431989" calcext:value-type="float">
            <text:p>-1.06183506431989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41964521832" calcext:value-type="float">
            <text:p>1244.4196452183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1832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6706" calcext:value-type="float">
            <text:p>0.2868186661</text:p>
          </table:table-cell>
          <table:table-cell/>
          <table:table-cell table:style-name="ce3" office:value-type="float" office:value="0.286818666084599" calcext:value-type="float">
            <text:p>0.2868186661</text:p>
          </table:table-cell>
          <table:table-cell/>
          <table:table-cell table:style-name="ce3" office:value-type="float" office:value="0.999999999902751" calcext:value-type="float">
            <text:p>0.9999999999</text:p>
          </table:table-cell>
          <table:table-cell table:style-name="ce3" office:value-type="float" office:value="-0.0000000000278928546926238" calcext:value-type="float">
            <text:p>-2.78928546926238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286818666084599" calcext:value-type="float">
            <text:p>0.286818666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66084599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651" calcext:value-type="float">
            <text:p>2.205373963</text:p>
          </table:table-cell>
          <table:table-cell/>
          <table:table-cell table:style-name="ce3" office:value-type="float" office:value="2.20537396298874" calcext:value-type="float">
            <text:p>2.205373963</text:p>
          </table:table-cell>
          <table:table-cell/>
          <table:table-cell table:style-name="ce3" office:value-type="float" office:value="1.00000000000352" calcext:value-type="float">
            <text:p>1</text:p>
          </table:table-cell>
          <table:table-cell table:style-name="ce3" office:value-type="float" office:value="0.0000000000077680084586973" calcext:value-type="float">
            <text:p>7.7680084586973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20537396298874" calcext:value-type="float">
            <text:p>2.20537396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298874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2066" calcext:value-type="float">
            <text:p>0.8400175975</text:p>
          </table:table-cell>
          <table:table-cell/>
          <table:table-cell table:style-name="ce3" office:value-type="float" office:value="0.840017597455502" calcext:value-type="float">
            <text:p>0.8400175975</text:p>
          </table:table-cell>
          <table:table-cell/>
          <table:table-cell table:style-name="ce3" office:value-type="float" office:value="0.999999999995909" calcext:value-type="float">
            <text:p>1</text:p>
          </table:table-cell>
          <table:table-cell table:style-name="ce3" office:value-type="float" office:value="-0.00000000000343614026121486" calcext:value-type="float">
            <text:p>-3.43614026121486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0017597455502" calcext:value-type="float">
            <text:p>0.840017597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7455502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9842" calcext:value-type="float">
            <text:p>847.0499053898</text:p>
          </table:table-cell>
          <table:table-cell/>
          <table:table-cell table:style-name="ce4" table:formula="of:=[.F33]" office:value-type="float" office:value="847.049905070101" calcext:value-type="float">
            <text:p>847.0499050701</text:p>
          </table:table-cell>
          <table:table-cell/>
          <table:table-cell table:formula="of:=[.M57]/[.O57]" office:value-type="float" office:value="1.00000000037748" calcext:value-type="float">
            <text:p>1.0000000004</text:p>
          </table:table-cell>
          <table:table-cell table:formula="of:=[.M57]-[.O57]" office:value-type="float" office:value="0.000000319741047860589" calcext:value-type="float">
            <text:p>3.20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049" calcext:value-type="float">
            <text:p>3129.6692111405</text:p>
          </table:table-cell>
          <table:table-cell/>
          <table:table-cell table:style-name="ce4" table:formula="of:=[.F34]" office:value-type="float" office:value="3129.669211247" calcext:value-type="float">
            <text:p>3129.669211247</text:p>
          </table:table-cell>
          <table:table-cell/>
          <table:table-cell table:formula="of:=[.M58]/[.O58]" office:value-type="float" office:value="0.999999999965968" calcext:value-type="float">
            <text:p>1</text:p>
          </table:table-cell>
          <table:table-cell table:formula="of:=[.M58]-[.O58]" office:value-type="float" office:value="-0.000000106510015029926" calcext:value-type="float">
            <text:p>-1.07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32" calcext:value-type="float">
            <text:p>1244.4196452183</text:p>
          </table:table-cell>
          <table:table-cell/>
          <table:table-cell table:style-name="ce4" table:formula="of:=[.F35]" office:value-type="float" office:value="1244.41964518773" calcext:value-type="float">
            <text:p>1244.4196451877</text:p>
          </table:table-cell>
          <table:table-cell/>
          <table:table-cell table:formula="of:=[.M59]/[.O59]" office:value-type="float" office:value="1.00000000002458" calcext:value-type="float">
            <text:p>1</text:p>
          </table:table-cell>
          <table:table-cell table:formula="of:=[.M59]-[.O59]" office:value-type="float" office:value="0.0000000305899447994307" calcext:value-type="float">
            <text:p>3.0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84599" calcext:value-type="float">
            <text:p>0.2868186661</text:p>
          </table:table-cell>
          <table:table-cell/>
          <table:table-cell table:style-name="ce4" table:formula="of:=[.F36]" office:value-type="float" office:value="0.286818655572861" calcext:value-type="float">
            <text:p>0.2868186556</text:p>
          </table:table-cell>
          <table:table-cell/>
          <table:table-cell table:formula="of:=[.M60]/[.O60]" office:value-type="float" office:value="1.00000003664942" calcext:value-type="float">
            <text:p>1.0000000366</text:p>
          </table:table-cell>
          <table:table-cell table:formula="of:=[.M60]-[.O60]" office:value-type="float" office:value="0.0000000105117380355679" calcext:value-type="float">
            <text:p>1.0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8874" calcext:value-type="float">
            <text:p>2.205373963</text:p>
          </table:table-cell>
          <table:table-cell/>
          <table:table-cell table:style-name="ce4" table:formula="of:=[.F37]" office:value-type="float" office:value="2.20537396571712" calcext:value-type="float">
            <text:p>2.2053739657</text:p>
          </table:table-cell>
          <table:table-cell/>
          <table:table-cell table:formula="of:=[.M61]/[.O61]" office:value-type="float" office:value="0.999999998762849" calcext:value-type="float">
            <text:p>0.9999999988</text:p>
          </table:table-cell>
          <table:table-cell table:formula="of:=[.M61]-[.O61]" office:value-type="float" office:value="-0.00000000272837974435447" calcext:value-type="float">
            <text:p>-2.73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5502" calcext:value-type="float">
            <text:p>0.8400175975</text:p>
          </table:table-cell>
          <table:table-cell/>
          <table:table-cell table:style-name="ce4" table:formula="of:=[.F38]" office:value-type="float" office:value="0.840017596182591" calcext:value-type="float">
            <text:p>0.8400175962</text:p>
          </table:table-cell>
          <table:table-cell/>
          <table:table-cell table:formula="of:=[.M62]/[.O62]" office:value-type="float" office:value="1.00000000151534" calcext:value-type="float">
            <text:p>1.0000000015</text:p>
          </table:table-cell>
          <table:table-cell table:formula="of:=[.M62]-[.O62]" office:value-type="float" office:value="0.00000000127291099882854" calcext:value-type="float">
            <text:p>1.27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9842" calcext:value-type="float">
            <text:p>847.0499053898</text:p>
          </table:table-cell>
          <table:table-cell/>
          <table:table-cell table:style-name="ce4" table:formula="of:=[.F21]" office:value-type="float" office:value="847.049905398351" calcext:value-type="float">
            <text:p>847.0499053984</text:p>
          </table:table-cell>
          <table:table-cell/>
          <table:table-cell table:formula="of:=[.M69]/[.O69]" office:value-type="float" office:value="0.999999999989955" calcext:value-type="float">
            <text:p>1</text:p>
          </table:table-cell>
          <table:table-cell table:formula="of:=[.M69]-[.O69]" office:value-type="float" office:value="-0.00000000850900505611207" calcext:value-type="float">
            <text:p>-8.51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049" calcext:value-type="float">
            <text:p>3129.6692111405</text:p>
          </table:table-cell>
          <table:table-cell/>
          <table:table-cell table:style-name="ce4" table:formula="of:=[.F22]" office:value-type="float" office:value="3129.66921113764" calcext:value-type="float">
            <text:p>3129.6692111376</text:p>
          </table:table-cell>
          <table:table-cell/>
          <table:table-cell table:formula="of:=[.M70]/[.O70]" office:value-type="float" office:value="1.00000000000091" calcext:value-type="float">
            <text:p>1</text:p>
          </table:table-cell>
          <table:table-cell table:formula="of:=[.M70]-[.O70]" office:value-type="float" office:value="0.00000000284990164800547" calcext:value-type="float">
            <text:p>2.8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32" calcext:value-type="float">
            <text:p>1244.4196452183</text:p>
          </table:table-cell>
          <table:table-cell/>
          <table:table-cell table:style-name="ce4" table:formula="of:=[.F23]" office:value-type="float" office:value="1244.41964521918" calcext:value-type="float">
            <text:p>1244.4196452192</text:p>
          </table:table-cell>
          <table:table-cell/>
          <table:table-cell table:formula="of:=[.M71]/[.O71]" office:value-type="float" office:value="0.999999999999309" calcext:value-type="float">
            <text:p>1</text:p>
          </table:table-cell>
          <table:table-cell table:formula="of:=[.M71]-[.O71]" office:value-type="float" office:value="-0.000000000859927240526304" calcext:value-type="float">
            <text:p>-8.6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84599" calcext:value-type="float">
            <text:p>0.2868186661</text:p>
          </table:table-cell>
          <table:table-cell/>
          <table:table-cell table:style-name="ce4" table:formula="of:=[.F24]" office:value-type="float" office:value="0.286818666364826" calcext:value-type="float">
            <text:p>0.2868186664</text:p>
          </table:table-cell>
          <table:table-cell/>
          <table:table-cell table:formula="of:=[.M72]/[.O72]" office:value-type="float" office:value="0.999999999022982" calcext:value-type="float">
            <text:p>0.999999999</text:p>
          </table:table-cell>
          <table:table-cell table:formula="of:=[.M72]-[.O72]" office:value-type="float" office:value="-0.000000000280226952753537" calcext:value-type="float">
            <text:p>-2.8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8874" calcext:value-type="float">
            <text:p>2.205373963</text:p>
          </table:table-cell>
          <table:table-cell/>
          <table:table-cell table:style-name="ce4" table:formula="of:=[.F25]" office:value-type="float" office:value="2.20537396291547" calcext:value-type="float">
            <text:p>2.2053739629</text:p>
          </table:table-cell>
          <table:table-cell/>
          <table:table-cell table:formula="of:=[.M73]/[.O73]" office:value-type="float" office:value="1.00000000003322" calcext:value-type="float">
            <text:p>1</text:p>
          </table:table-cell>
          <table:table-cell table:formula="of:=[.M73]-[.O73]" office:value-type="float" office:value="0.0000000000732702787331618" calcext:value-type="float">
            <text:p>7.33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5502" calcext:value-type="float">
            <text:p>0.8400175975</text:p>
          </table:table-cell>
          <table:table-cell/>
          <table:table-cell table:style-name="ce4" table:formula="of:=[.F26]" office:value-type="float" office:value="0.840017597490925" calcext:value-type="float">
            <text:p>0.8400175975</text:p>
          </table:table-cell>
          <table:table-cell/>
          <table:table-cell table:formula="of:=[.M74]/[.O74]" office:value-type="float" office:value="0.999999999957831" calcext:value-type="float">
            <text:p>1</text:p>
          </table:table-cell>
          <table:table-cell table:formula="of:=[.M74]-[.O74]" office:value-type="float" office:value="-0.0000000000354229978682952" calcext:value-type="float">
            <text:p>-3.54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1'.D4]" office:value-type="string" office:string-value="-0.6 km MOLA" calcext:value-type="string">
            <text:p>-0.6 km MOLA</text:p>
          </table:table-cell>
          <table:table-cell table:style-name="ce1" table:formula="of:=['After 77 sec tol. 1e-11'.E4]" office:value-type="string" office:string-value="TSI Order = " calcext:value-type="string">
            <text:p>TSI Order = </text:p>
          </table:table-cell>
          <table:table-cell table:style-name="ce1" table:formula="of:=['After 77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77 sec tol. 1e-11'.C5]" office:value-type="string" office:string-value="Latitude = " calcext:value-type="string">
            <text:p>Latitude = </text:p>
          </table:table-cell>
          <table:table-cell table:style-name="ce1" table:formula="of:=['After 77 sec tol. 1e-11'.D5]" office:value-type="float" office:value="21" calcext:value-type="float">
            <text:p>21</text:p>
          </table:table-cell>
          <table:table-cell table:style-name="ce1" table:formula="of:=['After 77 sec tol. 1e-11'.E5]" office:value-type="string" office:string-value="Longitude = " calcext:value-type="string">
            <text:p>Longitude = </text:p>
          </table:table-cell>
          <table:table-cell table:style-name="ce1" table:formula="of:=['After 77 sec tol. 1e-11'.F5]" office:value-type="float" office:value="74.5" calcext:value-type="float">
            <text:p>74.5</text:p>
          </table:table-cell>
          <table:table-cell table:style-name="ce1" table:formula="of:=['After 77 sec tol. 1e-11'.G5]" office:value-type="string" office:string-value="FPA = " calcext:value-type="string">
            <text:p>FPA = </text:p>
          </table:table-cell>
          <table:table-cell table:style-name="ce1" table:formula="of:=['After 77 sec tol. 1e-11'.H5]" office:value-type="float" office:value="89" calcext:value-type="float">
            <text:p>89</text:p>
          </table:table-cell>
          <table:table-cell table:style-name="ce1" table:formula="of:=['After 77 sec tol. 1e-11'.I5]" office:value-type="string" office:string-value="Azimuth = " calcext:value-type="string">
            <text:p>Azimuth = </text:p>
          </table:table-cell>
          <table:table-cell table:style-name="ce1" table:formula="of:=['After 77 sec tol. 1e-11'.J5]" office:value-type="float" office:value="90" calcext:value-type="float">
            <text:p>90</text:p>
          </table:table-cell>
          <table:table-cell table:style-name="ce1" table:formula="of:=['After 77 sec tol. 1e-11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1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1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898" calcext:value-type="float">
            <text:p>847.049905389</text:p>
          </table:table-cell>
          <table:table-cell/>
          <table:table-cell table:style-name="ce4" table:formula="of:=['After 77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898" calcext:value-type="float">
            <text:p>847.04990538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391314" calcext:value-type="float">
            <text:p>847.04990539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391314" calcext:value-type="float">
            <text:p>-8.4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073" calcext:value-type="float">
            <text:p>3129.6692111407</text:p>
          </table:table-cell>
          <table:table-cell/>
          <table:table-cell table:style-name="ce4" table:formula="of:=['After 77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073" calcext:value-type="float">
            <text:p>3129.66921114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4001" calcext:value-type="float">
            <text:p>3129.6692111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4001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21" calcext:value-type="float">
            <text:p>1244.4196452182</text:p>
          </table:table-cell>
          <table:table-cell/>
          <table:table-cell table:style-name="ce4" table:formula="of:=['After 77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21" calcext:value-type="float">
            <text:p>1244.419645218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847" calcext:value-type="float">
            <text:p>1244.4196452185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1847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56728" calcext:value-type="float">
            <text:p>0.2868186661</text:p>
          </table:table-cell>
          <table:table-cell/>
          <table:table-cell table:style-name="ce4" table:formula="of:=['After 77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6728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6132954" calcext:value-type="float">
            <text:p>0.286818666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6132954" calcext:value-type="float">
            <text:p>-2.8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299655" calcext:value-type="float">
            <text:p>2.205373963</text:p>
          </table:table-cell>
          <table:table-cell/>
          <table:table-cell table:style-name="ce4" table:formula="of:=['After 77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299655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297592" calcext:value-type="float">
            <text:p>2.20537396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297592" calcext:value-type="float">
            <text:p>-2.2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52083" calcext:value-type="float">
            <text:p>0.8400175975</text:p>
          </table:table-cell>
          <table:table-cell/>
          <table:table-cell table:style-name="ce4" table:formula="of:=['After 77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2083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461664" calcext:value-type="float">
            <text:p>0.840017597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461664" calcext:value-type="float">
            <text:p>-8.4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8" calcext:value-type="float">
            <text:p>847.049905389</text:p>
          </table:table-cell>
          <table:table-cell/>
          <table:table-cell table:style-name="ce3" office:value-type="float" office:value="847.049905391314" calcext:value-type="float">
            <text:p>847.0499053913</text:p>
          </table:table-cell>
          <table:table-cell/>
          <table:table-cell table:style-name="ce3" office:value-type="float" office:value="0.999999999997245" calcext:value-type="float">
            <text:p>1</text:p>
          </table:table-cell>
          <table:table-cell table:style-name="ce3" office:value-type="float" office:value="-0.00000000233376340474933" calcext:value-type="float">
            <text:p>-2.33376340474933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324946" calcext:value-type="float">
            <text:p>847.0499053249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324946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3" calcext:value-type="float">
            <text:p>3129.6692111407</text:p>
          </table:table-cell>
          <table:table-cell/>
          <table:table-cell table:style-name="ce3" office:value-type="float" office:value="3129.66921114001" calcext:value-type="float">
            <text:p>3129.66921114</text:p>
          </table:table-cell>
          <table:table-cell/>
          <table:table-cell table:style-name="ce3" office:value-type="float" office:value="1.00000000000023" calcext:value-type="float">
            <text:p>1</text:p>
          </table:table-cell>
          <table:table-cell table:style-name="ce3" office:value-type="float" office:value="0.000000000726231519365683" calcext:value-type="float">
            <text:p>7.26231519365683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16128" calcext:value-type="float">
            <text:p>3129.6692111613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16128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1" calcext:value-type="float">
            <text:p>1244.4196452182</text:p>
          </table:table-cell>
          <table:table-cell/>
          <table:table-cell table:style-name="ce3" office:value-type="float" office:value="1244.41964521847" calcext:value-type="float">
            <text:p>1244.4196452185</text:p>
          </table:table-cell>
          <table:table-cell/>
          <table:table-cell table:style-name="ce3" office:value-type="float" office:value="0.99999999999979" calcext:value-type="float">
            <text:p>1</text:p>
          </table:table-cell>
          <table:table-cell table:style-name="ce3" office:value-type="float" office:value="-0.000000000260797605733387" calcext:value-type="float">
            <text:p>-2.60797605733387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21188" calcext:value-type="float">
            <text:p>1244.4196452119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21188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6728" calcext:value-type="float">
            <text:p>0.2868186661</text:p>
          </table:table-cell>
          <table:table-cell/>
          <table:table-cell table:style-name="ce3" office:value-type="float" office:value="0.286818666132954" calcext:value-type="float">
            <text:p>0.2868186661</text:p>
          </table:table-cell>
          <table:table-cell/>
          <table:table-cell table:style-name="ce3" office:value-type="float" office:value="0.999999999734235" calcext:value-type="float">
            <text:p>0.9999999997</text:p>
          </table:table-cell>
          <table:table-cell table:style-name="ce3" office:value-type="float" office:value="-0.0000000000762263585585288" calcext:value-type="float">
            <text:p>-7.62263585585288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63959882" calcext:value-type="float">
            <text:p>0.286818664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63959882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655" calcext:value-type="float">
            <text:p>2.205373963</text:p>
          </table:table-cell>
          <table:table-cell/>
          <table:table-cell table:style-name="ce3" office:value-type="float" office:value="2.20537396297592" calcext:value-type="float">
            <text:p>2.205373963</text:p>
          </table:table-cell>
          <table:table-cell/>
          <table:table-cell table:style-name="ce3" office:value-type="float" office:value="1.00000000000936" calcext:value-type="float">
            <text:p>1</text:p>
          </table:table-cell>
          <table:table-cell table:style-name="ce3" office:value-type="float" office:value="0.0000000000206354933141029" calcext:value-type="float">
            <text:p>2.06354933141029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63552" calcext:value-type="float">
            <text:p>2.2053739636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63552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2083" calcext:value-type="float">
            <text:p>0.8400175975</text:p>
          </table:table-cell>
          <table:table-cell/>
          <table:table-cell table:style-name="ce3" office:value-type="float" office:value="0.840017597461664" calcext:value-type="float">
            <text:p>0.8400175975</text:p>
          </table:table-cell>
          <table:table-cell/>
          <table:table-cell table:style-name="ce3" office:value-type="float" office:value="0.999999999988594" calcext:value-type="float">
            <text:p>1</text:p>
          </table:table-cell>
          <table:table-cell table:style-name="ce3" office:value-type="float" office:value="-0.00000000000958144674712003" calcext:value-type="float">
            <text:p>-9.58144674712003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720422" calcext:value-type="float">
            <text:p>0.8400175972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720422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42632564145606" calcext:value-type="float">
            <text:p>-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8" calcext:value-type="float">
            <text:p>847.049905389</text:p>
          </table:table-cell>
          <table:table-cell/>
          <table:table-cell table:style-name="ce3" office:value-type="float" office:value="847.049905324946" calcext:value-type="float">
            <text:p>847.0499053249</text:p>
          </table:table-cell>
          <table:table-cell/>
          <table:table-cell table:style-name="ce3" office:value-type="float" office:value="1.0000000000756" calcext:value-type="float">
            <text:p>1.0000000001</text:p>
          </table:table-cell>
          <table:table-cell table:style-name="ce3" office:value-type="float" office:value="0.0000000640339976598625" calcext:value-type="float">
            <text:p>0.00000006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5324946" calcext:value-type="float">
            <text:p>847.0499053249</text:p>
          </table:table-cell>
          <table:table-cell/>
          <table:table-cell table:style-name="ce4" table:formula="of:=[.F21]" office:value-type="float" office:value="847.049905391314" calcext:value-type="float">
            <text:p>847.0499053913</text:p>
          </table:table-cell>
          <table:table-cell/>
          <table:table-cell table:formula="of:=[.M33]/[.O33]" office:value-type="float" office:value="0.999999999921648" calcext:value-type="float">
            <text:p>0.9999999999</text:p>
          </table:table-cell>
          <table:table-cell table:formula="of:=[.M33]-[.O33]" office:value-type="float" office:value="-0.0000000663679884382873" calcext:value-type="float">
            <text:p>-6.64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3" calcext:value-type="float">
            <text:p>3129.6692111407</text:p>
          </table:table-cell>
          <table:table-cell/>
          <table:table-cell table:style-name="ce3" office:value-type="float" office:value="3129.66921116128" calcext:value-type="float">
            <text:p>3129.6692111613</text:p>
          </table:table-cell>
          <table:table-cell/>
          <table:table-cell table:style-name="ce3" office:value-type="float" office:value="0.999999999993435" calcext:value-type="float">
            <text:p>1</text:p>
          </table:table-cell>
          <table:table-cell table:style-name="ce3" office:value-type="float" office:value="-0.0000000205459400604013" calcext:value-type="float">
            <text:p>-2.05459400604013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116128" calcext:value-type="float">
            <text:p>3129.6692111613</text:p>
          </table:table-cell>
          <table:table-cell/>
          <table:table-cell table:style-name="ce4" table:formula="of:=[.F22]" office:value-type="float" office:value="3129.66921114001" calcext:value-type="float">
            <text:p>3129.66921114</text:p>
          </table:table-cell>
          <table:table-cell/>
          <table:table-cell table:formula="of:=[.M34]/[.O34]" office:value-type="float" office:value="1.0000000000068" calcext:value-type="float">
            <text:p>1</text:p>
          </table:table-cell>
          <table:table-cell table:formula="of:=[.M34]-[.O34]" office:value-type="float" office:value="0.0000000212703525903635" calcext:value-type="float">
            <text:p>2.13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1" calcext:value-type="float">
            <text:p>1244.4196452182</text:p>
          </table:table-cell>
          <table:table-cell/>
          <table:table-cell table:style-name="ce3" office:value-type="float" office:value="1244.41964521188" calcext:value-type="float">
            <text:p>1244.4196452119</text:p>
          </table:table-cell>
          <table:table-cell/>
          <table:table-cell table:style-name="ce3" office:value-type="float" office:value="1.00000000000508" calcext:value-type="float">
            <text:p>1</text:p>
          </table:table-cell>
          <table:table-cell table:style-name="ce3" office:value-type="float" office:value="0.0000000063259903981816" calcext:value-type="float">
            <text:p>6.3259903981816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521188" calcext:value-type="float">
            <text:p>1244.4196452119</text:p>
          </table:table-cell>
          <table:table-cell/>
          <table:table-cell table:style-name="ce4" table:formula="of:=[.F23]" office:value-type="float" office:value="1244.41964521847" calcext:value-type="float">
            <text:p>1244.4196452185</text:p>
          </table:table-cell>
          <table:table-cell/>
          <table:table-cell table:formula="of:=[.M35]/[.O35]" office:value-type="float" office:value="0.999999999994704" calcext:value-type="float">
            <text:p>1</text:p>
          </table:table-cell>
          <table:table-cell table:formula="of:=[.M35]-[.O35]" office:value-type="float" office:value="-0.0000000065899712353712" calcext:value-type="float">
            <text:p>-6.59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6728" calcext:value-type="float">
            <text:p>0.2868186661</text:p>
          </table:table-cell>
          <table:table-cell/>
          <table:table-cell table:style-name="ce3" office:value-type="float" office:value="0.286818663959882" calcext:value-type="float">
            <text:p>0.286818664</text:p>
          </table:table-cell>
          <table:table-cell/>
          <table:table-cell table:style-name="ce3" office:value-type="float" office:value="1.0000000073107" calcext:value-type="float">
            <text:p>1.0000000073</text:p>
          </table:table-cell>
          <table:table-cell table:style-name="ce3" office:value-type="float" office:value="0.00000000209684558605261" calcext:value-type="float">
            <text:p>2.09684558605261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663959882" calcext:value-type="float">
            <text:p>0.286818664</text:p>
          </table:table-cell>
          <table:table-cell/>
          <table:table-cell table:style-name="ce4" table:formula="of:=[.F24]" office:value-type="float" office:value="0.286818666132954" calcext:value-type="float">
            <text:p>0.2868186661</text:p>
          </table:table-cell>
          <table:table-cell/>
          <table:table-cell table:formula="of:=[.M36]/[.O36]" office:value-type="float" office:value="0.999999992423533" calcext:value-type="float">
            <text:p>0.9999999924</text:p>
          </table:table-cell>
          <table:table-cell table:formula="of:=[.M36]-[.O36]" office:value-type="float" office:value="-0.00000000217307200012229" calcext:value-type="float">
            <text:p>-2.17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655" calcext:value-type="float">
            <text:p>2.205373963</text:p>
          </table:table-cell>
          <table:table-cell/>
          <table:table-cell table:style-name="ce3" office:value-type="float" office:value="2.205373963552" calcext:value-type="float">
            <text:p>2.2053739636</text:p>
          </table:table-cell>
          <table:table-cell/>
          <table:table-cell table:style-name="ce3" office:value-type="float" office:value="0.999999999748141" calcext:value-type="float">
            <text:p>0.9999999997</text:p>
          </table:table-cell>
          <table:table-cell table:style-name="ce3" office:value-type="float" office:value="-0.000000000555443691041546" calcext:value-type="float">
            <text:p>-5.55443691041546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963552" calcext:value-type="float">
            <text:p>2.2053739636</text:p>
          </table:table-cell>
          <table:table-cell/>
          <table:table-cell table:style-name="ce4" table:formula="of:=[.F25]" office:value-type="float" office:value="2.20537396297592" calcext:value-type="float">
            <text:p>2.205373963</text:p>
          </table:table-cell>
          <table:table-cell/>
          <table:table-cell table:formula="of:=[.M37]/[.O37]" office:value-type="float" office:value="1.00000000026122" calcext:value-type="float">
            <text:p>1.0000000003</text:p>
          </table:table-cell>
          <table:table-cell table:formula="of:=[.M37]-[.O37]" office:value-type="float" office:value="0.000000000576079628444859" calcext:value-type="float">
            <text:p>5.76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2083" calcext:value-type="float">
            <text:p>0.8400175975</text:p>
          </table:table-cell>
          <table:table-cell/>
          <table:table-cell table:style-name="ce3" office:value-type="float" office:value="0.84001759720422" calcext:value-type="float">
            <text:p>0.8400175972</text:p>
          </table:table-cell>
          <table:table-cell/>
          <table:table-cell table:style-name="ce3" office:value-type="float" office:value="1.00000000029507" calcext:value-type="float">
            <text:p>1.0000000003</text:p>
          </table:table-cell>
          <table:table-cell table:style-name="ce3" office:value-type="float" office:value="0.000000000247863396474202" calcext:value-type="float">
            <text:p>2.47863396474202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9720422" calcext:value-type="float">
            <text:p>0.8400175972</text:p>
          </table:table-cell>
          <table:table-cell/>
          <table:table-cell table:style-name="ce4" table:formula="of:=[.F26]" office:value-type="float" office:value="0.840017597461664" calcext:value-type="float">
            <text:p>0.8400175975</text:p>
          </table:table-cell>
          <table:table-cell/>
          <table:table-cell table:formula="of:=[.M38]/[.O38]" office:value-type="float" office:value="0.999999999693525" calcext:value-type="float">
            <text:p>0.9999999997</text:p>
          </table:table-cell>
          <table:table-cell table:formula="of:=[.M38]-[.O38]" office:value-type="float" office:value="-0.000000000257444066065204" calcext:value-type="float">
            <text:p>-2.57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8" calcext:value-type="float">
            <text:p>847.049905389</text:p>
          </table:table-cell>
          <table:table-cell/>
          <table:table-cell table:style-name="ce3" office:value-type="float" office:value="847.049905388936" calcext:value-type="float">
            <text:p>847.0499053889</text:p>
          </table:table-cell>
          <table:table-cell/>
          <table:table-cell table:style-name="ce3" office:value-type="float" office:value="1.00000000000005" calcext:value-type="float">
            <text:p>1</text:p>
          </table:table-cell>
          <table:table-cell table:style-name="ce3" office:value-type="float" office:value="0.0000000000446789272245951" calcext:value-type="float">
            <text:p>4.46789272245951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49905388936" calcext:value-type="float">
            <text:p>847.049905388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388936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3" calcext:value-type="float">
            <text:p>3129.6692111407</text:p>
          </table:table-cell>
          <table:table-cell/>
          <table:table-cell table:style-name="ce3" office:value-type="float" office:value="3129.66921114074" calcext:value-type="float">
            <text:p>3129.6692111407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682121026329696" calcext:value-type="float">
            <text:p>-6.82121026329696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9.66921114074" calcext:value-type="float">
            <text:p>3129.6692111407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14074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1" calcext:value-type="float">
            <text:p>1244.4196452182</text:p>
          </table:table-cell>
          <table:table-cell/>
          <table:table-cell table:style-name="ce3" office:value-type="float" office:value="1244.41964521823" calcext:value-type="float">
            <text:p>1244.4196452182</text:p>
          </table:table-cell>
          <table:table-cell/>
          <table:table-cell table:style-name="ce3" office:value-type="float" office:value="0.999999999999983" calcext:value-type="float">
            <text:p>1</text:p>
          </table:table-cell>
          <table:table-cell table:style-name="ce3" office:value-type="float" office:value="-0.0000000000206910044653341" calcext:value-type="float">
            <text:p>-2.06910044653341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41964521823" calcext:value-type="float">
            <text:p>1244.4196452182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1823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6728" calcext:value-type="float">
            <text:p>0.2868186661</text:p>
          </table:table-cell>
          <table:table-cell/>
          <table:table-cell table:style-name="ce3" office:value-type="float" office:value="0.286818666055311" calcext:value-type="float">
            <text:p>0.2868186661</text:p>
          </table:table-cell>
          <table:table-cell/>
          <table:table-cell table:style-name="ce3" office:value-type="float" office:value="1.00000000000494" calcext:value-type="float">
            <text:p>1</text:p>
          </table:table-cell>
          <table:table-cell table:style-name="ce3" office:value-type="float" office:value="0.00000000000141658906827047" calcext:value-type="float">
            <text:p>1.41658906827047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286818666055311" calcext:value-type="float">
            <text:p>0.286818666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66055311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655" calcext:value-type="float">
            <text:p>2.205373963</text:p>
          </table:table-cell>
          <table:table-cell/>
          <table:table-cell table:style-name="ce3" office:value-type="float" office:value="2.20537396299688" calcext:value-type="float">
            <text:p>2.205373963</text:p>
          </table:table-cell>
          <table:table-cell/>
          <table:table-cell table:style-name="ce3" office:value-type="float" office:value="0.999999999999851" calcext:value-type="float">
            <text:p>1</text:p>
          </table:table-cell>
          <table:table-cell table:style-name="ce3" office:value-type="float" office:value="-0.000000000000329514193708746" calcext:value-type="float">
            <text:p>-3.29514193708746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20537396299688" calcext:value-type="float">
            <text:p>2.20537396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299688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2083" calcext:value-type="float">
            <text:p>0.8400175975</text:p>
          </table:table-cell>
          <table:table-cell/>
          <table:table-cell table:style-name="ce3" office:value-type="float" office:value="0.840017597452673" calcext:value-type="float">
            <text:p>0.8400175975</text:p>
          </table:table-cell>
          <table:table-cell/>
          <table:table-cell table:style-name="ce3" office:value-type="float" office:value="0.999999999999298" calcext:value-type="float">
            <text:p>1</text:p>
          </table:table-cell>
          <table:table-cell table:style-name="ce3" office:value-type="float" office:value="-0.000000000000590083537588271" calcext:value-type="float">
            <text:p>-5.90083537588271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0017597452673" calcext:value-type="float">
            <text:p>0.840017597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7452673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8936" calcext:value-type="float">
            <text:p>847.0499053889</text:p>
          </table:table-cell>
          <table:table-cell/>
          <table:table-cell table:style-name="ce4" table:formula="of:=[.F33]" office:value-type="float" office:value="847.049905324946" calcext:value-type="float">
            <text:p>847.0499053249</text:p>
          </table:table-cell>
          <table:table-cell/>
          <table:table-cell table:formula="of:=[.M57]/[.O57]" office:value-type="float" office:value="1.00000000007554" calcext:value-type="float">
            <text:p>1.0000000001</text:p>
          </table:table-cell>
          <table:table-cell table:formula="of:=[.M57]-[.O57]" office:value-type="float" office:value="0.0000000639900008536642" calcext:value-type="float">
            <text:p>6.4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074" calcext:value-type="float">
            <text:p>3129.6692111407</text:p>
          </table:table-cell>
          <table:table-cell/>
          <table:table-cell table:style-name="ce4" table:formula="of:=[.F34]" office:value-type="float" office:value="3129.66921116128" calcext:value-type="float">
            <text:p>3129.6692111613</text:p>
          </table:table-cell>
          <table:table-cell/>
          <table:table-cell table:formula="of:=[.M58]/[.O58]" office:value-type="float" office:value="0.999999999993437" calcext:value-type="float">
            <text:p>1</text:p>
          </table:table-cell>
          <table:table-cell table:formula="of:=[.M58]-[.O58]" office:value-type="float" office:value="-0.0000000205400283448398" calcext:value-type="float">
            <text:p>-2.0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23" calcext:value-type="float">
            <text:p>1244.4196452182</text:p>
          </table:table-cell>
          <table:table-cell/>
          <table:table-cell table:style-name="ce4" table:formula="of:=[.F35]" office:value-type="float" office:value="1244.41964521188" calcext:value-type="float">
            <text:p>1244.4196452119</text:p>
          </table:table-cell>
          <table:table-cell/>
          <table:table-cell table:formula="of:=[.M59]/[.O59]" office:value-type="float" office:value="1.0000000000051" calcext:value-type="float">
            <text:p>1</text:p>
          </table:table-cell>
          <table:table-cell table:formula="of:=[.M59]-[.O59]" office:value-type="float" office:value="0.00000000635009200777859" calcext:value-type="float">
            <text:p>6.3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55311" calcext:value-type="float">
            <text:p>0.2868186661</text:p>
          </table:table-cell>
          <table:table-cell/>
          <table:table-cell table:style-name="ce4" table:formula="of:=[.F36]" office:value-type="float" office:value="0.286818663959882" calcext:value-type="float">
            <text:p>0.286818664</text:p>
          </table:table-cell>
          <table:table-cell/>
          <table:table-cell table:formula="of:=[.M60]/[.O60]" office:value-type="float" office:value="1.00000000730576" calcext:value-type="float">
            <text:p>1.0000000073</text:p>
          </table:table-cell>
          <table:table-cell table:formula="of:=[.M60]-[.O60]" office:value-type="float" office:value="0.00000000209542899698434" calcext:value-type="float">
            <text:p>2.1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9688" calcext:value-type="float">
            <text:p>2.205373963</text:p>
          </table:table-cell>
          <table:table-cell/>
          <table:table-cell table:style-name="ce4" table:formula="of:=[.F37]" office:value-type="float" office:value="2.205373963552" calcext:value-type="float">
            <text:p>2.2053739636</text:p>
          </table:table-cell>
          <table:table-cell/>
          <table:table-cell table:formula="of:=[.M61]/[.O61]" office:value-type="float" office:value="0.999999999748288" calcext:value-type="float">
            <text:p>0.9999999997</text:p>
          </table:table-cell>
          <table:table-cell table:formula="of:=[.M61]-[.O61]" office:value-type="float" office:value="-0.000000000555119950007565" calcext:value-type="float">
            <text:p>-5.55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2673" calcext:value-type="float">
            <text:p>0.8400175975</text:p>
          </table:table-cell>
          <table:table-cell/>
          <table:table-cell table:style-name="ce4" table:formula="of:=[.F38]" office:value-type="float" office:value="0.84001759720422" calcext:value-type="float">
            <text:p>0.8400175972</text:p>
          </table:table-cell>
          <table:table-cell/>
          <table:table-cell table:formula="of:=[.M62]/[.O62]" office:value-type="float" office:value="1.00000000029577" calcext:value-type="float">
            <text:p>1.0000000003</text:p>
          </table:table-cell>
          <table:table-cell table:formula="of:=[.M62]-[.O62]" office:value-type="float" office:value="0.00000000024845303592258" calcext:value-type="float">
            <text:p>2.48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8936" calcext:value-type="float">
            <text:p>847.0499053889</text:p>
          </table:table-cell>
          <table:table-cell/>
          <table:table-cell table:style-name="ce4" table:formula="of:=[.F21]" office:value-type="float" office:value="847.049905391314" calcext:value-type="float">
            <text:p>847.0499053913</text:p>
          </table:table-cell>
          <table:table-cell/>
          <table:table-cell table:formula="of:=[.M69]/[.O69]" office:value-type="float" office:value="0.999999999997193" calcext:value-type="float">
            <text:p>1</text:p>
          </table:table-cell>
          <table:table-cell table:formula="of:=[.M69]-[.O69]" office:value-type="float" office:value="-0.00000000237798758462304" calcext:value-type="float">
            <text:p>-2.38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074" calcext:value-type="float">
            <text:p>3129.6692111407</text:p>
          </table:table-cell>
          <table:table-cell/>
          <table:table-cell table:style-name="ce4" table:formula="of:=[.F22]" office:value-type="float" office:value="3129.66921114001" calcext:value-type="float">
            <text:p>3129.66921114</text:p>
          </table:table-cell>
          <table:table-cell/>
          <table:table-cell table:formula="of:=[.M70]/[.O70]" office:value-type="float" office:value="1.00000000000023" calcext:value-type="float">
            <text:p>1</text:p>
          </table:table-cell>
          <table:table-cell table:formula="of:=[.M70]-[.O70]" office:value-type="float" office:value="0.000000000730324245523661" calcext:value-type="float">
            <text:p>7.3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23" calcext:value-type="float">
            <text:p>1244.4196452182</text:p>
          </table:table-cell>
          <table:table-cell/>
          <table:table-cell table:style-name="ce4" table:formula="of:=[.F23]" office:value-type="float" office:value="1244.41964521847" calcext:value-type="float">
            <text:p>1244.4196452185</text:p>
          </table:table-cell>
          <table:table-cell/>
          <table:table-cell table:formula="of:=[.M71]/[.O71]" office:value-type="float" office:value="0.999999999999807" calcext:value-type="float">
            <text:p>1</text:p>
          </table:table-cell>
          <table:table-cell table:formula="of:=[.M71]-[.O71]" office:value-type="float" office:value="-0.00000000023987922759261" calcext:value-type="float">
            <text:p>-2.4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55311" calcext:value-type="float">
            <text:p>0.2868186661</text:p>
          </table:table-cell>
          <table:table-cell/>
          <table:table-cell table:style-name="ce4" table:formula="of:=[.F24]" office:value-type="float" office:value="0.286818666132954" calcext:value-type="float">
            <text:p>0.2868186661</text:p>
          </table:table-cell>
          <table:table-cell/>
          <table:table-cell table:formula="of:=[.M72]/[.O72]" office:value-type="float" office:value="0.999999999729296" calcext:value-type="float">
            <text:p>0.9999999997</text:p>
          </table:table-cell>
          <table:table-cell table:formula="of:=[.M72]-[.O72]" office:value-type="float" office:value="-0.0000000000776430031379505" calcext:value-type="float">
            <text:p>-7.76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9688" calcext:value-type="float">
            <text:p>2.205373963</text:p>
          </table:table-cell>
          <table:table-cell/>
          <table:table-cell table:style-name="ce4" table:formula="of:=[.F25]" office:value-type="float" office:value="2.20537396297592" calcext:value-type="float">
            <text:p>2.205373963</text:p>
          </table:table-cell>
          <table:table-cell/>
          <table:table-cell table:formula="of:=[.M73]/[.O73]" office:value-type="float" office:value="1.0000000000095" calcext:value-type="float">
            <text:p>1</text:p>
          </table:table-cell>
          <table:table-cell table:formula="of:=[.M73]-[.O73]" office:value-type="float" office:value="0.0000000000209596784372934" calcext:value-type="float">
            <text:p>2.1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2673" calcext:value-type="float">
            <text:p>0.8400175975</text:p>
          </table:table-cell>
          <table:table-cell/>
          <table:table-cell table:style-name="ce4" table:formula="of:=[.F26]" office:value-type="float" office:value="0.840017597461664" calcext:value-type="float">
            <text:p>0.8400175975</text:p>
          </table:table-cell>
          <table:table-cell/>
          <table:table-cell table:formula="of:=[.M74]/[.O74]" office:value-type="float" office:value="0.999999999989297" calcext:value-type="float">
            <text:p>1</text:p>
          </table:table-cell>
          <table:table-cell table:formula="of:=[.M74]-[.O74]" office:value-type="float" office:value="-0.00000000000899103014262437" calcext:value-type="float">
            <text:p>-8.99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2'.D4]" office:value-type="string" office:string-value="-0.6 km MOLA" calcext:value-type="string">
            <text:p>-0.6 km MOLA</text:p>
          </table:table-cell>
          <table:table-cell table:style-name="ce1" table:formula="of:=['After 77 sec tol. 1e-12'.E4]" office:value-type="string" office:string-value="TSI Order = " calcext:value-type="string">
            <text:p>TSI Order = </text:p>
          </table:table-cell>
          <table:table-cell table:style-name="ce1" table:formula="of:=['After 77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77 sec tol. 1e-12'.C5]" office:value-type="string" office:string-value="Latitude = " calcext:value-type="string">
            <text:p>Latitude = </text:p>
          </table:table-cell>
          <table:table-cell table:style-name="ce1" table:formula="of:=['After 77 sec tol. 1e-12'.D5]" office:value-type="float" office:value="21" calcext:value-type="float">
            <text:p>21</text:p>
          </table:table-cell>
          <table:table-cell table:style-name="ce1" table:formula="of:=['After 77 sec tol. 1e-12'.E5]" office:value-type="string" office:string-value="Longitude = " calcext:value-type="string">
            <text:p>Longitude = </text:p>
          </table:table-cell>
          <table:table-cell table:style-name="ce1" table:formula="of:=['After 77 sec tol. 1e-12'.F5]" office:value-type="float" office:value="74.5" calcext:value-type="float">
            <text:p>74.5</text:p>
          </table:table-cell>
          <table:table-cell table:style-name="ce1" table:formula="of:=['After 77 sec tol. 1e-12'.G5]" office:value-type="string" office:string-value="FPA = " calcext:value-type="string">
            <text:p>FPA = </text:p>
          </table:table-cell>
          <table:table-cell table:style-name="ce1" table:formula="of:=['After 77 sec tol. 1e-12'.H5]" office:value-type="float" office:value="89" calcext:value-type="float">
            <text:p>89</text:p>
          </table:table-cell>
          <table:table-cell table:style-name="ce1" table:formula="of:=['After 77 sec tol. 1e-12'.I5]" office:value-type="string" office:string-value="Azimuth = " calcext:value-type="string">
            <text:p>Azimuth = </text:p>
          </table:table-cell>
          <table:table-cell table:style-name="ce1" table:formula="of:=['After 77 sec tol. 1e-12'.J5]" office:value-type="float" office:value="90" calcext:value-type="float">
            <text:p>90</text:p>
          </table:table-cell>
          <table:table-cell table:style-name="ce1" table:formula="of:=['After 77 sec tol. 1e-12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2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2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8977" calcext:value-type="float">
            <text:p>847.049905389</text:p>
          </table:table-cell>
          <table:table-cell/>
          <table:table-cell table:style-name="ce4" table:formula="of:=['After 77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8977" calcext:value-type="float">
            <text:p>847.04990538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390086" calcext:value-type="float">
            <text:p>847.049905390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390086" calcext:value-type="float">
            <text:p>-8.4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073" calcext:value-type="float">
            <text:p>3129.6692111407</text:p>
          </table:table-cell>
          <table:table-cell/>
          <table:table-cell table:style-name="ce4" table:formula="of:=['After 77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073" calcext:value-type="float">
            <text:p>3129.66921114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4041" calcext:value-type="float">
            <text:p>3129.669211140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4041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21" calcext:value-type="float">
            <text:p>1244.4196452182</text:p>
          </table:table-cell>
          <table:table-cell/>
          <table:table-cell table:style-name="ce4" table:formula="of:=['After 77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21" calcext:value-type="float">
            <text:p>1244.419645218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833" calcext:value-type="float">
            <text:p>1244.4196452183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1833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56712" calcext:value-type="float">
            <text:p>0.2868186661</text:p>
          </table:table-cell>
          <table:table-cell/>
          <table:table-cell table:style-name="ce4" table:formula="of:=['After 77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6712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6092656" calcext:value-type="float">
            <text:p>0.286818666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6092656" calcext:value-type="float">
            <text:p>-2.8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299654" calcext:value-type="float">
            <text:p>2.205373963</text:p>
          </table:table-cell>
          <table:table-cell/>
          <table:table-cell table:style-name="ce4" table:formula="of:=['After 77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299654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298683" calcext:value-type="float">
            <text:p>2.20537396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298683" calcext:value-type="float">
            <text:p>-2.2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52077" calcext:value-type="float">
            <text:p>0.8400175975</text:p>
          </table:table-cell>
          <table:table-cell/>
          <table:table-cell table:style-name="ce4" table:formula="of:=['After 77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2077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456086" calcext:value-type="float">
            <text:p>0.840017597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456086" calcext:value-type="float">
            <text:p>-8.4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77" calcext:value-type="float">
            <text:p>847.049905389</text:p>
          </table:table-cell>
          <table:table-cell/>
          <table:table-cell table:style-name="ce3" office:value-type="float" office:value="847.049905390086" calcext:value-type="float">
            <text:p>847.0499053901</text:p>
          </table:table-cell>
          <table:table-cell/>
          <table:table-cell table:style-name="ce3" office:value-type="float" office:value="0.999999999998691" calcext:value-type="float">
            <text:p>1</text:p>
          </table:table-cell>
          <table:table-cell table:style-name="ce3" office:value-type="float" office:value="-0.00000000110890141513664" calcext:value-type="float">
            <text:p>-1.10890141513664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377287" calcext:value-type="float">
            <text:p>847.049905377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377287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3" calcext:value-type="float">
            <text:p>3129.6692111407</text:p>
          </table:table-cell>
          <table:table-cell/>
          <table:table-cell table:style-name="ce3" office:value-type="float" office:value="3129.66921114041" calcext:value-type="float">
            <text:p>3129.6692111404</text:p>
          </table:table-cell>
          <table:table-cell/>
          <table:table-cell table:style-name="ce3" office:value-type="float" office:value="1.0000000000001" calcext:value-type="float">
            <text:p>1</text:p>
          </table:table-cell>
          <table:table-cell table:style-name="ce3" office:value-type="float" office:value="0.000000000317413650918752" calcext:value-type="float">
            <text:p>3.17413650918752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14441" calcext:value-type="float">
            <text:p>3129.6692111444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14441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1" calcext:value-type="float">
            <text:p>1244.4196452182</text:p>
          </table:table-cell>
          <table:table-cell/>
          <table:table-cell table:style-name="ce3" office:value-type="float" office:value="1244.41964521833" calcext:value-type="float">
            <text:p>1244.4196452183</text:p>
          </table:table-cell>
          <table:table-cell/>
          <table:table-cell table:style-name="ce3" office:value-type="float" office:value="0.999999999999906" calcext:value-type="float">
            <text:p>1</text:p>
          </table:table-cell>
          <table:table-cell table:style-name="ce3" office:value-type="float" office:value="-0.000000000116870069177821" calcext:value-type="float">
            <text:p>-1.16870069177821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21703" calcext:value-type="float">
            <text:p>1244.419645217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21703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6712" calcext:value-type="float">
            <text:p>0.2868186661</text:p>
          </table:table-cell>
          <table:table-cell/>
          <table:table-cell table:style-name="ce3" office:value-type="float" office:value="0.286818666092656" calcext:value-type="float">
            <text:p>0.2868186661</text:p>
          </table:table-cell>
          <table:table-cell/>
          <table:table-cell table:style-name="ce3" office:value-type="float" office:value="0.999999999874682" calcext:value-type="float">
            <text:p>0.9999999999</text:p>
          </table:table-cell>
          <table:table-cell table:style-name="ce3" office:value-type="float" office:value="-0.0000000000359434704222394" calcext:value-type="float">
            <text:p>-3.59434704222394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65674626" calcext:value-type="float">
            <text:p>0.2868186657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65674626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654" calcext:value-type="float">
            <text:p>2.205373963</text:p>
          </table:table-cell>
          <table:table-cell/>
          <table:table-cell table:style-name="ce3" office:value-type="float" office:value="2.20537396298683" calcext:value-type="float">
            <text:p>2.205373963</text:p>
          </table:table-cell>
          <table:table-cell/>
          <table:table-cell table:style-name="ce3" office:value-type="float" office:value="1.0000000000044" calcext:value-type="float">
            <text:p>1</text:p>
          </table:table-cell>
          <table:table-cell table:style-name="ce3" office:value-type="float" office:value="0.00000000000971178693021102" calcext:value-type="float">
            <text:p>9.71178693021102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6309902" calcext:value-type="float">
            <text:p>2.2053739631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6309902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2077" calcext:value-type="float">
            <text:p>0.8400175975</text:p>
          </table:table-cell>
          <table:table-cell/>
          <table:table-cell table:style-name="ce3" office:value-type="float" office:value="0.840017597456086" calcext:value-type="float">
            <text:p>0.8400175975</text:p>
          </table:table-cell>
          <table:table-cell/>
          <table:table-cell table:style-name="ce3" office:value-type="float" office:value="0.999999999995227" calcext:value-type="float">
            <text:p>1</text:p>
          </table:table-cell>
          <table:table-cell table:style-name="ce3" office:value-type="float" office:value="-0.00000000000400923738652637" calcext:value-type="float">
            <text:p>-4.00923738652637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7407399" calcext:value-type="float">
            <text:p>0.8400175974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7407399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0.000000000000255795384873636" calcext:value-type="float">
            <text:p>-2.5579538487363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77" calcext:value-type="float">
            <text:p>847.049905389</text:p>
          </table:table-cell>
          <table:table-cell/>
          <table:table-cell table:style-name="ce3" office:value-type="float" office:value="847.049905377287" calcext:value-type="float">
            <text:p>847.0499053773</text:p>
          </table:table-cell>
          <table:table-cell/>
          <table:table-cell table:style-name="ce3" office:value-type="float" office:value="1.0000000000138" calcext:value-type="float">
            <text:p>1</text:p>
          </table:table-cell>
          <table:table-cell table:style-name="ce3" office:value-type="float" office:value="0.000000011689508028212" calcext:value-type="float">
            <text:p>1.1689508028212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5377287" calcext:value-type="float">
            <text:p>847.0499053773</text:p>
          </table:table-cell>
          <table:table-cell/>
          <table:table-cell table:style-name="ce4" table:formula="of:=[.F21]" office:value-type="float" office:value="847.049905390086" calcext:value-type="float">
            <text:p>847.0499053901</text:p>
          </table:table-cell>
          <table:table-cell/>
          <table:table-cell table:formula="of:=[.M33]/[.O33]" office:value-type="float" office:value="0.99999999998489" calcext:value-type="float">
            <text:p>1</text:p>
          </table:table-cell>
          <table:table-cell table:formula="of:=[.M33]-[.O33]" office:value-type="float" office:value="-0.0000000127989778775373" calcext:value-type="float">
            <text:p>-1.28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3" calcext:value-type="float">
            <text:p>3129.6692111407</text:p>
          </table:table-cell>
          <table:table-cell/>
          <table:table-cell table:style-name="ce3" office:value-type="float" office:value="3129.66921114441" calcext:value-type="float">
            <text:p>3129.6692111444</text:p>
          </table:table-cell>
          <table:table-cell/>
          <table:table-cell table:style-name="ce3" office:value-type="float" office:value="0.999999999998822" calcext:value-type="float">
            <text:p>1</text:p>
          </table:table-cell>
          <table:table-cell table:style-name="ce3" office:value-type="float" office:value="-0.00000000368527253158391" calcext:value-type="float">
            <text:p>-3.68527253158391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114441" calcext:value-type="float">
            <text:p>3129.6692111444</text:p>
          </table:table-cell>
          <table:table-cell/>
          <table:table-cell table:style-name="ce4" table:formula="of:=[.F22]" office:value-type="float" office:value="3129.66921114041" calcext:value-type="float">
            <text:p>3129.6692111404</text:p>
          </table:table-cell>
          <table:table-cell/>
          <table:table-cell table:formula="of:=[.M34]/[.O34]" office:value-type="float" office:value="1.00000000000128" calcext:value-type="float">
            <text:p>1</text:p>
          </table:table-cell>
          <table:table-cell table:formula="of:=[.M34]-[.O34]" office:value-type="float" office:value="0.00000000399995769839734" calcext:value-type="float">
            <text:p>4.00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1" calcext:value-type="float">
            <text:p>1244.4196452182</text:p>
          </table:table-cell>
          <table:table-cell/>
          <table:table-cell table:style-name="ce3" office:value-type="float" office:value="1244.41964521703" calcext:value-type="float">
            <text:p>1244.419645217</text:p>
          </table:table-cell>
          <table:table-cell/>
          <table:table-cell table:style-name="ce3" office:value-type="float" office:value="1.00000000000094" calcext:value-type="float">
            <text:p>1</text:p>
          </table:table-cell>
          <table:table-cell table:style-name="ce3" office:value-type="float" office:value="0.00000000117415765998885" calcext:value-type="float">
            <text:p>1.17415765998885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521703" calcext:value-type="float">
            <text:p>1244.419645217</text:p>
          </table:table-cell>
          <table:table-cell/>
          <table:table-cell table:style-name="ce4" table:formula="of:=[.F23]" office:value-type="float" office:value="1244.41964521833" calcext:value-type="float">
            <text:p>1244.4196452183</text:p>
          </table:table-cell>
          <table:table-cell/>
          <table:table-cell table:formula="of:=[.M35]/[.O35]" office:value-type="float" office:value="0.999999999998955" calcext:value-type="float">
            <text:p>1</text:p>
          </table:table-cell>
          <table:table-cell table:formula="of:=[.M35]-[.O35]" office:value-type="float" office:value="-0.0000000013001226761844" calcext:value-type="float">
            <text:p>-1.30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6712" calcext:value-type="float">
            <text:p>0.2868186661</text:p>
          </table:table-cell>
          <table:table-cell/>
          <table:table-cell table:style-name="ce3" office:value-type="float" office:value="0.286818665674626" calcext:value-type="float">
            <text:p>0.2868186657</text:p>
          </table:table-cell>
          <table:table-cell/>
          <table:table-cell table:style-name="ce3" office:value-type="float" office:value="1.00000000133215" calcext:value-type="float">
            <text:p>1.0000000013</text:p>
          </table:table-cell>
          <table:table-cell table:style-name="ce3" office:value-type="float" office:value="0.000000000382085973971158" calcext:value-type="float">
            <text:p>3.82085973971158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665674626" calcext:value-type="float">
            <text:p>0.2868186657</text:p>
          </table:table-cell>
          <table:table-cell/>
          <table:table-cell table:style-name="ce4" table:formula="of:=[.F24]" office:value-type="float" office:value="0.286818666092656" calcext:value-type="float">
            <text:p>0.2868186661</text:p>
          </table:table-cell>
          <table:table-cell/>
          <table:table-cell table:formula="of:=[.M36]/[.O36]" office:value-type="float" office:value="0.999999998542529" calcext:value-type="float">
            <text:p>0.9999999985</text:p>
          </table:table-cell>
          <table:table-cell table:formula="of:=[.M36]-[.O36]" office:value-type="float" office:value="-0.00000000041802999950491" calcext:value-type="float">
            <text:p>-4.18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654" calcext:value-type="float">
            <text:p>2.205373963</text:p>
          </table:table-cell>
          <table:table-cell/>
          <table:table-cell table:style-name="ce3" office:value-type="float" office:value="2.20537396309902" calcext:value-type="float">
            <text:p>2.2053739631</text:p>
          </table:table-cell>
          <table:table-cell/>
          <table:table-cell table:style-name="ce3" office:value-type="float" office:value="0.999999999953534" calcext:value-type="float">
            <text:p>1</text:p>
          </table:table-cell>
          <table:table-cell table:style-name="ce3" office:value-type="float" office:value="-0.000000000102474029262112" calcext:value-type="float">
            <text:p>-1.02474029262112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96309902" calcext:value-type="float">
            <text:p>2.2053739631</text:p>
          </table:table-cell>
          <table:table-cell/>
          <table:table-cell table:style-name="ce4" table:formula="of:=[.F25]" office:value-type="float" office:value="2.20537396298683" calcext:value-type="float">
            <text:p>2.205373963</text:p>
          </table:table-cell>
          <table:table-cell/>
          <table:table-cell table:formula="of:=[.M37]/[.O37]" office:value-type="float" office:value="1.00000000005087" calcext:value-type="float">
            <text:p>1.0000000001</text:p>
          </table:table-cell>
          <table:table-cell table:formula="of:=[.M37]-[.O37]" office:value-type="float" office:value="0.000000000112189812995211" calcext:value-type="float">
            <text:p>1.12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2077" calcext:value-type="float">
            <text:p>0.8400175975</text:p>
          </table:table-cell>
          <table:table-cell/>
          <table:table-cell table:style-name="ce3" office:value-type="float" office:value="0.840017597407399" calcext:value-type="float">
            <text:p>0.8400175974</text:p>
          </table:table-cell>
          <table:table-cell/>
          <table:table-cell table:style-name="ce3" office:value-type="float" office:value="1.00000000005319" calcext:value-type="float">
            <text:p>1.0000000001</text:p>
          </table:table-cell>
          <table:table-cell table:style-name="ce3" office:value-type="float" office:value="0.0000000000446773729123606" calcext:value-type="float">
            <text:p>4.46773729123606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97407399" calcext:value-type="float">
            <text:p>0.8400175974</text:p>
          </table:table-cell>
          <table:table-cell/>
          <table:table-cell table:style-name="ce4" table:formula="of:=[.F26]" office:value-type="float" office:value="0.840017597456086" calcext:value-type="float">
            <text:p>0.8400175975</text:p>
          </table:table-cell>
          <table:table-cell/>
          <table:table-cell table:formula="of:=[.M38]/[.O38]" office:value-type="float" office:value="0.999999999942041" calcext:value-type="float">
            <text:p>0.9999999999</text:p>
          </table:table-cell>
          <table:table-cell table:formula="of:=[.M38]-[.O38]" office:value-type="float" office:value="-0.0000000000486869433657944" calcext:value-type="float">
            <text:p>-4.87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1316282072803" calcext:value-type="float">
            <text:p>2.1316282072803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04" calcext:value-type="float">
            <text:p>20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77" calcext:value-type="float">
            <text:p>847.049905389</text:p>
          </table:table-cell>
          <table:table-cell/>
          <table:table-cell table:style-name="ce3" office:value-type="float" office:value="847.049905388867" calcext:value-type="float">
            <text:p>847.0499053889</text:p>
          </table:table-cell>
          <table:table-cell/>
          <table:table-cell table:style-name="ce3" office:value-type="float" office:value="1.00000000000013" calcext:value-type="float">
            <text:p>1</text:p>
          </table:table-cell>
          <table:table-cell table:style-name="ce3" office:value-type="float" office:value="0.000000000110162545752246" calcext:value-type="float">
            <text:p>1.10162545752246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49905388867" calcext:value-type="float">
            <text:p>847.049905388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388867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3" calcext:value-type="float">
            <text:p>3129.6692111407</text:p>
          </table:table-cell>
          <table:table-cell/>
          <table:table-cell table:style-name="ce3" office:value-type="float" office:value="3129.66921114076" calcext:value-type="float">
            <text:p>3129.6692111408</text:p>
          </table:table-cell>
          <table:table-cell/>
          <table:table-cell table:style-name="ce3" office:value-type="float" office:value="0.999999999999989" calcext:value-type="float">
            <text:p>1</text:p>
          </table:table-cell>
          <table:table-cell table:style-name="ce3" office:value-type="float" office:value="-0.0000000000336513039655983" calcext:value-type="float">
            <text:p>-3.36513039655983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9.66921114076" calcext:value-type="float">
            <text:p>3129.6692111408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14076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1" calcext:value-type="float">
            <text:p>1244.4196452182</text:p>
          </table:table-cell>
          <table:table-cell/>
          <table:table-cell table:style-name="ce3" office:value-type="float" office:value="1244.41964521822" calcext:value-type="float">
            <text:p>1244.4196452182</text:p>
          </table:table-cell>
          <table:table-cell/>
          <table:table-cell table:style-name="ce3" office:value-type="float" office:value="0.999999999999993" calcext:value-type="float">
            <text:p>1</text:p>
          </table:table-cell>
          <table:table-cell table:style-name="ce3" office:value-type="float" office:value="-0.00000000000886757334228605" calcext:value-type="float">
            <text:p>-8.86757334228605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41964521822" calcext:value-type="float">
            <text:p>1244.4196452182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1822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6712" calcext:value-type="float">
            <text:p>0.2868186661</text:p>
          </table:table-cell>
          <table:table-cell/>
          <table:table-cell table:style-name="ce3" office:value-type="float" office:value="0.286818666053099" calcext:value-type="float">
            <text:p>0.2868186661</text:p>
          </table:table-cell>
          <table:table-cell/>
          <table:table-cell table:style-name="ce3" office:value-type="float" office:value="1.0000000000126" calcext:value-type="float">
            <text:p>1</text:p>
          </table:table-cell>
          <table:table-cell table:style-name="ce3" office:value-type="float" office:value="0.00000000000361394247860858" calcext:value-type="float">
            <text:p>3.61394247860858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286818666053099" calcext:value-type="float">
            <text:p>0.286818666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66053099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654" calcext:value-type="float">
            <text:p>2.205373963</text:p>
          </table:table-cell>
          <table:table-cell/>
          <table:table-cell table:style-name="ce3" office:value-type="float" office:value="2.20537396299753" calcext:value-type="float">
            <text:p>2.205373963</text:p>
          </table:table-cell>
          <table:table-cell/>
          <table:table-cell table:style-name="ce3" office:value-type="float" office:value="0.999999999999552" calcext:value-type="float">
            <text:p>1</text:p>
          </table:table-cell>
          <table:table-cell table:style-name="ce3" office:value-type="float" office:value="-0.000000000000988098491916389" calcext:value-type="float">
            <text:p>-9.88098491916389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20537396299753" calcext:value-type="float">
            <text:p>2.20537396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299753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2077" calcext:value-type="float">
            <text:p>0.8400175975</text:p>
          </table:table-cell>
          <table:table-cell/>
          <table:table-cell table:style-name="ce3" office:value-type="float" office:value="0.840017597452364" calcext:value-type="float">
            <text:p>0.8400175975</text:p>
          </table:table-cell>
          <table:table-cell/>
          <table:table-cell table:style-name="ce3" office:value-type="float" office:value="0.999999999999659" calcext:value-type="float">
            <text:p>1</text:p>
          </table:table-cell>
          <table:table-cell table:style-name="ce3" office:value-type="float" office:value="-0.000000000000286770607260678" calcext:value-type="float">
            <text:p>-2.86770607260678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0017597452364" calcext:value-type="float">
            <text:p>0.840017597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7452364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170530256582424" calcext:value-type="float">
            <text:p>-1.7053025658242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8867" calcext:value-type="float">
            <text:p>847.0499053889</text:p>
          </table:table-cell>
          <table:table-cell/>
          <table:table-cell table:style-name="ce4" table:formula="of:=[.F33]" office:value-type="float" office:value="847.049905377287" calcext:value-type="float">
            <text:p>847.0499053773</text:p>
          </table:table-cell>
          <table:table-cell/>
          <table:table-cell table:formula="of:=[.M57]/[.O57]" office:value-type="float" office:value="1.00000000001367" calcext:value-type="float">
            <text:p>1</text:p>
          </table:table-cell>
          <table:table-cell table:formula="of:=[.M57]-[.O57]" office:value-type="float" office:value="0.0000000115800276034861" calcext:value-type="float">
            <text:p>1.1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076" calcext:value-type="float">
            <text:p>3129.6692111408</text:p>
          </table:table-cell>
          <table:table-cell/>
          <table:table-cell table:style-name="ce4" table:formula="of:=[.F34]" office:value-type="float" office:value="3129.66921114441" calcext:value-type="float">
            <text:p>3129.6692111444</text:p>
          </table:table-cell>
          <table:table-cell/>
          <table:table-cell table:formula="of:=[.M58]/[.O58]" office:value-type="float" office:value="0.999999999998834" calcext:value-type="float">
            <text:p>1</text:p>
          </table:table-cell>
          <table:table-cell table:formula="of:=[.M58]-[.O58]" office:value-type="float" office:value="-0.00000000364980223821476" calcext:value-type="float">
            <text:p>-3.6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22" calcext:value-type="float">
            <text:p>1244.4196452182</text:p>
          </table:table-cell>
          <table:table-cell/>
          <table:table-cell table:style-name="ce4" table:formula="of:=[.F35]" office:value-type="float" office:value="1244.41964521703" calcext:value-type="float">
            <text:p>1244.419645217</text:p>
          </table:table-cell>
          <table:table-cell/>
          <table:table-cell table:formula="of:=[.M59]/[.O59]" office:value-type="float" office:value="1.00000000000096" calcext:value-type="float">
            <text:p>1</text:p>
          </table:table-cell>
          <table:table-cell table:formula="of:=[.M59]-[.O59]" office:value-type="float" office:value="0.00000000119007381726988" calcext:value-type="float">
            <text:p>1.19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53099" calcext:value-type="float">
            <text:p>0.2868186661</text:p>
          </table:table-cell>
          <table:table-cell/>
          <table:table-cell table:style-name="ce4" table:formula="of:=[.F36]" office:value-type="float" office:value="0.286818665674626" calcext:value-type="float">
            <text:p>0.2868186657</text:p>
          </table:table-cell>
          <table:table-cell/>
          <table:table-cell table:formula="of:=[.M60]/[.O60]" office:value-type="float" office:value="1.00000000131956" calcext:value-type="float">
            <text:p>1.0000000013</text:p>
          </table:table-cell>
          <table:table-cell table:formula="of:=[.M60]-[.O60]" office:value-type="float" office:value="0.00000000037847297518212" calcext:value-type="float">
            <text:p>3.78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9753" calcext:value-type="float">
            <text:p>2.205373963</text:p>
          </table:table-cell>
          <table:table-cell/>
          <table:table-cell table:style-name="ce4" table:formula="of:=[.F37]" office:value-type="float" office:value="2.20537396309902" calcext:value-type="float">
            <text:p>2.2053739631</text:p>
          </table:table-cell>
          <table:table-cell/>
          <table:table-cell table:formula="of:=[.M61]/[.O61]" office:value-type="float" office:value="0.99999999995398" calcext:value-type="float">
            <text:p>1</text:p>
          </table:table-cell>
          <table:table-cell table:formula="of:=[.M61]-[.O61]" office:value-type="float" office:value="-0.000000000101489927573084" calcext:value-type="float">
            <text:p>-1.01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2364" calcext:value-type="float">
            <text:p>0.8400175975</text:p>
          </table:table-cell>
          <table:table-cell/>
          <table:table-cell table:style-name="ce4" table:formula="of:=[.F38]" office:value-type="float" office:value="0.840017597407399" calcext:value-type="float">
            <text:p>0.8400175974</text:p>
          </table:table-cell>
          <table:table-cell/>
          <table:table-cell table:formula="of:=[.M62]/[.O62]" office:value-type="float" office:value="1.00000000005353" calcext:value-type="float">
            <text:p>1.0000000001</text:p>
          </table:table-cell>
          <table:table-cell table:formula="of:=[.M62]-[.O62]" office:value-type="float" office:value="0.0000000000449649206757385" calcext:value-type="float">
            <text:p>4.5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8867" calcext:value-type="float">
            <text:p>847.0499053889</text:p>
          </table:table-cell>
          <table:table-cell/>
          <table:table-cell table:style-name="ce4" table:formula="of:=[.F21]" office:value-type="float" office:value="847.049905390086" calcext:value-type="float">
            <text:p>847.0499053901</text:p>
          </table:table-cell>
          <table:table-cell/>
          <table:table-cell table:formula="of:=[.M69]/[.O69]" office:value-type="float" office:value="0.999999999998561" calcext:value-type="float">
            <text:p>1</text:p>
          </table:table-cell>
          <table:table-cell table:formula="of:=[.M69]-[.O69]" office:value-type="float" office:value="-0.00000000121895027405117" calcext:value-type="float">
            <text:p>-1.22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076" calcext:value-type="float">
            <text:p>3129.6692111408</text:p>
          </table:table-cell>
          <table:table-cell/>
          <table:table-cell table:style-name="ce4" table:formula="of:=[.F22]" office:value-type="float" office:value="3129.66921114041" calcext:value-type="float">
            <text:p>3129.6692111404</text:p>
          </table:table-cell>
          <table:table-cell/>
          <table:table-cell table:formula="of:=[.M70]/[.O70]" office:value-type="float" office:value="1.00000000000011" calcext:value-type="float">
            <text:p>1</text:p>
          </table:table-cell>
          <table:table-cell table:formula="of:=[.M70]-[.O70]" office:value-type="float" office:value="0.000000000350155460182577" calcext:value-type="float">
            <text:p>3.5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22" calcext:value-type="float">
            <text:p>1244.4196452182</text:p>
          </table:table-cell>
          <table:table-cell/>
          <table:table-cell table:style-name="ce4" table:formula="of:=[.F23]" office:value-type="float" office:value="1244.41964521833" calcext:value-type="float">
            <text:p>1244.4196452183</text:p>
          </table:table-cell>
          <table:table-cell/>
          <table:table-cell table:formula="of:=[.M71]/[.O71]" office:value-type="float" office:value="0.999999999999912" calcext:value-type="float">
            <text:p>1</text:p>
          </table:table-cell>
          <table:table-cell table:formula="of:=[.M71]-[.O71]" office:value-type="float" office:value="-0.000000000110048858914524" calcext:value-type="float">
            <text:p>-1.1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53099" calcext:value-type="float">
            <text:p>0.2868186661</text:p>
          </table:table-cell>
          <table:table-cell/>
          <table:table-cell table:style-name="ce4" table:formula="of:=[.F24]" office:value-type="float" office:value="0.286818666092656" calcext:value-type="float">
            <text:p>0.2868186661</text:p>
          </table:table-cell>
          <table:table-cell/>
          <table:table-cell table:formula="of:=[.M72]/[.O72]" office:value-type="float" office:value="0.999999999862084" calcext:value-type="float">
            <text:p>0.9999999999</text:p>
          </table:table-cell>
          <table:table-cell table:formula="of:=[.M72]-[.O72]" office:value-type="float" office:value="-0.0000000000395570243227894" calcext:value-type="float">
            <text:p>-3.96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9753" calcext:value-type="float">
            <text:p>2.205373963</text:p>
          </table:table-cell>
          <table:table-cell/>
          <table:table-cell table:style-name="ce4" table:formula="of:=[.F25]" office:value-type="float" office:value="2.20537396298683" calcext:value-type="float">
            <text:p>2.205373963</text:p>
          </table:table-cell>
          <table:table-cell/>
          <table:table-cell table:formula="of:=[.M73]/[.O73]" office:value-type="float" office:value="1.00000000000485" calcext:value-type="float">
            <text:p>1</text:p>
          </table:table-cell>
          <table:table-cell table:formula="of:=[.M73]-[.O73]" office:value-type="float" office:value="0.0000000000106998854221274" calcext:value-type="float">
            <text:p>1.07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2364" calcext:value-type="float">
            <text:p>0.8400175975</text:p>
          </table:table-cell>
          <table:table-cell/>
          <table:table-cell table:style-name="ce4" table:formula="of:=[.F26]" office:value-type="float" office:value="0.840017597456086" calcext:value-type="float">
            <text:p>0.8400175975</text:p>
          </table:table-cell>
          <table:table-cell/>
          <table:table-cell table:formula="of:=[.M74]/[.O74]" office:value-type="float" office:value="0.999999999995569" calcext:value-type="float">
            <text:p>1</text:p>
          </table:table-cell>
          <table:table-cell table:formula="of:=[.M74]-[.O74]" office:value-type="float" office:value="-0.00000000000372202269005584" calcext:value-type="float">
            <text:p>-3.72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77 sec tol. 1e-13'.C5]" office:value-type="string" office:string-value="Latitude = " calcext:value-type="string">
            <text:p>Latitude = </text:p>
          </table:table-cell>
          <table:table-cell table:style-name="ce1" table:formula="of:=['After 77 sec tol. 1e-13'.D5]" office:value-type="float" office:value="21" calcext:value-type="float">
            <text:p>21</text:p>
          </table:table-cell>
          <table:table-cell table:style-name="ce1" table:formula="of:=['After 77 sec tol. 1e-13'.E5]" office:value-type="string" office:string-value="Longitude = " calcext:value-type="string">
            <text:p>Longitude = </text:p>
          </table:table-cell>
          <table:table-cell table:style-name="ce1" table:formula="of:=['After 77 sec tol. 1e-13'.F5]" office:value-type="float" office:value="74.5" calcext:value-type="float">
            <text:p>74.5</text:p>
          </table:table-cell>
          <table:table-cell table:style-name="ce1" table:formula="of:=['After 77 sec tol. 1e-13'.G5]" office:value-type="string" office:string-value="FPA = " calcext:value-type="string">
            <text:p>FPA = </text:p>
          </table:table-cell>
          <table:table-cell table:style-name="ce1" table:formula="of:=['After 77 sec tol. 1e-13'.H5]" office:value-type="float" office:value="89" calcext:value-type="float">
            <text:p>89</text:p>
          </table:table-cell>
          <table:table-cell table:style-name="ce1" table:formula="of:=['After 77 sec tol. 1e-13'.I5]" office:value-type="string" office:string-value="Azimuth = " calcext:value-type="string">
            <text:p>Azimuth = </text:p>
          </table:table-cell>
          <table:table-cell table:style-name="ce1" table:formula="of:=['After 77 sec tol. 1e-13'.J5]" office:value-type="float" office:value="90" calcext:value-type="float">
            <text:p>90</text:p>
          </table:table-cell>
          <table:table-cell table:style-name="ce1" table:formula="of:=['After 77 sec tol. 1e-13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3'.M5]" office:value-type="float" office:value="0.01" calcext:value-type="float">
            <text:p>0.01</text:p>
          </table:table-cell>
          <table:table-cell table:number-columns-repeated="12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898" calcext:value-type="float">
            <text:p>847.049905389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898" calcext:value-type="float">
            <text:p>847.04990538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38903" calcext:value-type="float">
            <text:p>847.04990538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38903" calcext:value-type="float">
            <text:p>-8.47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073" calcext:value-type="float">
            <text:p>3129.6692111407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073" calcext:value-type="float">
            <text:p>3129.66921114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4072" calcext:value-type="float">
            <text:p>3129.669211140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4072" calcext:value-type="float">
            <text:p>-3.13E+003</text:p>
          </table:table-cell>
          <table:table-cell/>
          <table:table-cell table:style-name="ce3" table:formula="of:=SQRT([.D9]*[.D9]+[.D10]*[.D10]+[.D11]*[.D11])" office:value-type="float" office:value="3472.88110461426" calcext:value-type="float">
            <text:p>3472.8811046143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472.88110461426" calcext:value-type="float">
            <text:p>3472.881104614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21" calcext:value-type="float">
            <text:p>1244.4196452182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21" calcext:value-type="float">
            <text:p>1244.419645218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822" calcext:value-type="float">
            <text:p>1244.4196452182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1822" calcext:value-type="float">
            <text:p>-1.24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5672" calcext:value-type="float">
            <text:p>0.2868186661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672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605838" calcext:value-type="float">
            <text:p>0.286818666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605838" calcext:value-type="float">
            <text:p>-2.87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299658" calcext:value-type="float">
            <text:p>2.205373963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299658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299629" calcext:value-type="float">
            <text:p>2.20537396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299629" calcext:value-type="float">
            <text:p>-2.21E+000</text:p>
          </table:table-cell>
          <table:table-cell/>
          <table:table-cell table:style-name="ce3" table:formula="of:=SQRT([.D12]*[.D12]+[.D13]*[.D13]+[.D14]*[.D14])" office:value-type="float" office:value="2.3773028473232" calcext:value-type="float">
            <text:p>2.3773028473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2.3773028473232" calcext:value-type="float">
            <text:p>2.377302847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52089" calcext:value-type="float">
            <text:p>0.8400175975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2089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452378" calcext:value-type="float">
            <text:p>0.840017597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452378" calcext:value-type="float">
            <text:p>-8.40E-001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8" calcext:value-type="float">
            <text:p>847.049905389</text:p>
          </table:table-cell>
          <table:table-cell/>
          <table:table-cell table:style-name="ce3" office:value-type="float" office:value="847.04990538903" calcext:value-type="float">
            <text:p>847.049905389</text:p>
          </table:table-cell>
          <table:table-cell/>
          <table:table-cell table:style-name="ce3" office:value-type="float" office:value="0.999999999999942" calcext:value-type="float">
            <text:p>1</text:p>
          </table:table-cell>
          <table:table-cell table:style-name="ce3" office:value-type="float" office:value="-0.0000000000492264007334597" calcext:value-type="float">
            <text:p>-4.92264007334597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38694" calcext:value-type="float">
            <text:p>847.0499053869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38694" calcext:value-type="float">
            <text:p>-8.47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3" calcext:value-type="float">
            <text:p>3129.6692111407</text:p>
          </table:table-cell>
          <table:table-cell/>
          <table:table-cell table:style-name="ce3" office:value-type="float" office:value="3129.66921114072" calcext:value-type="float">
            <text:p>3129.669211140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109139364212751" calcext:value-type="float">
            <text:p>1.09139364212751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14138" calcext:value-type="float">
            <text:p>3129.6692111414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14138" calcext:value-type="float">
            <text:p>-3.13E+003</text:p>
          </table:table-cell>
          <table:table-cell/>
          <table:table-cell table:style-name="ce3" table:formula="of:=SQRT([.D21]*[.D21]+[.D22]*[.D22]+[.D23]*[.D23])" office:value-type="float" office:value="3472.88110461426" calcext:value-type="float">
            <text:p>3472.8811046143</text:p>
          </table:table-cell>
          <table:table-cell/>
          <table:table-cell table:style-name="ce3" table:formula="of:=SQRT([.F21]*[.F21]+[.F22]*[.F22]+[.F23]*[.F23])" office:value-type="float" office:value="3472.88110461426" calcext:value-type="float">
            <text:p>3472.8811046143</text:p>
          </table:table-cell>
          <table:table-cell/>
          <table:table-cell table:formula="of:=[.T22]/[.V22]" office:value-type="float" office:value="0.999999999999998" calcext:value-type="float">
            <text:p>1</text:p>
          </table:table-cell>
          <table:table-cell table:formula="of:=[.T22]-[.V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1" calcext:value-type="float">
            <text:p>1244.4196452182</text:p>
          </table:table-cell>
          <table:table-cell/>
          <table:table-cell table:style-name="ce3" office:value-type="float" office:value="1244.41964521822" calcext:value-type="float">
            <text:p>1244.4196452182</text:p>
          </table:table-cell>
          <table:table-cell/>
          <table:table-cell table:style-name="ce3" office:value-type="float" office:value="0.99999999999999" calcext:value-type="float">
            <text:p>1</text:p>
          </table:table-cell>
          <table:table-cell table:style-name="ce3" office:value-type="float" office:value="-0.0000000000125055521493778" calcext:value-type="float">
            <text:p>-1.25055521493778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21801" calcext:value-type="float">
            <text:p>1244.419645218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21801" calcext:value-type="float">
            <text:p>-1.24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672" calcext:value-type="float">
            <text:p>0.2868186661</text:p>
          </table:table-cell>
          <table:table-cell/>
          <table:table-cell table:style-name="ce3" office:value-type="float" office:value="0.28681866605838" calcext:value-type="float">
            <text:p>0.2868186661</text:p>
          </table:table-cell>
          <table:table-cell/>
          <table:table-cell table:style-name="ce3" office:value-type="float" office:value="0.999999999994211" calcext:value-type="float">
            <text:p>1</text:p>
          </table:table-cell>
          <table:table-cell table:style-name="ce3" office:value-type="float" office:value="-0.00000000000166044955562938" calcext:value-type="float">
            <text:p>-1.66044955562938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65990147" calcext:value-type="float">
            <text:p>0.28681866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65990147" calcext:value-type="float">
            <text:p>-2.87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658" calcext:value-type="float">
            <text:p>2.205373963</text:p>
          </table:table-cell>
          <table:table-cell/>
          <table:table-cell table:style-name="ce3" office:value-type="float" office:value="2.20537396299629" calcext:value-type="float">
            <text:p>2.205373963</text:p>
          </table:table-cell>
          <table:table-cell/>
          <table:table-cell table:style-name="ce3" office:value-type="float" office:value="1.00000000000013" calcext:value-type="float">
            <text:p>1</text:p>
          </table:table-cell>
          <table:table-cell table:style-name="ce3" office:value-type="float" office:value="0.000000000000289102075612391" calcext:value-type="float">
            <text:p>2.89102075612391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6301468" calcext:value-type="float">
            <text:p>2.205373963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6301468" calcext:value-type="float">
            <text:p>-2.21E+000</text:p>
          </table:table-cell>
          <table:table-cell/>
          <table:table-cell table:style-name="ce3" table:formula="of:=SQRT([.D24]*[.D24]+[.D25]*[.D25]+[.D26]*[.D26])" office:value-type="float" office:value="2.3773028473232" calcext:value-type="float">
            <text:p>2.3773028473</text:p>
          </table:table-cell>
          <table:table-cell/>
          <table:table-cell table:style-name="ce3" table:formula="of:=SQRT([.F24]*[.F24]+[.F25]*[.F25]+[.F26]*[.F26])" office:value-type="float" office:value="2.37730284732323" calcext:value-type="float">
            <text:p>2.3773028473</text:p>
          </table:table-cell>
          <table:table-cell/>
          <table:table-cell table:formula="of:=[.T25]/[.V25]" office:value-type="float" office:value="0.999999999999986" calcext:value-type="float">
            <text:p>1</text:p>
          </table:table-cell>
          <table:table-cell table:formula="of:=[.T25]-[.V25]" office:value-type="float" office:value="-0.0000000000000337507799486048" calcext:value-type="float">
            <text:p>-3.37507799486048E-01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2089" calcext:value-type="float">
            <text:p>0.8400175975</text:p>
          </table:table-cell>
          <table:table-cell/>
          <table:table-cell table:style-name="ce3" office:value-type="float" office:value="0.840017597452378" calcext:value-type="float">
            <text:p>0.8400175975</text:p>
          </table:table-cell>
          <table:table-cell/>
          <table:table-cell table:style-name="ce3" office:value-type="float" office:value="0.999999999999656" calcext:value-type="float">
            <text:p>1</text:p>
          </table:table-cell>
          <table:table-cell table:style-name="ce3" office:value-type="float" office:value="-0.000000000000288546964100078" calcext:value-type="float">
            <text:p>-2.88546964100078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7444398" calcext:value-type="float">
            <text:p>0.8400175974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7444398" calcext:value-type="float">
            <text:p>-8.40E-0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98951966012828" calcext:value-type="float">
            <text:p>1.9895196601282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8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8" calcext:value-type="float">
            <text:p>847.049905389</text:p>
          </table:table-cell>
          <table:table-cell/>
          <table:table-cell table:style-name="ce3" office:value-type="float" office:value="847.04990538694" calcext:value-type="float">
            <text:p>847.0499053869</text:p>
          </table:table-cell>
          <table:table-cell/>
          <table:table-cell table:style-name="ce3" office:value-type="float" office:value="1.00000000000241" calcext:value-type="float">
            <text:p>1</text:p>
          </table:table-cell>
          <table:table-cell table:style-name="ce3" office:value-type="float" office:value="0.00000000204045136342756" calcext:value-type="float">
            <text:p>0.00000000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538694" calcext:value-type="float">
            <text:p>847.0499053869</text:p>
          </table:table-cell>
          <table:table-cell/>
          <table:table-cell table:style-name="ce4" table:formula="of:=[.F21]" office:value-type="float" office:value="847.04990538903" calcext:value-type="float">
            <text:p>847.049905389</text:p>
          </table:table-cell>
          <table:table-cell/>
          <table:table-cell table:formula="of:=[.M33]/[.O33]" office:value-type="float" office:value="0.999999999997533" calcext:value-type="float">
            <text:p>1</text:p>
          </table:table-cell>
          <table:table-cell table:formula="of:=[.M33]-[.O33]" office:value-type="float" office:value="-0.00000000208990513783647" calcext:value-type="float">
            <text:p>-2.09E-009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3" calcext:value-type="float">
            <text:p>3129.6692111407</text:p>
          </table:table-cell>
          <table:table-cell/>
          <table:table-cell table:style-name="ce3" office:value-type="float" office:value="3129.66921114138" calcext:value-type="float">
            <text:p>3129.6692111414</text:p>
          </table:table-cell>
          <table:table-cell/>
          <table:table-cell table:style-name="ce3" office:value-type="float" office:value="0.999999999999793" calcext:value-type="float">
            <text:p>1</text:p>
          </table:table-cell>
          <table:table-cell table:style-name="ce3" office:value-type="float" office:value="-0.000000000646650732960552" calcext:value-type="float">
            <text:p>-6.46650732960552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114138" calcext:value-type="float">
            <text:p>3129.6692111414</text:p>
          </table:table-cell>
          <table:table-cell/>
          <table:table-cell table:style-name="ce4" table:formula="of:=[.F22]" office:value-type="float" office:value="3129.66921114072" calcext:value-type="float">
            <text:p>3129.6692111407</text:p>
          </table:table-cell>
          <table:table-cell/>
          <table:table-cell table:formula="of:=[.M34]/[.O34]" office:value-type="float" office:value="1.00000000000021" calcext:value-type="float">
            <text:p>1</text:p>
          </table:table-cell>
          <table:table-cell table:formula="of:=[.M34]-[.O34]" office:value-type="float" office:value="0.000000000659838406136259" calcext:value-type="float">
            <text:p>6.60E-010</text:p>
          </table:table-cell>
          <table:table-cell/>
          <table:table-cell table:style-name="ce3" table:formula="of:=SQRT([.D33]*[.D33]+[.D34]*[.D34]+[.D35]*[.D35])" office:value-type="float" office:value="3472.88110461426" calcext:value-type="float">
            <text:p>3472.8811046143</text:p>
          </table:table-cell>
          <table:table-cell/>
          <table:table-cell table:style-name="ce3" table:formula="of:=SQRT([.F33]*[.F33]+[.F34]*[.F34]+[.F35]*[.F35])" office:value-type="float" office:value="3472.88110461427" calcext:value-type="float">
            <text:p>3472.8811046143</text:p>
          </table:table-cell>
          <table:table-cell/>
          <table:table-cell table:formula="of:=[.T34]/[.V34]" office:value-type="float" office:value="0.999999999999995" calcext:value-type="float">
            <text:p>1</text:p>
          </table:table-cell>
          <table:table-cell table:formula="of:=[.T34]-[.V34]" office:value-type="float" office:value="-0.0000000000163709046319127" calcext:value-type="float">
            <text:p>-1.63709046319127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1" calcext:value-type="float">
            <text:p>1244.4196452182</text:p>
          </table:table-cell>
          <table:table-cell/>
          <table:table-cell table:style-name="ce3" office:value-type="float" office:value="1244.41964521801" calcext:value-type="float">
            <text:p>1244.419645218</text:p>
          </table:table-cell>
          <table:table-cell/>
          <table:table-cell table:style-name="ce3" office:value-type="float" office:value="1.00000000000016" calcext:value-type="float">
            <text:p>1</text:p>
          </table:table-cell>
          <table:table-cell table:style-name="ce3" office:value-type="float" office:value="0.000000000200770955416374" calcext:value-type="float">
            <text:p>2.00770955416374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521801" calcext:value-type="float">
            <text:p>1244.419645218</text:p>
          </table:table-cell>
          <table:table-cell/>
          <table:table-cell table:style-name="ce4" table:formula="of:=[.F23]" office:value-type="float" office:value="1244.41964521822" calcext:value-type="float">
            <text:p>1244.4196452182</text:p>
          </table:table-cell>
          <table:table-cell/>
          <table:table-cell table:formula="of:=[.M35]/[.O35]" office:value-type="float" office:value="0.999999999999831" calcext:value-type="float">
            <text:p>1</text:p>
          </table:table-cell>
          <table:table-cell table:formula="of:=[.M35]-[.O35]" office:value-type="float" office:value="-0.000000000210093276109546" calcext:value-type="float">
            <text:p>-2.10E-01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672" calcext:value-type="float">
            <text:p>0.2868186661</text:p>
          </table:table-cell>
          <table:table-cell/>
          <table:table-cell table:style-name="ce3" office:value-type="float" office:value="0.286818665990147" calcext:value-type="float">
            <text:p>0.286818666</text:p>
          </table:table-cell>
          <table:table-cell/>
          <table:table-cell table:style-name="ce3" office:value-type="float" office:value="1.00000000023211" calcext:value-type="float">
            <text:p>1.0000000002</text:p>
          </table:table-cell>
          <table:table-cell table:style-name="ce3" office:value-type="float" office:value="0.0000000000665726918036569" calcext:value-type="float">
            <text:p>6.65726918036569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665990147" calcext:value-type="float">
            <text:p>0.286818666</text:p>
          </table:table-cell>
          <table:table-cell/>
          <table:table-cell table:style-name="ce4" table:formula="of:=[.F24]" office:value-type="float" office:value="0.28681866605838" calcext:value-type="float">
            <text:p>0.2868186661</text:p>
          </table:table-cell>
          <table:table-cell/>
          <table:table-cell table:formula="of:=[.M36]/[.O36]" office:value-type="float" office:value="0.999999999762104" calcext:value-type="float">
            <text:p>0.9999999998</text:p>
          </table:table-cell>
          <table:table-cell table:formula="of:=[.M36]-[.O36]" office:value-type="float" office:value="-0.0000000000682329748258326" calcext:value-type="float">
            <text:p>-6.82E-01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658" calcext:value-type="float">
            <text:p>2.205373963</text:p>
          </table:table-cell>
          <table:table-cell/>
          <table:table-cell table:style-name="ce3" office:value-type="float" office:value="2.20537396301468" calcext:value-type="float">
            <text:p>2.205373963</text:p>
          </table:table-cell>
          <table:table-cell/>
          <table:table-cell table:style-name="ce3" office:value-type="float" office:value="0.999999999991792" calcext:value-type="float">
            <text:p>1</text:p>
          </table:table-cell>
          <table:table-cell table:style-name="ce3" office:value-type="float" office:value="-0.0000000000181010761934886" calcext:value-type="float">
            <text:p>-1.81010761934886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96301468" calcext:value-type="float">
            <text:p>2.205373963</text:p>
          </table:table-cell>
          <table:table-cell/>
          <table:table-cell table:style-name="ce4" table:formula="of:=[.F25]" office:value-type="float" office:value="2.20537396299629" calcext:value-type="float">
            <text:p>2.205373963</text:p>
          </table:table-cell>
          <table:table-cell/>
          <table:table-cell table:formula="of:=[.M37]/[.O37]" office:value-type="float" office:value="1.00000000000834" calcext:value-type="float">
            <text:p>1</text:p>
          </table:table-cell>
          <table:table-cell table:formula="of:=[.M37]-[.O37]" office:value-type="float" office:value="0.0000000000183897341798911" calcext:value-type="float">
            <text:p>1.84E-011</text:p>
          </table:table-cell>
          <table:table-cell/>
          <table:table-cell table:style-name="ce3" table:formula="of:=SQRT([.D36]*[.D36]+[.D37]*[.D37]+[.D38]*[.D38])" office:value-type="float" office:value="2.3773028473232" calcext:value-type="float">
            <text:p>2.3773028473</text:p>
          </table:table-cell>
          <table:table-cell/>
          <table:table-cell table:style-name="ce3" table:formula="of:=SQRT([.F36]*[.F36]+[.F37]*[.F37]+[.F38]*[.F38])" office:value-type="float" office:value="2.37730284732924" calcext:value-type="float">
            <text:p>2.3773028473</text:p>
          </table:table-cell>
          <table:table-cell/>
          <table:table-cell table:formula="of:=[.T37]/[.V37]" office:value-type="float" office:value="0.999999999997459" calcext:value-type="float">
            <text:p>1</text:p>
          </table:table-cell>
          <table:table-cell table:formula="of:=[.T37]-[.V37]" office:value-type="float" office:value="-0.00000000000604138961080025" calcext:value-type="float">
            <text:p>-6.04138961080025E-01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2089" calcext:value-type="float">
            <text:p>0.8400175975</text:p>
          </table:table-cell>
          <table:table-cell/>
          <table:table-cell table:style-name="ce3" office:value-type="float" office:value="0.840017597444398" calcext:value-type="float">
            <text:p>0.8400175974</text:p>
          </table:table-cell>
          <table:table-cell/>
          <table:table-cell table:style-name="ce3" office:value-type="float" office:value="1.00000000000916" calcext:value-type="float">
            <text:p>1</text:p>
          </table:table-cell>
          <table:table-cell table:style-name="ce3" office:value-type="float" office:value="0.00000000000769184715920801" calcext:value-type="float">
            <text:p>7.69184715920801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97444398" calcext:value-type="float">
            <text:p>0.8400175974</text:p>
          </table:table-cell>
          <table:table-cell/>
          <table:table-cell table:style-name="ce4" table:formula="of:=[.F26]" office:value-type="float" office:value="0.840017597452378" calcext:value-type="float">
            <text:p>0.8400175975</text:p>
          </table:table-cell>
          <table:table-cell/>
          <table:table-cell table:formula="of:=[.M38]/[.O38]" office:value-type="float" office:value="0.9999999999905" calcext:value-type="float">
            <text:p>1</text:p>
          </table:table-cell>
          <table:table-cell table:formula="of:=[.M38]-[.O38]" office:value-type="float" office:value="-0.00000000000797995003409824" calcext:value-type="float">
            <text:p>-7.98E-0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0667910171614494" calcext:value-type="float">
            <text:p>6.6791017161449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22" calcext:value-type="float">
            <text:p>322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2" calcext:value-type="float">
            <text:p>0.02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8" calcext:value-type="float">
            <text:p>847.049905389</text:p>
          </table:table-cell>
          <table:table-cell/>
          <table:table-cell table:style-name="ce3" office:value-type="float" office:value="847.049905388783" calcext:value-type="float">
            <text:p>847.0499053888</text:p>
          </table:table-cell>
          <table:table-cell/>
          <table:table-cell table:style-name="ce3" office:value-type="float" office:value="1.00000000000023" calcext:value-type="float">
            <text:p>1</text:p>
          </table:table-cell>
          <table:table-cell table:style-name="ce3" office:value-type="float" office:value="0.00000000019770141079789" calcext:value-type="float">
            <text:p>1.9770141079789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49905388783" calcext:value-type="float">
            <text:p>847.0499053888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388783" calcext:value-type="float">
            <text:p>-8.47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3" calcext:value-type="float">
            <text:p>3129.6692111407</text:p>
          </table:table-cell>
          <table:table-cell/>
          <table:table-cell table:style-name="ce3" office:value-type="float" office:value="3129.66921114078" calcext:value-type="float">
            <text:p>3129.6692111408</text:p>
          </table:table-cell>
          <table:table-cell/>
          <table:table-cell table:style-name="ce3" office:value-type="float" office:value="0.999999999999983" calcext:value-type="float">
            <text:p>1</text:p>
          </table:table-cell>
          <table:table-cell table:style-name="ce3" office:value-type="float" office:value="-0.0000000000545696821063757" calcext:value-type="float">
            <text:p>-5.45696821063757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9.66921114078" calcext:value-type="float">
            <text:p>3129.6692111408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14078" calcext:value-type="float">
            <text:p>-3.13E+003</text:p>
          </table:table-cell>
          <table:table-cell/>
          <table:table-cell table:style-name="ce3" table:formula="of:=SQRT([.D45]*[.D45]+[.D46]*[.D46]+[.D47]*[.D47])" office:value-type="float" office:value="3472.88110461426" calcext:value-type="float">
            <text:p>3472.8811046143</text:p>
          </table:table-cell>
          <table:table-cell/>
          <table:table-cell table:style-name="ce3" table:formula="of:=SQRT([.F45]*[.F45]+[.F46]*[.F46]+[.F47]*[.F47])" office:value-type="float" office:value="3472.88110461425" calcext:value-type="float">
            <text:p>3472.8811046143</text:p>
          </table:table-cell>
          <table:table-cell/>
          <table:table-cell table:formula="of:=[.T46]/[.V46]" office:value-type="float" office:value="1" calcext:value-type="float">
            <text:p>1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1" calcext:value-type="float">
            <text:p>1244.4196452182</text:p>
          </table:table-cell>
          <table:table-cell/>
          <table:table-cell table:style-name="ce3" office:value-type="float" office:value="1244.4196452182" calcext:value-type="float">
            <text:p>1244.4196452182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750333128962666" calcext:value-type="float">
            <text:p>7.50333128962666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4196452182" calcext:value-type="float">
            <text:p>1244.4196452182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182" calcext:value-type="float">
            <text:p>-1.24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672" calcext:value-type="float">
            <text:p>0.2868186661</text:p>
          </table:table-cell>
          <table:table-cell/>
          <table:table-cell table:style-name="ce3" office:value-type="float" office:value="0.286818666050342" calcext:value-type="float">
            <text:p>0.2868186661</text:p>
          </table:table-cell>
          <table:table-cell/>
          <table:table-cell table:style-name="ce3" office:value-type="float" office:value="1.00000000002224" calcext:value-type="float">
            <text:p>1</text:p>
          </table:table-cell>
          <table:table-cell table:style-name="ce3" office:value-type="float" office:value="0.00000000000637789820956414" calcext:value-type="float">
            <text:p>6.37789820956414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286818666050342" calcext:value-type="float">
            <text:p>0.286818666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66050342" calcext:value-type="float">
            <text:p>-2.87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658" calcext:value-type="float">
            <text:p>2.205373963</text:p>
          </table:table-cell>
          <table:table-cell/>
          <table:table-cell table:style-name="ce3" office:value-type="float" office:value="2.20537396299843" calcext:value-type="float">
            <text:p>2.205373963</text:p>
          </table:table-cell>
          <table:table-cell/>
          <table:table-cell table:style-name="ce3" office:value-type="float" office:value="0.999999999999162" calcext:value-type="float">
            <text:p>1</text:p>
          </table:table-cell>
          <table:table-cell table:style-name="ce3" office:value-type="float" office:value="-0.00000000000184741111297626" calcext:value-type="float">
            <text:p>-1.84741111297626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20537396299843" calcext:value-type="float">
            <text:p>2.20537396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299843" calcext:value-type="float">
            <text:p>-2.21E+000</text:p>
          </table:table-cell>
          <table:table-cell/>
          <table:table-cell table:style-name="ce3" table:formula="of:=SQRT([.D48]*[.D48]+[.D49]*[.D49]+[.D50]*[.D50])" office:value-type="float" office:value="2.3773028473232" calcext:value-type="float">
            <text:p>2.3773028473</text:p>
          </table:table-cell>
          <table:table-cell/>
          <table:table-cell table:style-name="ce3" table:formula="of:=SQRT([.F48]*[.F48]+[.F49]*[.F49]+[.F50]*[.F50])" office:value-type="float" office:value="2.37730284732402" calcext:value-type="float">
            <text:p>2.3773028473</text:p>
          </table:table-cell>
          <table:table-cell/>
          <table:table-cell table:formula="of:=[.T49]/[.V49]" office:value-type="float" office:value="0.999999999999652" calcext:value-type="float">
            <text:p>1</text:p>
          </table:table-cell>
          <table:table-cell table:formula="of:=[.T49]-[.V49]" office:value-type="float" office:value="-0.000000000000827338197950667" calcext:value-type="float">
            <text:p>-8.27338197950667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2089" calcext:value-type="float">
            <text:p>0.8400175975</text:p>
          </table:table-cell>
          <table:table-cell/>
          <table:table-cell table:style-name="ce3" office:value-type="float" office:value="0.840017597451751" calcext:value-type="float">
            <text:p>0.8400175975</text:p>
          </table:table-cell>
          <table:table-cell/>
          <table:table-cell table:style-name="ce3" office:value-type="float" office:value="1.0000000000004" calcext:value-type="float">
            <text:p>1</text:p>
          </table:table-cell>
          <table:table-cell table:style-name="ce3" office:value-type="float" office:value="0.000000000000338395977905748" calcext:value-type="float">
            <text:p>3.38395977905748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0017597451751" calcext:value-type="float">
            <text:p>0.840017597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7451751" calcext:value-type="float">
            <text:p>-8.40E-0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98951966012828" calcext:value-type="float">
            <text:p>1.9895196601282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8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8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8783" calcext:value-type="float">
            <text:p>847.0499053888</text:p>
          </table:table-cell>
          <table:table-cell/>
          <table:table-cell table:style-name="ce4" table:formula="of:=[.F33]" office:value-type="float" office:value="847.04990538694" calcext:value-type="float">
            <text:p>847.0499053869</text:p>
          </table:table-cell>
          <table:table-cell/>
          <table:table-cell table:formula="of:=[.M57]/[.O57]" office:value-type="float" office:value="1.00000000000218" calcext:value-type="float">
            <text:p>1</text:p>
          </table:table-cell>
          <table:table-cell table:formula="of:=[.M57]-[.O57]" office:value-type="float" office:value="0.00000000184297732630512" calcext:value-type="float">
            <text:p>1.84E-00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078" calcext:value-type="float">
            <text:p>3129.6692111408</text:p>
          </table:table-cell>
          <table:table-cell/>
          <table:table-cell table:style-name="ce4" table:formula="of:=[.F34]" office:value-type="float" office:value="3129.66921114138" calcext:value-type="float">
            <text:p>3129.6692111414</text:p>
          </table:table-cell>
          <table:table-cell/>
          <table:table-cell table:formula="of:=[.M58]/[.O58]" office:value-type="float" office:value="0.999999999999808" calcext:value-type="float">
            <text:p>1</text:p>
          </table:table-cell>
          <table:table-cell table:formula="of:=[.M58]-[.O58]" office:value-type="float" office:value="-0.000000000599811755819246" calcext:value-type="float">
            <text:p>-6.00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2" calcext:value-type="float">
            <text:p>1244.4196452182</text:p>
          </table:table-cell>
          <table:table-cell/>
          <table:table-cell table:style-name="ce4" table:formula="of:=[.F35]" office:value-type="float" office:value="1244.41964521801" calcext:value-type="float">
            <text:p>1244.419645218</text:p>
          </table:table-cell>
          <table:table-cell/>
          <table:table-cell table:formula="of:=[.M59]/[.O59]" office:value-type="float" office:value="1.00000000000015" calcext:value-type="float">
            <text:p>1</text:p>
          </table:table-cell>
          <table:table-cell table:formula="of:=[.M59]-[.O59]" office:value-type="float" office:value="0.000000000190084392670542" calcext:value-type="float">
            <text:p>1.90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50342" calcext:value-type="float">
            <text:p>0.2868186661</text:p>
          </table:table-cell>
          <table:table-cell/>
          <table:table-cell table:style-name="ce4" table:formula="of:=[.F36]" office:value-type="float" office:value="0.286818665990147" calcext:value-type="float">
            <text:p>0.286818666</text:p>
          </table:table-cell>
          <table:table-cell/>
          <table:table-cell table:formula="of:=[.M60]/[.O60]" office:value-type="float" office:value="1.00000000020987" calcext:value-type="float">
            <text:p>1.0000000002</text:p>
          </table:table-cell>
          <table:table-cell table:formula="of:=[.M60]-[.O60]" office:value-type="float" office:value="0.0000000000601949601275464" calcext:value-type="float">
            <text:p>6.02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9843" calcext:value-type="float">
            <text:p>2.205373963</text:p>
          </table:table-cell>
          <table:table-cell/>
          <table:table-cell table:style-name="ce4" table:formula="of:=[.F37]" office:value-type="float" office:value="2.20537396301468" calcext:value-type="float">
            <text:p>2.205373963</text:p>
          </table:table-cell>
          <table:table-cell/>
          <table:table-cell table:formula="of:=[.M61]/[.O61]" office:value-type="float" office:value="0.999999999992632" calcext:value-type="float">
            <text:p>1</text:p>
          </table:table-cell>
          <table:table-cell table:formula="of:=[.M61]-[.O61]" office:value-type="float" office:value="-0.0000000000162496682776236" calcext:value-type="float">
            <text:p>-1.62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1751" calcext:value-type="float">
            <text:p>0.8400175975</text:p>
          </table:table-cell>
          <table:table-cell/>
          <table:table-cell table:style-name="ce4" table:formula="of:=[.F38]" office:value-type="float" office:value="0.840017597444398" calcext:value-type="float">
            <text:p>0.8400175974</text:p>
          </table:table-cell>
          <table:table-cell/>
          <table:table-cell table:formula="of:=[.M62]/[.O62]" office:value-type="float" office:value="1.00000000000875" calcext:value-type="float">
            <text:p>1</text:p>
          </table:table-cell>
          <table:table-cell table:formula="of:=[.M62]-[.O62]" office:value-type="float" office:value="0.00000000000735300709209241" calcext:value-type="float">
            <text:p>7.35E-0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8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8783" calcext:value-type="float">
            <text:p>847.0499053888</text:p>
          </table:table-cell>
          <table:table-cell/>
          <table:table-cell table:style-name="ce4" table:formula="of:=[.F21]" office:value-type="float" office:value="847.04990538903" calcext:value-type="float">
            <text:p>847.049905389</text:p>
          </table:table-cell>
          <table:table-cell/>
          <table:table-cell table:formula="of:=[.M69]/[.O69]" office:value-type="float" office:value="0.999999999999708" calcext:value-type="float">
            <text:p>1</text:p>
          </table:table-cell>
          <table:table-cell table:formula="of:=[.M69]-[.O69]" office:value-type="float" office:value="-0.00000000024692781153135" calcext:value-type="float">
            <text:p>-2.47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078" calcext:value-type="float">
            <text:p>3129.6692111408</text:p>
          </table:table-cell>
          <table:table-cell/>
          <table:table-cell table:style-name="ce4" table:formula="of:=[.F22]" office:value-type="float" office:value="3129.66921114072" calcext:value-type="float">
            <text:p>3129.6692111407</text:p>
          </table:table-cell>
          <table:table-cell/>
          <table:table-cell table:formula="of:=[.M70]/[.O70]" office:value-type="float" office:value="1.00000000000002" calcext:value-type="float">
            <text:p>1</text:p>
          </table:table-cell>
          <table:table-cell table:formula="of:=[.M70]-[.O70]" office:value-type="float" office:value="0.0000000000600266503170133" calcext:value-type="float">
            <text:p>6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2" calcext:value-type="float">
            <text:p>1244.4196452182</text:p>
          </table:table-cell>
          <table:table-cell/>
          <table:table-cell table:style-name="ce4" table:formula="of:=[.F23]" office:value-type="float" office:value="1244.41964521822" calcext:value-type="float">
            <text:p>1244.4196452182</text:p>
          </table:table-cell>
          <table:table-cell/>
          <table:table-cell table:formula="of:=[.M71]/[.O71]" office:value-type="float" office:value="0.999999999999984" calcext:value-type="float">
            <text:p>1</text:p>
          </table:table-cell>
          <table:table-cell table:formula="of:=[.M71]-[.O71]" office:value-type="float" office:value="-0.0000000000200088834390044" calcext:value-type="float">
            <text:p>-2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50342" calcext:value-type="float">
            <text:p>0.2868186661</text:p>
          </table:table-cell>
          <table:table-cell/>
          <table:table-cell table:style-name="ce4" table:formula="of:=[.F24]" office:value-type="float" office:value="0.28681866605838" calcext:value-type="float">
            <text:p>0.2868186661</text:p>
          </table:table-cell>
          <table:table-cell/>
          <table:table-cell table:formula="of:=[.M72]/[.O72]" office:value-type="float" office:value="0.999999999971975" calcext:value-type="float">
            <text:p>1</text:p>
          </table:table-cell>
          <table:table-cell table:formula="of:=[.M72]-[.O72]" office:value-type="float" office:value="-0.00000000000803801469828613" calcext:value-type="float">
            <text:p>-8.04E-0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9843" calcext:value-type="float">
            <text:p>2.205373963</text:p>
          </table:table-cell>
          <table:table-cell/>
          <table:table-cell table:style-name="ce4" table:formula="of:=[.F25]" office:value-type="float" office:value="2.20537396299629" calcext:value-type="float">
            <text:p>2.205373963</text:p>
          </table:table-cell>
          <table:table-cell/>
          <table:table-cell table:formula="of:=[.M73]/[.O73]" office:value-type="float" office:value="1.00000000000097" calcext:value-type="float">
            <text:p>1</text:p>
          </table:table-cell>
          <table:table-cell table:formula="of:=[.M73]-[.O73]" office:value-type="float" office:value="0.00000000000214006590226745" calcext:value-type="float">
            <text:p>2.14E-0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1751" calcext:value-type="float">
            <text:p>0.8400175975</text:p>
          </table:table-cell>
          <table:table-cell/>
          <table:table-cell table:style-name="ce4" table:formula="of:=[.F26]" office:value-type="float" office:value="0.840017597452378" calcext:value-type="float">
            <text:p>0.8400175975</text:p>
          </table:table-cell>
          <table:table-cell/>
          <table:table-cell table:formula="of:=[.M74]/[.O74]" office:value-type="float" office:value="0.999999999999254" calcext:value-type="float">
            <text:p>1</text:p>
          </table:table-cell>
          <table:table-cell table:formula="of:=[.M74]-[.O74]" office:value-type="float" office:value="-0.000000000000626942942005826" calcext:value-type="float">
            <text:p>-6.27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77 sec tol. 1e-14'.C5]" office:value-type="string" office:string-value="Latitude = " calcext:value-type="string">
            <text:p>Latitude = </text:p>
          </table:table-cell>
          <table:table-cell table:style-name="ce1" table:formula="of:=['After 77 sec tol. 1e-14'.D5]" office:value-type="float" office:value="21" calcext:value-type="float">
            <text:p>21</text:p>
          </table:table-cell>
          <table:table-cell table:style-name="ce1" table:formula="of:=['After 77 sec tol. 1e-14'.E5]" office:value-type="string" office:string-value="Longitude = " calcext:value-type="string">
            <text:p>Longitude = </text:p>
          </table:table-cell>
          <table:table-cell table:style-name="ce1" table:formula="of:=['After 77 sec tol. 1e-14'.F5]" office:value-type="float" office:value="74.5" calcext:value-type="float">
            <text:p>74.5</text:p>
          </table:table-cell>
          <table:table-cell table:style-name="ce1" table:formula="of:=['After 77 sec tol. 1e-14'.G5]" office:value-type="string" office:string-value="FPA = " calcext:value-type="string">
            <text:p>FPA = </text:p>
          </table:table-cell>
          <table:table-cell table:style-name="ce1" table:formula="of:=['After 77 sec tol. 1e-14'.H5]" office:value-type="float" office:value="89" calcext:value-type="float">
            <text:p>89</text:p>
          </table:table-cell>
          <table:table-cell table:style-name="ce1" table:formula="of:=['After 77 sec tol. 1e-14'.I5]" office:value-type="string" office:string-value="Azimuth = " calcext:value-type="string">
            <text:p>Azimuth = </text:p>
          </table:table-cell>
          <table:table-cell table:style-name="ce1" table:formula="of:=['After 77 sec tol. 1e-14'.J5]" office:value-type="float" office:value="90" calcext:value-type="float">
            <text:p>90</text:p>
          </table:table-cell>
          <table:table-cell table:style-name="ce1" table:formula="of:=['After 77 sec tol. 1e-14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4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8977" calcext:value-type="float">
            <text:p>847.049905389</text:p>
          </table:table-cell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8977" calcext:value-type="float">
            <text:p>847.04990538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388894" calcext:value-type="float">
            <text:p>847.049905388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388894" calcext:value-type="float">
            <text:p>-8.4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073" calcext:value-type="float">
            <text:p>3129.6692111407</text:p>
          </table:table-cell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073" calcext:value-type="float">
            <text:p>3129.66921114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4076" calcext:value-type="float">
            <text:p>3129.6692111408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4076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21" calcext:value-type="float">
            <text:p>1244.4196452182</text:p>
          </table:table-cell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21" calcext:value-type="float">
            <text:p>1244.419645218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82" calcext:value-type="float">
            <text:p>1244.4196452182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182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56734" calcext:value-type="float">
            <text:p>0.2868186661</text:p>
          </table:table-cell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6734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6053961" calcext:value-type="float">
            <text:p>0.286818666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6053961" calcext:value-type="float">
            <text:p>-2.8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299662" calcext:value-type="float">
            <text:p>2.205373963</text:p>
          </table:table-cell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299662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299755" calcext:value-type="float">
            <text:p>2.20537396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299755" calcext:value-type="float">
            <text:p>-2.2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52111" calcext:value-type="float">
            <text:p>0.8400175975</text:p>
          </table:table-cell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2111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451796" calcext:value-type="float">
            <text:p>0.840017597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451796" calcext:value-type="float">
            <text:p>-8.4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7" calcext:value-type="float">
            <text:p>37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77" calcext:value-type="float">
            <text:p>847.049905389</text:p>
          </table:table-cell>
          <table:table-cell/>
          <table:table-cell table:style-name="ce3" office:value-type="float" office:value="847.049905388894" calcext:value-type="float">
            <text:p>847.0499053889</text:p>
          </table:table-cell>
          <table:table-cell/>
          <table:table-cell table:style-name="ce3" office:value-type="float" office:value="1.0000000000001" calcext:value-type="float">
            <text:p>1</text:p>
          </table:table-cell>
          <table:table-cell table:style-name="ce3" office:value-type="float" office:value="0.0000000000834461388876662" calcext:value-type="float">
            <text:p>8.34461388876662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388582" calcext:value-type="float">
            <text:p>847.0499053886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388582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3" calcext:value-type="float">
            <text:p>3129.6692111407</text:p>
          </table:table-cell>
          <table:table-cell/>
          <table:table-cell table:style-name="ce3" office:value-type="float" office:value="3129.66921114076" calcext:value-type="float">
            <text:p>3129.6692111408</text:p>
          </table:table-cell>
          <table:table-cell/>
          <table:table-cell table:style-name="ce3" office:value-type="float" office:value="0.99999999999999" calcext:value-type="float">
            <text:p>1</text:p>
          </table:table-cell>
          <table:table-cell table:style-name="ce3" office:value-type="float" office:value="-0.0000000000304680725093931" calcext:value-type="float">
            <text:p>-3.04680725093931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14085" calcext:value-type="float">
            <text:p>3129.6692111409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14085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1" calcext:value-type="float">
            <text:p>1244.4196452182</text:p>
          </table:table-cell>
          <table:table-cell/>
          <table:table-cell table:style-name="ce3" office:value-type="float" office:value="1244.4196452182" calcext:value-type="float">
            <text:p>1244.4196452182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727595761418343" calcext:value-type="float">
            <text:p>7.27595761418343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21817" calcext:value-type="float">
            <text:p>1244.4196452182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21817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6734" calcext:value-type="float">
            <text:p>0.2868186661</text:p>
          </table:table-cell>
          <table:table-cell/>
          <table:table-cell table:style-name="ce3" office:value-type="float" office:value="0.286818666053961" calcext:value-type="float">
            <text:p>0.2868186661</text:p>
          </table:table-cell>
          <table:table-cell/>
          <table:table-cell table:style-name="ce3" office:value-type="float" office:value="1.00000000000967" calcext:value-type="float">
            <text:p>1</text:p>
          </table:table-cell>
          <table:table-cell table:style-name="ce3" office:value-type="float" office:value="0.00000000000277311507090872" calcext:value-type="float">
            <text:p>2.77311507090872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66043862" calcext:value-type="float">
            <text:p>0.28681866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66043862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662" calcext:value-type="float">
            <text:p>2.205373963</text:p>
          </table:table-cell>
          <table:table-cell/>
          <table:table-cell table:style-name="ce3" office:value-type="float" office:value="2.20537396299755" calcext:value-type="float">
            <text:p>2.205373963</text:p>
          </table:table-cell>
          <table:table-cell/>
          <table:table-cell table:style-name="ce3" office:value-type="float" office:value="0.999999999999582" calcext:value-type="float">
            <text:p>1</text:p>
          </table:table-cell>
          <table:table-cell table:style-name="ce3" office:value-type="float" office:value="-0.00000000000092148511043888" calcext:value-type="float">
            <text:p>-9.2148511043888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6300027" calcext:value-type="float">
            <text:p>2.205373963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6300027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2111" calcext:value-type="float">
            <text:p>0.8400175975</text:p>
          </table:table-cell>
          <table:table-cell/>
          <table:table-cell table:style-name="ce3" office:value-type="float" office:value="0.840017597451796" calcext:value-type="float">
            <text:p>0.8400175975</text:p>
          </table:table-cell>
          <table:table-cell/>
          <table:table-cell table:style-name="ce3" office:value-type="float" office:value="1.00000000000037" calcext:value-type="float">
            <text:p>1</text:p>
          </table:table-cell>
          <table:table-cell table:style-name="ce3" office:value-type="float" office:value="0.000000000000314082093666457" calcext:value-type="float">
            <text:p>3.14082093666457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7450589" calcext:value-type="float">
            <text:p>0.8400175975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7450589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227373675443232" calcext:value-type="float">
            <text:p>-2.2737367544323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4" calcext:value-type="float">
            <text:p>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77" calcext:value-type="float">
            <text:p>847.049905389</text:p>
          </table:table-cell>
          <table:table-cell/>
          <table:table-cell table:style-name="ce3" office:value-type="float" office:value="847.049905388582" calcext:value-type="float">
            <text:p>847.0499053886</text:p>
          </table:table-cell>
          <table:table-cell/>
          <table:table-cell table:style-name="ce3" office:value-type="float" office:value="1.00000000000047" calcext:value-type="float">
            <text:p>1</text:p>
          </table:table-cell>
          <table:table-cell table:style-name="ce3" office:value-type="float" office:value="0.000000000395630195271224" calcext:value-type="float">
            <text:p>3.95630195271224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5388582" calcext:value-type="float">
            <text:p>847.0499053886</text:p>
          </table:table-cell>
          <table:table-cell/>
          <table:table-cell table:style-name="ce4" table:formula="of:=[.F21]" office:value-type="float" office:value="847.049905388894" calcext:value-type="float">
            <text:p>847.0499053889</text:p>
          </table:table-cell>
          <table:table-cell/>
          <table:table-cell table:formula="of:=[.M33]/[.O33]" office:value-type="float" office:value="0.999999999999632" calcext:value-type="float">
            <text:p>1</text:p>
          </table:table-cell>
          <table:table-cell table:formula="of:=[.M33]-[.O33]" office:value-type="float" office:value="-0.000000000311956682708114" calcext:value-type="float">
            <text:p>-3.12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3" calcext:value-type="float">
            <text:p>3129.6692111407</text:p>
          </table:table-cell>
          <table:table-cell/>
          <table:table-cell table:style-name="ce3" office:value-type="float" office:value="3129.66921114085" calcext:value-type="float">
            <text:p>3129.6692111409</text:p>
          </table:table-cell>
          <table:table-cell/>
          <table:table-cell table:style-name="ce3" office:value-type="float" office:value="0.999999999999961" calcext:value-type="float">
            <text:p>1</text:p>
          </table:table-cell>
          <table:table-cell table:style-name="ce3" office:value-type="float" office:value="-0.000000000122781784739345" calcext:value-type="float">
            <text:p>-1.22781784739345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114085" calcext:value-type="float">
            <text:p>3129.6692111409</text:p>
          </table:table-cell>
          <table:table-cell/>
          <table:table-cell table:style-name="ce4" table:formula="of:=[.F22]" office:value-type="float" office:value="3129.66921114076" calcext:value-type="float">
            <text:p>3129.6692111408</text:p>
          </table:table-cell>
          <table:table-cell/>
          <table:table-cell table:formula="of:=[.M34]/[.O34]" office:value-type="float" office:value="1.00000000000003" calcext:value-type="float">
            <text:p>1</text:p>
          </table:table-cell>
          <table:table-cell table:formula="of:=[.M34]-[.O34]" office:value-type="float" office:value="0.0000000000900399754755199" calcext:value-type="float">
            <text:p>9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1" calcext:value-type="float">
            <text:p>1244.4196452182</text:p>
          </table:table-cell>
          <table:table-cell/>
          <table:table-cell table:style-name="ce3" office:value-type="float" office:value="1244.41964521817" calcext:value-type="float">
            <text:p>1244.4196452182</text:p>
          </table:table-cell>
          <table:table-cell/>
          <table:table-cell table:style-name="ce3" office:value-type="float" office:value="1.00000000000003" calcext:value-type="float">
            <text:p>1</text:p>
          </table:table-cell>
          <table:table-cell table:style-name="ce3" office:value-type="float" office:value="0.0000000000375166564481333" calcext:value-type="float">
            <text:p>3.75166564481333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521817" calcext:value-type="float">
            <text:p>1244.4196452182</text:p>
          </table:table-cell>
          <table:table-cell/>
          <table:table-cell table:style-name="ce4" table:formula="of:=[.F23]" office:value-type="float" office:value="1244.4196452182" calcext:value-type="float">
            <text:p>1244.4196452182</text:p>
          </table:table-cell>
          <table:table-cell/>
          <table:table-cell table:formula="of:=[.M35]/[.O35]" office:value-type="float" office:value="0.999999999999976" calcext:value-type="float">
            <text:p>1</text:p>
          </table:table-cell>
          <table:table-cell table:formula="of:=[.M35]-[.O35]" office:value-type="float" office:value="-0.0000000000300133251585066" calcext:value-type="float">
            <text:p>-3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6734" calcext:value-type="float">
            <text:p>0.2868186661</text:p>
          </table:table-cell>
          <table:table-cell/>
          <table:table-cell table:style-name="ce3" office:value-type="float" office:value="0.286818666043862" calcext:value-type="float">
            <text:p>0.286818666</text:p>
          </table:table-cell>
          <table:table-cell/>
          <table:table-cell table:style-name="ce3" office:value-type="float" office:value="1.00000000004488" calcext:value-type="float">
            <text:p>1</text:p>
          </table:table-cell>
          <table:table-cell table:style-name="ce3" office:value-type="float" office:value="0.0000000000128719257475041" calcext:value-type="float">
            <text:p>1.28719257475041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666043862" calcext:value-type="float">
            <text:p>0.286818666</text:p>
          </table:table-cell>
          <table:table-cell/>
          <table:table-cell table:style-name="ce4" table:formula="of:=[.F24]" office:value-type="float" office:value="0.286818666053961" calcext:value-type="float">
            <text:p>0.2868186661</text:p>
          </table:table-cell>
          <table:table-cell/>
          <table:table-cell table:formula="of:=[.M36]/[.O36]" office:value-type="float" office:value="0.99999999996479" calcext:value-type="float">
            <text:p>1</text:p>
          </table:table-cell>
          <table:table-cell table:formula="of:=[.M36]-[.O36]" office:value-type="float" office:value="-0.000000000010098977210049" calcext:value-type="float">
            <text:p>-1.01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662" calcext:value-type="float">
            <text:p>2.205373963</text:p>
          </table:table-cell>
          <table:table-cell/>
          <table:table-cell table:style-name="ce3" office:value-type="float" office:value="2.20537396300027" calcext:value-type="float">
            <text:p>2.205373963</text:p>
          </table:table-cell>
          <table:table-cell/>
          <table:table-cell table:style-name="ce3" office:value-type="float" office:value="0.999999999998346" calcext:value-type="float">
            <text:p>1</text:p>
          </table:table-cell>
          <table:table-cell table:style-name="ce3" office:value-type="float" office:value="-0.00000000000364774876970841" calcext:value-type="float">
            <text:p>-3.64774876970841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96300027" calcext:value-type="float">
            <text:p>2.205373963</text:p>
          </table:table-cell>
          <table:table-cell/>
          <table:table-cell table:style-name="ce4" table:formula="of:=[.F25]" office:value-type="float" office:value="2.20537396299755" calcext:value-type="float">
            <text:p>2.205373963</text:p>
          </table:table-cell>
          <table:table-cell/>
          <table:table-cell table:formula="of:=[.M37]/[.O37]" office:value-type="float" office:value="1.00000000000123" calcext:value-type="float">
            <text:p>1</text:p>
          </table:table-cell>
          <table:table-cell table:formula="of:=[.M37]-[.O37]" office:value-type="float" office:value="0.00000000000272004641033163" calcext:value-type="float">
            <text:p>2.72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2111" calcext:value-type="float">
            <text:p>0.8400175975</text:p>
          </table:table-cell>
          <table:table-cell/>
          <table:table-cell table:style-name="ce3" office:value-type="float" office:value="0.840017597450589" calcext:value-type="float">
            <text:p>0.8400175975</text:p>
          </table:table-cell>
          <table:table-cell/>
          <table:table-cell table:style-name="ce3" office:value-type="float" office:value="1.00000000000181" calcext:value-type="float">
            <text:p>1</text:p>
          </table:table-cell>
          <table:table-cell table:style-name="ce3" office:value-type="float" office:value="0.00000000000152156065524878" calcext:value-type="float">
            <text:p>1.52156065524878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97450589" calcext:value-type="float">
            <text:p>0.8400175975</text:p>
          </table:table-cell>
          <table:table-cell/>
          <table:table-cell table:style-name="ce4" table:formula="of:=[.F26]" office:value-type="float" office:value="0.840017597451796" calcext:value-type="float">
            <text:p>0.8400175975</text:p>
          </table:table-cell>
          <table:table-cell/>
          <table:table-cell table:formula="of:=[.M38]/[.O38]" office:value-type="float" office:value="0.999999999998563" calcext:value-type="float">
            <text:p>1</text:p>
          </table:table-cell>
          <table:table-cell table:formula="of:=[.M38]-[.O38]" office:value-type="float" office:value="-0.00000000000120703447237247" calcext:value-type="float">
            <text:p>-1.21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227373675443232" calcext:value-type="float">
            <text:p>-2.2737367544323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11" calcext:value-type="float">
            <text:p>51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3" calcext:value-type="float">
            <text:p>0.03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977" calcext:value-type="float">
            <text:p>847.04990538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073" calcext:value-type="float">
            <text:p>3129.669211140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21" calcext:value-type="float">
            <text:p>1244.419645218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6734" calcext:value-type="float">
            <text:p>0.28681866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299662" calcext:value-type="float">
            <text:p>2.20537396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2111" calcext:value-type="float">
            <text:p>0.840017597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388582" calcext:value-type="float">
            <text:p>847.0499053886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847.049905388582" calcext:value-type="float">
            <text:p>-8.47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14085" calcext:value-type="float">
            <text:p>3129.6692111409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3129.66921114085" calcext:value-type="float">
            <text:p>-3.13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21817" calcext:value-type="float">
            <text:p>1244.4196452182</text:p>
          </table:table-cell>
          <table:table-cell/>
          <table:table-cell table:formula="of:=[.M59]/[.O59]" office:value-type="float" office:value="0" calcext:value-type="float">
            <text:p>0</text:p>
          </table:table-cell>
          <table:table-cell table:formula="of:=[.M59]-[.O59]" office:value-type="float" office:value="-1244.41964521817" calcext:value-type="float">
            <text:p>-1.2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66043862" calcext:value-type="float">
            <text:p>0.286818666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0.286818666043862" calcext:value-type="float">
            <text:p>-2.8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6300027" calcext:value-type="float">
            <text:p>2.205373963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2.20537396300027" calcext:value-type="float">
            <text:p>-2.2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7450589" calcext:value-type="float">
            <text:p>0.8400175975</text:p>
          </table:table-cell>
          <table:table-cell/>
          <table:table-cell table:formula="of:=[.M62]/[.O62]" office:value-type="float" office:value="0" calcext:value-type="float">
            <text:p>0</text:p>
          </table:table-cell>
          <table:table-cell table:formula="of:=[.M62]-[.O62]" office:value-type="float" office:value="-0.840017597450589" calcext:value-type="float">
            <text:p>-8.40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388894" calcext:value-type="float">
            <text:p>847.0499053889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847.049905388894" calcext:value-type="float">
            <text:p>-8.47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4076" calcext:value-type="float">
            <text:p>3129.6692111408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129.66921114076" calcext:value-type="float">
            <text:p>-3.13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82" calcext:value-type="float">
            <text:p>1244.4196452182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244.4196452182" calcext:value-type="float">
            <text:p>-1.2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6053961" calcext:value-type="float">
            <text:p>0.2868186661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286818666053961" calcext:value-type="float">
            <text:p>-2.8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299755" calcext:value-type="float">
            <text:p>2.205373963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2.20537396299755" calcext:value-type="float">
            <text:p>-2.2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451796" calcext:value-type="float">
            <text:p>0.8400175975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840017597451796" calcext:value-type="float">
            <text:p>-8.40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09:50:49.642936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8-23T12:22:45.522667005</dc:date>
    <dc:creator>Stacha Petrovic</dc:creator>
    <meta:editing-duration>P58DT21H43M49S</meta:editing-duration>
    <meta:editing-cycles>1084</meta:editing-cycles>
    <meta:document-statistic meta:table-count="8" meta:cell-count="3433" meta:object-count="0"/>
    <meta:user-defined meta:name="qrichtext">1</meta:user-defined>
  </office:meta>
</office:document-meta>
</file>